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6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74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75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76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77" style:family="table-cell" style:parent-style-name="Default" style:data-style-name="N126"/>
    <style:style style:name="ce78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79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80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81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2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3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84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87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88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89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90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91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2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3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4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2">
      <style:table-cell-properties fo:border="none"/>
    </style:style>
    <style:style style:name="ce98" style:family="table-cell" style:parent-style-name="Default">
      <style:text-properties style:font-name="Liberation Sans" style:font-name-asian="WenQuanYi Micro Hei" style:font-name-complex="Lohit Devanagari"/>
    </style:style>
    <style:style style:name="ce99" style:family="table-cell" style:parent-style-name="Default">
      <style:text-properties fo:color="#6666ff"/>
    </style:style>
    <style:style style:name="ce100" style:family="table-cell" style:parent-style-name="Default" style:data-style-name="N129">
      <style:text-properties style:font-name="Liberation Sans1"/>
    </style:style>
    <style:style style:name="ce101" style:family="table-cell" style:parent-style-name="Default" style:data-style-name="N129"/>
    <style:style style:name="ce102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3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4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5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07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0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09" style:family="table-cell" style:parent-style-name="Default" style:data-style-name="N129">
      <style:table-cell-properties fo:border="none"/>
    </style:style>
    <style:style style:name="ce110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2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3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4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5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7" style:family="table-cell" style:parent-style-name="Default" style:data-style-name="N128">
      <style:text-properties fo:color="#808080"/>
    </style:style>
    <style:style style:name="ce11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19" style:family="table-cell" style:parent-style-name="Default" style:data-style-name="N2">
      <style:text-properties fo:color="#666666"/>
    </style:style>
    <style:style style:name="ce120" style:family="table-cell" style:parent-style-name="Default">
      <style:table-cell-properties style:vertical-align="middle"/>
    </style:style>
    <style:style style:name="ce121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2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3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4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5" style:family="table-cell" style:parent-style-name="Default" style:data-style-name="N126">
      <style:text-properties fo:color="#808080"/>
    </style:style>
    <style:style style:name="ce126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7" style:family="table-cell" style:parent-style-name="Default" style:data-style-name="N126">
      <style:table-cell-properties fo:border="none"/>
      <style:text-properties fo:color="#808080"/>
    </style:style>
    <style:style style:name="ce128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29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0" style:family="table-cell" style:parent-style-name="Default" style:data-style-name="N125"/>
    <style:style style:name="ce131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2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3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5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7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/>
    </style:style>
    <style:style style:name="ce138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/>
    </style:style>
    <style:style style:name="ce139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/>
    </style:style>
    <style:style style:name="ce140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41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42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3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144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145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6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7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48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49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50" style:family="table-cell" style:parent-style-name="Default" style:data-style-name="N10"/>
    <style:style style:name="ce151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52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3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4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5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56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7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8" style:family="table-cell" style:parent-style-name="Default" style:data-style-name="N126">
      <style:table-cell-properties fo:border="none"/>
      <style:text-properties fo:color="#666666"/>
    </style:style>
    <style:style style:name="ce159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60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61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62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63" style:family="table-cell" style:parent-style-name="Default" style:data-style-name="N2"/>
    <style:style style:name="ce164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65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6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167" style:family="table-cell" style:parent-style-name="Default" style:data-style-name="N128">
      <style:table-cell-properties fo:border="none"/>
      <style:text-properties fo:color="#666666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69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70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71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72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73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174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17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176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177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17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7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8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81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182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183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184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85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8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8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90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91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92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193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194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195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96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97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198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199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200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201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202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203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04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05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06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7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08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9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10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11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12" style:family="table-cell" style:parent-style-name="Default" style:data-style-name="N128"/>
    <style:style style:name="ce213" style:family="table-cell" style:parent-style-name="Default" style:data-style-name="N128">
      <style:table-cell-properties fo:border="none"/>
    </style:style>
    <style:style style:name="ce21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15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6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17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18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19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20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21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22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23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24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25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26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7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29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30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31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32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4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35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36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37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8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9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40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41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42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43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44" style:family="table-cell" style:parent-style-name="Default" style:data-style-name="N126">
      <style:text-properties fo:color="#6666ff"/>
    </style:style>
    <style:style style:name="ce245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46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47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8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50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51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53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54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55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56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57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58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59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60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61" style:family="table-cell" style:parent-style-name="Default" style:data-style-name="N127">
      <style:text-properties fo:color="#808080"/>
    </style:style>
    <style:style style:name="ce262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63" style:family="table-cell" style:parent-style-name="Default" style:data-style-name="N127">
      <style:table-cell-properties fo:border="none"/>
      <style:text-properties fo:color="#666666"/>
    </style:style>
    <style:style style:name="ce264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65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66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67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9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use-window-font-color="true"/>
    </style:style>
    <style:style style:name="ce270" style:family="table-cell" style:parent-style-name="Default" style:data-style-name="N126">
      <style:table-cell-properties fo:border-bottom="none" fo:border-left="none" fo:border-right="0.06pt solid #000000" fo:border-top="none"/>
      <style:text-properties style:use-window-font-color="true"/>
    </style:style>
    <style:style style:name="ce271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use-window-font-color="true"/>
    </style:style>
    <style:style style:name="ce27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3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274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275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276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277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use-window-font-color="true"/>
    </style:style>
    <style:style style:name="ce278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279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280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281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282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283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284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285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286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287" style:family="table-cell" style:parent-style-name="Default" style:data-style-name="N10">
      <style:table-cell-properties fo:border="none"/>
      <style:text-properties fo:color="#6666ff"/>
    </style:style>
    <style:style style:name="ce288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289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290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291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292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293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294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295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296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ce297" style:family="table-cell" style:parent-style-name="Default" style:data-style-name="N126">
      <style:table-cell-properties fo:border-bottom="none" fo:border-left="0.06pt solid #666666" fo:border-right="none" fo:border-top="0.06pt solid #666666"/>
      <style:text-properties fo:color="#666666"/>
    </style:style>
    <style:style style:name="ce298" style:family="table-cell" style:parent-style-name="Default" style:data-style-name="N126">
      <style:table-cell-properties fo:border-bottom="none" fo:border-left="0.06pt solid #666666" fo:border-right="none" fo:border-top="none"/>
      <style:text-properties fo:color="#666666"/>
    </style:style>
    <style:style style:name="ce299" style:family="table-cell" style:parent-style-name="Default" style:data-style-name="N126">
      <style:table-cell-properties fo:border-bottom="0.06pt solid #666666" fo:border-left="0.06pt solid #666666" fo:border-right="none" fo:border-top="none"/>
      <style:text-properties fo:color="#666666"/>
    </style:style>
    <style:style style:name="ce300" style:family="table-cell" style:parent-style-name="Default" style:data-style-name="N126">
      <style:table-cell-properties fo:border-bottom="none" fo:border-left="0.06pt solid #666666" fo:border-right="0.06pt solid #666666" fo:border-top="0.06pt solid #666666"/>
      <style:text-properties fo:color="#666666"/>
    </style:style>
    <style:style style:name="ce301" style:family="table-cell" style:parent-style-name="Default" style:data-style-name="N126">
      <style:table-cell-properties fo:border-bottom="none" fo:border-left="0.06pt solid #666666" fo:border-right="0.06pt solid #666666" fo:border-top="none"/>
      <style:text-properties fo:color="#666666"/>
    </style:style>
    <style:style style:name="ce302" style:family="table-cell" style:parent-style-name="Default" style:data-style-name="N126">
      <style:table-cell-properties fo:border-bottom="0.06pt solid #666666" fo:border-left="0.06pt solid #666666" fo:border-right="0.06pt solid #666666" fo:border-top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0.9" calcext:value-type="float">
            <text:p>0.9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17" table:number-matrix-columns-spanned="1" table:number-matrix-rows-spanned="4" table:formula="of:=MMULT(TRANSPOSE(['Simple Forward'.D5:.G9]);[.K5:.K9])" office:value-type="float" office:value="0.0197209054574882" calcext:value-type="float">
            <text:p>0.01972</text:p>
          </table:table-cell>
          <table:table-cell/>
          <table:table-cell table:style-name="ce78" table:number-matrix-columns-spanned="4" table:number-matrix-rows-spanned="5" table:formula="of:=MMULT([.K5:.K9]; TRANSPOSE(['Simple Forward'.A5:.A8]))" office:value-type="float" office:value="0.317544345604062" calcext:value-type="float">
            <text:p>0.3175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8" office:value-type="float" office:value="-0.396930432005078" calcext:value-type="float">
            <text:p>-0.39693</text:p>
          </table:table-cell>
          <table:table-cell table:style-name="ce77" table:number-columns-repeated="2"/>
          <table:table-cell table:style-name="ce17" table:number-matrix-columns-spanned="1" table:number-matrix-rows-spanned="5" table:formula="of:=[.K5:.K9]" office:value-type="float" office:value="-0.396930432005078" calcext:value-type="float">
            <text:p>-0.39693</text:p>
          </table:table-cell>
          <table:table-cell table:style-name="ce77"/>
          <table:table-cell table:style-name="ce94" table:number-matrix-columns-spanned="1" table:number-matrix-rows-spanned="5" table:formula="of:=['Simple Forward'.M5:.M9]-[.M5:.M9]" office:value-type="float" office:value="-0.396930432005078" calcext:value-type="float">
            <text:p>-0.396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2.52838992523392" calcext:value-type="float">
            <text:p>-2.52839</text:p>
          </table:table-cell>
          <table:table-cell/>
          <table:table-cell table:style-name="ce79" office:value-type="float" office:value="1.03750251536378" calcext:value-type="float">
            <text:p>1.03750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89" office:value-type="float" office:value="-1.29687814420473" calcext:value-type="float">
            <text:p>-1.29688</text:p>
          </table:table-cell>
          <table:table-cell table:style-name="ce77" table:number-columns-repeated="2"/>
          <table:table-cell table:style-name="ce18" office:value-type="float" office:value="-1.29687814420473" calcext:value-type="float">
            <text:p>-1.29688</text:p>
          </table:table-cell>
          <table:table-cell table:style-name="ce77"/>
          <table:table-cell table:style-name="ce18" office:value-type="float" office:value="-1.29687814420473" calcext:value-type="float">
            <text:p>-1.29688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1.06927887529139" calcext:value-type="float">
            <text:p>1.06928</text:p>
          </table:table-cell>
          <table:table-cell/>
          <table:table-cell table:style-name="ce79" office:value-type="float" office:value="-0.32" calcext:value-type="float">
            <text:p>-0.32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89" office:value-type="float" office:value="0.4" calcext:value-type="float">
            <text:p>0.40000</text:p>
          </table:table-cell>
          <table:table-cell table:style-name="ce77" table:number-columns-repeated="2"/>
          <table:table-cell table:style-name="ce18" office:value-type="float" office:value="0.4" calcext:value-type="float">
            <text:p>0.40000</text:p>
          </table:table-cell>
          <table:table-cell table:style-name="ce77"/>
          <table:table-cell table:style-name="ce18" office:value-type="float" office:value="0.4" calcext:value-type="float">
            <text:p>0.4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45326396778369" calcext:value-type="float">
            <text:p>0.44533</text:p>
          </table:table-cell>
          <table:table-cell/>
          <table:table-cell table:style-name="ce79" office:value-type="float" office:value="-1.28109930475065" calcext:value-type="float">
            <text:p>-1.28110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89" office:value-type="float" office:value="1.60137413093831" calcext:value-type="float">
            <text:p>1.60137</text:p>
          </table:table-cell>
          <table:table-cell table:style-name="ce77" table:number-columns-repeated="2"/>
          <table:table-cell table:style-name="ce18" office:value-type="float" office:value="1.60137413093831" calcext:value-type="float">
            <text:p>1.60137</text:p>
          </table:table-cell>
          <table:table-cell table:style-name="ce77"/>
          <table:table-cell table:style-name="ce18" office:value-type="float" office:value="1.60137413093831" calcext:value-type="float">
            <text:p>1.6013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number-columns-repeated="2"/>
          <table:table-cell table:style-name="ce80" office:value-type="float" office:value="0.870196964694628" calcext:value-type="float">
            <text:p>0.87020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90" office:value-type="float" office:value="-1.08774620586829" calcext:value-type="float">
            <text:p>-1.08775</text:p>
          </table:table-cell>
          <table:table-cell table:style-name="ce77" table:number-columns-repeated="2"/>
          <table:table-cell table:style-name="ce19" office:value-type="float" office:value="-1.08774620586829" calcext:value-type="float">
            <text:p>-1.08775</text:p>
          </table:table-cell>
          <table:table-cell table:style-name="ce77"/>
          <table:table-cell table:style-name="ce19" office:value-type="float" office:value="-1.08774620586829" calcext:value-type="float">
            <text:p>-1.0877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number-columns-repeated="998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 input activated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style-name="ce70"/>
          <table:table-cell table:number-columns-repeated="98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7" table:number-matrix-columns-spanned="1" table:number-matrix-rows-spanned="5" table:formula="of:=MMULT(TRANSPOSE(['Simple Forward'.D13:.H15]);[.K13:.K15])*[.A20:.A24]" office:value-type="float" office:value="-0.376484164930331" calcext:value-type="float">
            <text:p>-0.37648</text:p>
          </table:table-cell>
          <table:table-cell table:style-name="ce77"/>
          <table:table-cell table:style-name="ce78" table:number-matrix-columns-spanned="5" table:number-matrix-rows-spanned="3" table:formula="of:=MMULT([.K13:.K15];TRANSPOSE(['Simple Forward'.B13:.B17]))" office:value-type="float" office:value="0.309643597859522" calcext:value-type="float">
            <text:p>0.30964</text:p>
          </table:table-cell>
          <table:table-cell table:style-name="ce85" office:value-type="float" office:value="0.541164090661827" calcext:value-type="float">
            <text:p>0.54116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492536186508157" calcext:value-type="float">
            <text:p>-0.49254</text:p>
          </table:table-cell>
          <table:table-cell table:style-name="ce91" office:value-type="float" office:value="0.160853194387884" calcext:value-type="float">
            <text:p>0.16085</text:p>
          </table:table-cell>
          <table:table-cell table:style-name="ce77"/>
          <table:table-cell table:style-name="ce94" table:number-matrix-columns-spanned="1" table:number-matrix-rows-spanned="3" table:formula="of:=[.K13:.K15]" office:value-type="float" office:value="-0.814961030612116" calcext:value-type="float">
            <text:p>-0.81496</text:p>
          </table:table-cell>
          <table:table-cell table:style-name="ce77"/>
          <table:table-cell table:style-name="ce17" table:number-matrix-columns-spanned="1" table:number-matrix-rows-spanned="3" table:formula="of:=['Simple Forward'.M13:.M15]-[.M13:.M15]" office:value-type="float" office:value="-0.814961030612116" calcext:value-type="float">
            <text:p>-0.81496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462923176196967" calcext:value-type="float">
            <text:p>0.46292</text:p>
          </table:table-cell>
          <table:table-cell table:style-name="ce77"/>
          <table:table-cell table:style-name="ce81" office:value-type="float" office:value="-0.111500318536801" calcext:value-type="float">
            <text:p>-0.11150</text:p>
          </table:table-cell>
          <table:table-cell table:style-name="ce86" office:value-type="float" office:value="-0.194869097590213" calcext:value-type="float">
            <text:p>-0.19487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77358556954488" calcext:value-type="float">
            <text:p>0.17736</text:p>
          </table:table-cell>
          <table:table-cell table:style-name="ce92" office:value-type="float" office:value="-0.0579220191726612" calcext:value-type="float">
            <text:p>-0.05792</text:p>
          </table:table-cell>
          <table:table-cell table:style-name="ce77"/>
          <table:table-cell table:style-name="ce95" office:value-type="float" office:value="0.293461305631629" calcext:value-type="float">
            <text:p>0.29346</text:p>
          </table:table-cell>
          <table:table-cell table:style-name="ce77"/>
          <table:table-cell table:style-name="ce18" office:value-type="float" office:value="0.293461305631629" calcext:value-type="float">
            <text:p>0.29346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-0.371592096114618" calcext:value-type="float">
            <text:p>-0.37159</text:p>
          </table:table-cell>
          <table:table-cell table:style-name="ce77"/>
          <table:table-cell table:style-name="ce82" office:value-type="float" office:value="-0.198143279322721" calcext:value-type="float">
            <text:p>-0.19814</text:p>
          </table:table-cell>
          <table:table-cell table:style-name="ce87" office:value-type="float" office:value="-0.346294993071614" calcext:value-type="float">
            <text:p>-0.34629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15177629553669" calcext:value-type="float">
            <text:p>0.31518</text:p>
          </table:table-cell>
          <table:table-cell table:style-name="ce93" office:value-type="float" office:value="-0.102931175215223" calcext:value-type="float">
            <text:p>-0.10293</text:p>
          </table:table-cell>
          <table:table-cell table:style-name="ce77"/>
          <table:table-cell table:style-name="ce96" office:value-type="float" office:value="0.521499724980487" calcext:value-type="float">
            <text:p>0.52150</text:p>
          </table:table-cell>
          <table:table-cell table:style-name="ce77"/>
          <table:table-cell table:style-name="ce19" office:value-type="float" office:value="0.521499724980487" calcext:value-type="float">
            <text:p>0.52150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629050935709819" calcext:value-type="float">
            <text:p>0.62905</text:p>
          </table:table-cell>
          <table:table-cell table:style-name="ce77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19" office:value-type="float" office:value="0.397893710509049" calcext:value-type="float">
            <text:p>0.39789</text:p>
          </table:table-cell>
          <table:table-cell table:number-columns-repeated="8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style-name="ce73" office:value-type="string" calcext:value-type="string">
            <text:p>tanh’(I)</text:p>
          </table:table-cell>
          <table:table-cell table:number-columns-repeated="12"/>
          <table:table-cell table:style-name="ce98"/>
          <table:table-cell table:number-columns-repeated="984"/>
        </table:table-row>
        <table:table-row table:style-name="ro2">
          <table:table-cell table:style-name="ce74" table:number-matrix-columns-spanned="1" table:number-matrix-rows-spanned="5" table:formula="of:=1-['Simple Forward'.B13:.B17]^2" office:value-type="float" office:value="0.855638786081178" calcext:value-type="float">
            <text:p>0.86</text:p>
          </table:table-cell>
          <table:table-cell table:number-columns-repeated="997"/>
        </table:table-row>
        <table:table-row table:style-name="ro2">
          <table:table-cell table:style-name="ce75" office:value-type="float" office:value="0.559055167732244" calcext:value-type="float">
            <text:p>0.56</text:p>
          </table:table-cell>
          <table:table-cell table:number-columns-repeated="8"/>
          <table:table-cell table:style-name="ce1" table:number-columns-repeated="2"/>
          <table:table-cell table:number-columns-repeated="987"/>
        </table:table-row>
        <table:table-row table:style-name="ro2">
          <table:table-cell table:style-name="ce75" office:value-type="float" office:value="1" calcext:value-type="float">
            <text:p>1.00</text:p>
          </table:table-cell>
          <table:table-cell table:number-columns-repeated="997"/>
        </table:table-row>
        <table:table-row table:style-name="ro2">
          <table:table-cell table:style-name="ce75" office:value-type="float" office:value="0.634739589982458" calcext:value-type="float">
            <text:p>0.63</text:p>
          </table:table-cell>
          <table:table-cell table:number-columns-repeated="997"/>
        </table:table-row>
        <table:table-row table:style-name="ro2">
          <table:table-cell table:style-name="ce76" office:value-type="float" office:value="0.961042982966116" calcext:value-type="float">
            <text:p>0.96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"/>
          <table:table-cell table:number-columns-repeated="6"/>
          <table:table-cell table:style-name="ce69"/>
          <table:table-cell table:number-columns-repeated="986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17" table:number-matrix-columns-spanned="1" table:number-matrix-rows-spanned="5" table:formula="of:=MMULT(TRANSPOSE(['Simple Forward'.D21:.H23]);[.K28:.K30])" office:value-type="float" office:value="-0.44739661105495" calcext:value-type="float">
            <text:p>-0.44740</text:p>
          </table:table-cell>
          <table:table-cell table:style-name="ce77"/>
          <table:table-cell table:style-name="ce78" table:number-matrix-columns-spanned="5" table:number-matrix-rows-spanned="3" table:formula="of:=MMULT([.K28:.K30];TRANSPOSE(['Simple Forward'.A21:.A25]))" office:value-type="float" office:value="0.325250111770756" calcext:value-type="float">
            <text:p>0.32525</text:p>
          </table:table-cell>
          <table:table-cell table:style-name="ce85" office:value-type="float" office:value="0.650500223541511" calcext:value-type="float">
            <text:p>0.65050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569187695598822" calcext:value-type="float">
            <text:p>-0.56919</text:p>
          </table:table-cell>
          <table:table-cell table:style-name="ce91" office:value-type="float" office:value="0.162625055885378" calcext:value-type="float">
            <text:p>0.16263</text:p>
          </table:table-cell>
          <table:table-cell table:style-name="ce77"/>
          <table:table-cell table:style-name="ce94" table:number-matrix-columns-spanned="1" table:number-matrix-rows-spanned="3" table:formula="of:=[.K28:.K30]" office:value-type="float" office:value="-0.813125279426889" calcext:value-type="float">
            <text:p>-0.81313</text:p>
          </table:table-cell>
          <table:table-cell table:style-name="ce77"/>
          <table:table-cell table:style-name="ce17" table:number-matrix-columns-spanned="1" table:number-matrix-rows-spanned="3" table:formula="of:=['Simple Forward'.M21:.M23]-[.M28:.M30]" office:value-type="float" office:value="-0.813125279426889" calcext:value-type="float">
            <text:p>-0.81313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821149907799061" calcext:value-type="float">
            <text:p>0.82115</text:p>
          </table:table-cell>
          <table:table-cell table:style-name="ce77"/>
          <table:table-cell table:style-name="ce81" office:value-type="float" office:value="-0.1137664561717" calcext:value-type="float">
            <text:p>-0.11377</text:p>
          </table:table-cell>
          <table:table-cell table:style-name="ce86" office:value-type="float" office:value="-0.2275329123434" calcext:value-type="float">
            <text:p>-0.22753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99091298300475" calcext:value-type="float">
            <text:p>0.19909</text:p>
          </table:table-cell>
          <table:table-cell table:style-name="ce92" office:value-type="float" office:value="-0.0568832280858499" calcext:value-type="float">
            <text:p>-0.05688</text:p>
          </table:table-cell>
          <table:table-cell table:style-name="ce77"/>
          <table:table-cell table:style-name="ce95" office:value-type="float" office:value="0.28441614042925" calcext:value-type="float">
            <text:p>0.28442</text:p>
          </table:table-cell>
          <table:table-cell table:style-name="ce77"/>
          <table:table-cell table:style-name="ce18" office:value-type="float" office:value="0.28441614042925" calcext:value-type="float">
            <text:p>0.28442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0.374108711484434" calcext:value-type="float">
            <text:p>-0.37411</text:p>
          </table:table-cell>
          <table:table-cell table:style-name="ce77"/>
          <table:table-cell table:style-name="ce82" office:value-type="float" office:value="-0.211483655599056" calcext:value-type="float">
            <text:p>-0.21148</text:p>
          </table:table-cell>
          <table:table-cell table:style-name="ce87" office:value-type="float" office:value="-0.422967311198111" calcext:value-type="float">
            <text:p>-0.42297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70096397298348" calcext:value-type="float">
            <text:p>0.37010</text:p>
          </table:table-cell>
          <table:table-cell table:style-name="ce93" office:value-type="float" office:value="-0.105741827799528" calcext:value-type="float">
            <text:p>-0.10574</text:p>
          </table:table-cell>
          <table:table-cell table:style-name="ce77"/>
          <table:table-cell table:style-name="ce96" office:value-type="float" office:value="0.528709138997639" calcext:value-type="float">
            <text:p>0.52871</text:p>
          </table:table-cell>
          <table:table-cell table:style-name="ce77"/>
          <table:table-cell table:style-name="ce19" office:value-type="float" office:value="0.528709138997639" calcext:value-type="float">
            <text:p>0.52871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983774963684439" calcext:value-type="float">
            <text:p>0.98377</text:p>
          </table:table-cell>
          <table:table-cell table:style-name="ce77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10574953899531" calcext:value-type="float">
            <text:p>0.41057</text:p>
          </table:table-cell>
          <table:table-cell table:number-columns-repeated="12"/>
          <table:table-cell table:style-name="ce1"/>
          <table:table-cell table:number-columns-repeated="984"/>
        </table:table-row>
        <table:table-row table:style-name="ro2">
          <table:table-cell table:style-name="ce77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1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-0.8" calcext:value-type="float">
            <text:p>-0.8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J2:.J6])" office:value-type="float" office:value="-0.197375320224904" calcext:value-type="float">
            <text:p>-0.19738</text:p>
          </table:table-cell>
          <table:table-cell table:number-columns-repeated="3"/>
          <table:table-cell table:style-name="ce9" table:number-matrix-columns-spanned="1" table:number-matrix-rows-spanned="5" table:formula="of:=TRANSPOSE([.V14:.Z14])" office:value-type="float" office:value="0.300479438835875" calcext:value-type="float">
            <text:p>0.30048</text:p>
          </table:table-cell>
          <table:table-cell/>
          <table:table-cell table:style-name="ce150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number-columns-repeated="3"/>
          <table:table-cell table:style-name="ce10" office:value-type="float" office:value="0.389687795631875" calcext:value-type="float">
            <text:p>0.38969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number-columns-repeated="3"/>
          <table:table-cell table:style-name="ce10" office:value-type="float" office:value="-0.807634132864088" calcext:value-type="float">
            <text:p>-0.8076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number-columns-repeated="3"/>
          <table:table-cell table:style-name="ce10" office:value-type="float" office:value="0.542419757796205" calcext:value-type="float">
            <text:p>0.54242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number-columns-repeated="3"/>
          <table:table-cell table:style-name="ce11" office:value-type="float" office:value="0.294478133463539" calcext:value-type="float">
            <text:p>0.2944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0"/>
          <table:table-cell table:style-name="ce3"/>
          <table:table-cell table:style-name="ce106" office:value-type="string" calcext:value-type="string" table:number-columns-spanned="5" table:number-rows-spanned="1">
            <text:p>Contributions</text:p>
          </table:table-cell>
          <table:covered-table-cell table:style-name="ce111"/>
          <table:covered-table-cell table:number-columns-repeated="2" table:style-name="ce112"/>
          <table:covered-table-cell table:style-name="ce29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0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137" table:number-matrix-columns-spanned="5" table:number-matrix-rows-spanned="1" table:formula="of:=[.H9:.L9]*TRANSPOSE([.K$2:.K$6])+([.H17]/2)/5" office:value-type="float" office:value="0.04" calcext:value-type="float">
            <text:p>0.04000</text:p>
          </table:table-cell>
          <table:table-cell table:style-name="ce143" office:value-type="float" office:value="0.197900256179923" calcext:value-type="float">
            <text:p>0.19790</text:p>
          </table:table-cell>
          <table:table-cell table:style-name="ce143" office:value-type="float" office:value="-0.193050089961273" calcext:value-type="float">
            <text:p>-0.19305</text:p>
          </table:table-cell>
          <table:table-cell table:style-name="ce143" office:value-type="float" office:value="0.756297870199025" calcext:value-type="float">
            <text:p>0.75630</text:p>
          </table:table-cell>
          <table:table-cell table:style-name="ce151" office:value-type="float" office:value="0.504825739187494" calcext:value-type="float">
            <text:p>0.50483</text:p>
          </table:table-cell>
          <table:table-cell table:style-name="ce117" table:formula="of:=SUM([.N9:.R9])" office:value-type="float" office:value="1.30597377560517" calcext:value-type="float">
            <text:p>1.306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54" table:number-matrix-columns-spanned="5" table:number-matrix-rows-spanned="5" table:formula="of:=[.AB9:.AB13]*([.N9:.R13]+[.T9:.T13]/5)/([.S9:.S13]+[.T9:.T13])" office:value-type="float" office:value="0.0120235629038101" calcext:value-type="float">
            <text:p>0.01202</text:p>
          </table:table-cell>
          <table:table-cell table:style-name="ce157" office:value-type="float" office:value="0.0572265072539778" calcext:value-type="float">
            <text:p>0.05723</text:p>
          </table:table-cell>
          <table:table-cell table:style-name="ce157" office:value-type="float" office:value="-0.0546929232006655" calcext:value-type="float">
            <text:p>-0.05469</text:p>
          </table:table-cell>
          <table:table-cell table:style-name="ce157" office:value-type="float" office:value="0.217081955765791" calcext:value-type="float">
            <text:p>0.21708</text:p>
          </table:table-cell>
          <table:table-cell table:style-name="ce160" office:value-type="float" office:value="0.145091694199784" calcext:value-type="float">
            <text:p>0.14509</text:p>
          </table:table-cell>
          <table:table-cell/>
          <table:table-cell table:style-name="ce147" table:number-matrix-columns-spanned="1" table:number-matrix-rows-spanned="5" table:formula="of:=[.M17:.M21]*[.O17:.O21]" office:value-type="float" office:value="0.376730796922697" calcext:value-type="float">
            <text:p>0.3767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138" table:number-matrix-columns-spanned="5" table:number-matrix-rows-spanned="1" table:formula="of:=[.H10:.L10]*TRANSPOSE([.K$2:.K$6])+([.H18]/2)/5" office:value-type="float" office:value="0.138162724157433" calcext:value-type="float">
            <text:p>0.13816</text:p>
          </table:table-cell>
          <table:table-cell table:style-name="ce43" office:value-type="float" office:value="-0.157900256179923" calcext:value-type="float">
            <text:p>-0.15790</text:p>
          </table:table-cell>
          <table:table-cell table:style-name="ce43" office:value-type="float" office:value="-0.0582625224903182" calcext:value-type="float">
            <text:p>-0.05826</text:p>
          </table:table-cell>
          <table:table-cell table:style-name="ce43" office:value-type="float" office:value="0.501408509139317" calcext:value-type="float">
            <text:p>0.50141</text:p>
          </table:table-cell>
          <table:table-cell table:style-name="ce152" office:value-type="float" office:value="-0.464825739187494" calcext:value-type="float">
            <text:p>-0.46483</text:p>
          </table:table-cell>
          <table:table-cell table:style-name="ce117" table:formula="of:=SUM([.N10:.R10])" office:value-type="float" office:value="-0.0414172845609858" calcext:value-type="float">
            <text:p>-0.04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55" office:value-type="float" office:value="-0.0215384464987768" calcext:value-type="float">
            <text:p>-0.02154</text:p>
          </table:table-cell>
          <table:table-cell table:style-name="ce158" office:value-type="float" office:value="0.0252932888511395" calcext:value-type="float">
            <text:p>0.02529</text:p>
          </table:table-cell>
          <table:table-cell table:style-name="ce158" office:value-type="float" office:value="0.00953242618029834" calcext:value-type="float">
            <text:p>0.00953</text:p>
          </table:table-cell>
          <table:table-cell table:style-name="ce158" office:value-type="float" office:value="-0.0789972697865116" calcext:value-type="float">
            <text:p>-0.07900</text:p>
          </table:table-cell>
          <table:table-cell table:style-name="ce161" office:value-type="float" office:value="0.0738432729659289" calcext:value-type="float">
            <text:p>0.07384</text:p>
          </table:table-cell>
          <table:table-cell/>
          <table:table-cell table:style-name="ce148" office:value-type="float" office:value="0.00813327171207835" calcext:value-type="float">
            <text:p>0.0081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138" table:number-matrix-columns-spanned="5" table:number-matrix-rows-spanned="1" table:formula="of:=[.H11:.L11]*TRANSPOSE([.K$2:.K$6])+([.H19]/2)/5" office:value-type="float" office:value="0.147637788202414" calcext:value-type="float">
            <text:p>0.14764</text:p>
          </table:table-cell>
          <table:table-cell table:style-name="ce43" office:value-type="float" office:value="0.147637788202414" calcext:value-type="float">
            <text:p>0.14764</text:p>
          </table:table-cell>
          <table:table-cell table:style-name="ce43" office:value-type="float" office:value="-0.233918828716114" calcext:value-type="float">
            <text:p>-0.23392</text:p>
          </table:table-cell>
          <table:table-cell table:style-name="ce43" office:value-type="float" office:value="0.328148935099512" calcext:value-type="float">
            <text:p>0.32815</text:p>
          </table:table-cell>
          <table:table-cell table:style-name="ce152" office:value-type="float" office:value="-0.362018385133925" calcext:value-type="float">
            <text:p>-0.36202</text:p>
          </table:table-cell>
          <table:table-cell table:style-name="ce117" table:formula="of:=SUM([.N11:.R11])" office:value-type="float" office:value="0.0274872976543012" calcext:value-type="float">
            <text:p>0.027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5" office:value-type="float" office:value="0.138333982318532" calcext:value-type="float">
            <text:p>0.13833</text:p>
          </table:table-cell>
          <table:table-cell table:style-name="ce158" office:value-type="float" office:value="0.138333982318532" calcext:value-type="float">
            <text:p>0.13833</text:p>
          </table:table-cell>
          <table:table-cell table:style-name="ce158" office:value-type="float" office:value="-0.21439942100422" calcext:value-type="float">
            <text:p>-0.21440</text:p>
          </table:table-cell>
          <table:table-cell table:style-name="ce158" office:value-type="float" office:value="0.305209115285503" calcext:value-type="float">
            <text:p>0.30521</text:p>
          </table:table-cell>
          <table:table-cell table:style-name="ce161" office:value-type="float" office:value="-0.332822193656693" calcext:value-type="float">
            <text:p>-0.33282</text:p>
          </table:table-cell>
          <table:table-cell/>
          <table:table-cell table:style-name="ce148" office:value-type="float" office:value="0.0346554652616552" calcext:value-type="float">
            <text:p>0.03466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138" table:number-matrix-columns-spanned="5" table:number-matrix-rows-spanned="1" table:formula="of:=[.H12:.L12]*TRANSPOSE([.K$2:.K$6])+([.H20]/2)/5" office:value-type="float" office:value="0.08" calcext:value-type="float">
            <text:p>0.08000</text:p>
          </table:table-cell>
          <table:table-cell table:style-name="ce43" office:value-type="float" office:value="0.0602624679775096" calcext:value-type="float">
            <text:p>0.06026</text:p>
          </table:table-cell>
          <table:table-cell table:style-name="ce43" office:value-type="float" office:value="-0.0656563062257955" calcext:value-type="float">
            <text:p>-0.06566</text:p>
          </table:table-cell>
          <table:table-cell table:style-name="ce43" office:value-type="float" office:value="0.223259574039805" calcext:value-type="float">
            <text:p>0.22326</text:p>
          </table:table-cell>
          <table:table-cell table:style-name="ce152" office:value-type="float" office:value="0.611229416214279" calcext:value-type="float">
            <text:p>0.61123</text:p>
          </table:table-cell>
          <table:table-cell table:style-name="ce117" table:formula="of:=SUM([.N12:.R12])" office:value-type="float" office:value="0.909095152005798" calcext:value-type="float">
            <text:p>0.909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5" office:value-type="float" office:value="0.0117420191070906" calcext:value-type="float">
            <text:p>0.01174</text:p>
          </table:table-cell>
          <table:table-cell table:style-name="ce158" office:value-type="float" office:value="0.00891569620300655" calcext:value-type="float">
            <text:p>0.00892</text:p>
          </table:table-cell>
          <table:table-cell table:style-name="ce158" office:value-type="float" office:value="-0.00911528736573297" calcext:value-type="float">
            <text:p>-0.00912</text:p>
          </table:table-cell>
          <table:table-cell table:style-name="ce158" office:value-type="float" office:value="0.0322561246637864" calcext:value-type="float">
            <text:p>0.03226</text:p>
          </table:table-cell>
          <table:table-cell table:style-name="ce161" office:value-type="float" office:value="0.0878116039294891" calcext:value-type="float">
            <text:p>0.08781</text:p>
          </table:table-cell>
          <table:table-cell/>
          <table:table-cell table:style-name="ce148" office:value-type="float" office:value="0.13161015653764" calcext:value-type="float">
            <text:p>0.1316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139" table:number-matrix-columns-spanned="5" table:number-matrix-rows-spanned="1" table:formula="of:=[.H13:.L13]*TRANSPOSE([.K$2:.K$6])+([.H21]/2)/5" office:value-type="float" office:value="0.0784251921349424" calcext:value-type="float">
            <text:p>0.07843</text:p>
          </table:table-cell>
          <table:table-cell table:style-name="ce144" office:value-type="float" office:value="0.0784251921349424" calcext:value-type="float">
            <text:p>0.07843</text:p>
          </table:table-cell>
          <table:table-cell table:style-name="ce144" office:value-type="float" office:value="-0.273050089961273" calcext:value-type="float">
            <text:p>-0.27305</text:p>
          </table:table-cell>
          <table:table-cell table:style-name="ce144" office:value-type="float" office:value="0.0316297870199025" calcext:value-type="float">
            <text:p>0.03163</text:p>
          </table:table-cell>
          <table:table-cell table:style-name="ce153" office:value-type="float" office:value="0.159211031080355" calcext:value-type="float">
            <text:p>0.15921</text:p>
          </table:table-cell>
          <table:table-cell table:style-name="ce117" table:formula="of:=SUM([.N13:.R13])" office:value-type="float" office:value="0.0746411124088693" calcext:value-type="float">
            <text:p>0.07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6" office:value-type="float" office:value="0.159918321005219" calcext:value-type="float">
            <text:p>0.15992</text:p>
          </table:table-cell>
          <table:table-cell table:style-name="ce159" office:value-type="float" office:value="0.159918321005219" calcext:value-type="float">
            <text:p>0.15992</text:p>
          </table:table-cell>
          <table:table-cell table:style-name="ce159" office:value-type="float" office:value="-0.538958927473768" calcext:value-type="float">
            <text:p>-0.53896</text:p>
          </table:table-cell>
          <table:table-cell table:style-name="ce159" office:value-type="float" office:value="0.0668698318676358" calcext:value-type="float">
            <text:p>0.06687</text:p>
          </table:table-cell>
          <table:table-cell table:style-name="ce162" office:value-type="float" office:value="0.32055375602503" calcext:value-type="float">
            <text:p>0.32055</text:p>
          </table:table-cell>
          <table:table-cell/>
          <table:table-cell table:style-name="ce149" office:value-type="float" office:value="0.168301302429336" calcext:value-type="float">
            <text:p>0.1683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5" table:formula="of:=SUM([.V9:.V13])" office:value-type="float" office:value="0.300479438835875" calcext:value-type="float">
            <text:p>0.30048</text:p>
          </table:table-cell>
          <table:table-cell table:style-name="ce125" table:formula="of:=SUM([.W9:.W13])" office:value-type="float" office:value="0.389687795631875" calcext:value-type="float">
            <text:p>0.38969</text:p>
          </table:table-cell>
          <table:table-cell table:style-name="ce125" table:formula="of:=SUM([.X9:.X13])" office:value-type="float" office:value="-0.807634132864088" calcext:value-type="float">
            <text:p>-0.80763</text:p>
          </table:table-cell>
          <table:table-cell table:style-name="ce125" table:formula="of:=SUM([.Y9:.Y13])" office:value-type="float" office:value="0.542419757796205" calcext:value-type="float">
            <text:p>0.54242</text:p>
          </table:table-cell>
          <table:table-cell table:style-name="ce125" table:formula="of:=SUM([.Z9:.Z13])" office:value-type="float" office:value="0.294478133463539" calcext:value-type="float">
            <text:p>0.2944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5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2" office:value-type="string" calcext:value-type="string" table:number-columns-spanned="4" table:number-rows-spanned="1">
            <text:p>W</text:p>
          </table:table-cell>
          <table:covered-table-cell table:number-columns-repeated="3" table:style-name="ce102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3" office:value-type="float" office:value="0.5" calcext:value-type="float">
            <text:p>0.5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.8" calcext:value-type="float">
            <text:p>-0.8</text:p>
          </table:table-cell>
          <table:table-cell table:style-name="ce113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K2:.K6])" office:value-type="float" office:value="0.685973775605169" calcext:value-type="float">
            <text:p>0.68597</text:p>
          </table:table-cell>
          <table:table-cell table:style-name="ce17" table:number-matrix-columns-spanned="1" table:number-matrix-rows-spanned="5" table:formula="of:=TANH([.J17:.J21])" office:value-type="float" office:value="0.595389255070528" calcext:value-type="float">
            <text:p>0.59539</text:p>
          </table:table-cell>
          <table:table-cell/>
          <table:table-cell table:style-name="ce131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40" table:number-matrix-columns-spanned="1" table:number-matrix-rows-spanned="5" table:formula="of:=([.G24:.G28]+[.T9:.T13]/2)/([.J17:.J21]+[.T9:.T13])" office:value-type="percentage" office:value="-0.883653984613486" calcext:value-type="percentage">
            <text:p>-88%</text:p>
          </table:table-cell>
          <table:table-cell table:style-name="ce145" table:number-matrix-columns-spanned="1" table:number-matrix-rows-spanned="5" table:formula="of:=([.S9:.S13]+[.T9:.T13]/2)/([.J17:.J21]+[.T9:.T13])" office:value-type="percentage" office:value="1.88365398461349" calcext:value-type="percentage">
            <text:p>188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4" calcext:value-type="float">
            <text:p>-0.4</text:p>
          </table:table-cell>
          <table:table-cell table:style-name="ce109" office:value-type="float" office:value="0.1" calcext:value-type="float">
            <text:p>0.1</text:p>
          </table:table-cell>
          <table:table-cell table:style-name="ce114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3141728456099" calcext:value-type="float">
            <text:p>-1.13142</text:p>
          </table:table-cell>
          <table:table-cell table:style-name="ce18" office:value-type="float" office:value="-0.811503767324452" calcext:value-type="float">
            <text:p>-0.81150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959333641439608" calcext:value-type="percentage">
            <text:p>96%</text:p>
          </table:table-cell>
          <table:table-cell table:style-name="ce146" office:value-type="percentage" office:value="0.0406663585603918" calcext:value-type="percentage">
            <text:p>4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0.3" calcext:value-type="float">
            <text:p>0.3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177487297654301" calcext:value-type="float">
            <text:p>0.17749</text:p>
          </table:table-cell>
          <table:table-cell table:style-name="ce18" office:value-type="float" office:value="0.17564676653685" calcext:value-type="float">
            <text:p>0.17565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826722673691724" calcext:value-type="percentage">
            <text:p>83%</text:p>
          </table:table-cell>
          <table:table-cell table:style-name="ce141" office:value-type="percentage" office:value="0.173277326308276" calcext:value-type="percentage">
            <text:p>17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4" office:value-type="float" office:value="0.8" calcext:value-type="float">
            <text:p>0.8</text:p>
          </table:table-cell>
          <table:table-cell table:style-name="ce109" office:value-type="float" office:value="-0.9" calcext:value-type="float">
            <text:p>-0.9</text:p>
          </table:table-cell>
          <table:table-cell table:style-name="ce109" office:value-type="float" office:value="0" calcext:value-type="float">
            <text:p>0.0</text:p>
          </table:table-cell>
          <table:table-cell table:style-name="ce114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3790951520058" calcext:value-type="float">
            <text:p>1.37910</text:p>
          </table:table-cell>
          <table:table-cell table:style-name="ce18" office:value-type="float" office:value="0.880748488497855" calcext:value-type="float">
            <text:p>0.88075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341949217311801" calcext:value-type="percentage">
            <text:p>34%</text:p>
          </table:table-cell>
          <table:table-cell table:style-name="ce141" office:value-type="percentage" office:value="0.65805078268819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5" office:value-type="float" office:value="0.4" calcext:value-type="float">
            <text:p>0.4</text:p>
          </table:table-cell>
          <table:table-cell table:style-name="ce110" office:value-type="float" office:value="1" calcext:value-type="float">
            <text:p>1.0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5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0846411124088692" calcext:value-type="float">
            <text:p>0.08464</text:p>
          </table:table-cell>
          <table:table-cell table:style-name="ce19" office:value-type="float" office:value="0.0844395636536857" calcext:value-type="float">
            <text:p>0.08444</text:p>
          </table:table-cell>
          <table:table-cell/>
          <table:table-cell table:style-name="ce133" office:value-type="float" office:value="0.2" calcext:value-type="float">
            <text:p>0.2</text:p>
          </table:table-cell>
          <table:table-cell table:style-name="ce142" office:value-type="percentage" office:value="0.158493487853322" calcext:value-type="percentage">
            <text:p>16%</text:p>
          </table:table-cell>
          <table:table-cell table:style-name="ce142" office:value-type="percentage" office:value="0.841506512146679" calcext:value-type="percentage">
            <text:p>8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6" office:value-type="string" calcext:value-type="string" table:number-columns-spanned="4" table:number-rows-spanned="1">
            <text:p>Contributions</text:p>
          </table:table-cell>
          <table:covered-table-cell table:style-name="ce111"/>
          <table:covered-table-cell table:number-columns-repeated="2" table:style-name="ce112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 table:style-name="ce8"/>
          <table:table-cell table:style-name="ce121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1.27469235409283" calcext:value-type="float">
            <text:p>-1.27469</text:p>
          </table:table-cell>
          <table:table-cell table:style-name="ce99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17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99"/>
          <table:table-cell table:style-name="ce122" table:number-matrix-columns-spanned="4" table:number-matrix-rows-spanned="5" table:formula="of:=[.O24:.O28]*([.C24:.F28]+[.H24:.H28]/4)/([.G24:.G28]+[.H24:.H28])" office:value-type="float" office:value="-0.0988850887543663" calcext:value-type="float">
            <text:p>-0.09889</text:p>
          </table:table-cell>
          <table:table-cell table:style-name="ce126" office:value-type="float" office:value="-0.138158599181632" calcext:value-type="float">
            <text:p>-0.13816</text:p>
          </table:table-cell>
          <table:table-cell table:style-name="ce126" office:value-type="float" office:value="0.215302994663762" calcext:value-type="float">
            <text:p>0.21530</text:p>
          </table:table-cell>
          <table:table-cell table:style-name="ce134" office:value-type="float" office:value="-0.154990103650461" calcext:value-type="float">
            <text:p>-0.15499</text:p>
          </table:table-cell>
          <table:table-cell/>
          <table:table-cell table:style-name="ce147" table:number-matrix-columns-spanned="1" table:number-matrix-rows-spanned="5" table:formula="of:=[.M17:.M21]*[.N17:.N21]" office:value-type="float" office:value="-0.176730796922697" calcext:value-type="float">
            <text:p>-0.17673</text:p>
          </table:table-cell>
          <table:table-cell table:number-columns-repeated="1009"/>
        </table:table-row>
        <table:table-row table:style-name="ro2">
          <table:table-cell table:style-name="ce10" office:value-type="float" office:value="-0.957354152728455" calcext:value-type="float">
            <text:p>-0.95735</text:p>
          </table:table-cell>
          <table:table-cell table:style-name="ce99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17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99"/>
          <table:table-cell table:style-name="ce123" office:value-type="float" office:value="0.0981136678745054" calcext:value-type="float">
            <text:p>0.09811</text:p>
          </table:table-cell>
          <table:table-cell table:style-name="ce127" office:value-type="float" office:value="-0.0623566866935745" calcext:value-type="float">
            <text:p>-0.06236</text:p>
          </table:table-cell>
          <table:table-cell table:style-name="ce127" office:value-type="float" office:value="0.0161342476060298" calcext:value-type="float">
            <text:p>0.01613</text:p>
          </table:table-cell>
          <table:table-cell table:style-name="ce135" office:value-type="float" office:value="0.139975499500961" calcext:value-type="float">
            <text:p>0.13998</text:p>
          </table:table-cell>
          <table:table-cell/>
          <table:table-cell table:style-name="ce148" office:value-type="float" office:value="0.191866728287922" calcext:value-type="float">
            <text:p>0.19187</text:p>
          </table:table-cell>
          <table:table-cell table:number-columns-repeated="1009"/>
        </table:table-row>
        <table:table-row table:style-name="ro2">
          <table:table-cell table:style-name="ce10" office:value-type="float" office:value="0.854077870826447" calcext:value-type="float">
            <text:p>0.85408</text:p>
          </table:table-cell>
          <table:table-cell table:style-name="ce99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17" table:formula="of:=SUM([.C26:.F26])" office:value-type="float" office:value="0.15" calcext:value-type="float">
            <text:p>0.15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61487498855822" calcext:value-type="float">
            <text:p>-0.61487</text:p>
          </table:table-cell>
          <table:table-cell table:style-name="ce127" office:value-type="float" office:value="0.61487498855822" calcext:value-type="float">
            <text:p>0.61487</text:p>
          </table:table-cell>
          <table:table-cell table:style-name="ce127" office:value-type="float" office:value="-0.31518801934497" calcext:value-type="float">
            <text:p>-0.31519</text:p>
          </table:table-cell>
          <table:table-cell table:style-name="ce135" office:value-type="float" office:value="0.480532554083314" calcext:value-type="float">
            <text:p>0.48053</text:p>
          </table:table-cell>
          <table:table-cell/>
          <table:table-cell table:style-name="ce148" office:value-type="float" office:value="0.165344534738345" calcext:value-type="float">
            <text:p>0.16534</text:p>
          </table:table-cell>
          <table:table-cell table:number-columns-repeated="1009"/>
        </table:table-row>
        <table:table-row table:style-name="ro2">
          <table:table-cell table:style-name="ce11" office:value-type="float" office:value="1.65853764313143" calcext:value-type="float">
            <text:p>1.65854</text:p>
          </table:table-cell>
          <table:table-cell table:style-name="ce99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17" table:formula="of:=SUM([.C27:.F27])" office:value-type="float" office:value="0.47" calcext:value-type="float">
            <text:p>0.47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0765823767937888" calcext:value-type="float">
            <text:p>-0.07658</text:p>
          </table:table-cell>
          <table:table-cell table:style-name="ce127" office:value-type="float" office:value="0.130011941998758" calcext:value-type="float">
            <text:p>0.13001</text:p>
          </table:table-cell>
          <table:table-cell table:style-name="ce127" office:value-type="float" office:value="0.0146040811560248" calcext:value-type="float">
            <text:p>0.01460</text:p>
          </table:table-cell>
          <table:table-cell table:style-name="ce135" office:value-type="float" office:value="0.000356197101366459" calcext:value-type="float">
            <text:p>0.00036</text:p>
          </table:table-cell>
          <table:table-cell/>
          <table:table-cell table:style-name="ce148" office:value-type="float" office:value="0.0683898434623602" calcext:value-type="float">
            <text:p>0.06839</text:p>
          </table:table-cell>
          <table:table-cell table:number-columns-repeated="1009"/>
        </table:table-row>
        <table:table-row table:style-name="ro2">
          <table:table-cell table:style-name="ce99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17" table:formula="of:=SUM([.C28:.F28])" office:value-type="float" office:value="0.00999999999999995" calcext:value-type="float">
            <text:p>0.01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4" office:value-type="float" office:value="-0.582463567860958" calcext:value-type="float">
            <text:p>-0.58246</text:p>
          </table:table-cell>
          <table:table-cell table:style-name="ce128" office:value-type="float" office:value="-1.50172579741023" calcext:value-type="float">
            <text:p>-1.50173</text:p>
          </table:table-cell>
          <table:table-cell table:style-name="ce128" office:value-type="float" office:value="0.9232245667456" calcext:value-type="float">
            <text:p>0.92322</text:p>
          </table:table-cell>
          <table:table-cell table:style-name="ce136" office:value-type="float" office:value="1.19266349609625" calcext:value-type="float">
            <text:p>1.19266</text:p>
          </table:table-cell>
          <table:table-cell/>
          <table:table-cell table:style-name="ce149" office:value-type="float" office:value="0.0316986975706643" calcext:value-type="float">
            <text:p>0.0317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5" table:formula="of:=SUM([.J24:.J28])" office:value-type="float" office:value="-1.27469235409283" calcext:value-type="float">
            <text:p>-1.27469</text:p>
          </table:table-cell>
          <table:table-cell table:style-name="ce125" table:formula="of:=SUM([.K24:.K28])" office:value-type="float" office:value="-0.957354152728455" calcext:value-type="float">
            <text:p>-0.95735</text:p>
          </table:table-cell>
          <table:table-cell table:style-name="ce125" table:formula="of:=SUM([.L24:.L28])" office:value-type="float" office:value="0.854077870826447" calcext:value-type="float">
            <text:p>0.85408</text:p>
          </table:table-cell>
          <table:table-cell table:style-name="ce125" table:formula="of:=SUM([.M24:.M28])" office:value-type="float" office:value="1.65853764313143" calcext:value-type="float">
            <text:p>1.6585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29" table:number-columns-repeated="2"/>
          <table:table-cell table:style-name="ce77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0" table:number-columns-repeated="2"/>
          <table:table-cell table:style-name="ce77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130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130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78" table:number-matrix-columns-spanned="5" table:number-matrix-rows-spanned="5" table:formula="of:=MMULT([.J9:.J13];TRANSPOSE(['Simple Recurrent Forward'.K2:.K6]))" office:value-type="float" office:value="-0.0381373094205017" calcext:value-type="float">
            <text:p>-0.03814</text:p>
          </table:table-cell>
          <table:table-cell table:style-name="ce85" office:value-type="float" office:value="0.0381373094205017" calcext:value-type="float">
            <text:p>0.03814</text:p>
          </table:table-cell>
          <table:table-cell table:style-name="ce85" office:value-type="float" office:value="-0.0562880872162822" calcext:value-type="float">
            <text:p>-0.05629</text:p>
          </table:table-cell>
          <table:table-cell table:style-name="ce85" office:value-type="float" office:value="-0.138404707751196" calcext:value-type="float">
            <text:p>-0.13840</text:p>
          </table:table-cell>
          <table:table-cell table:style-name="ce91" office:value-type="float" office:value="-0.128306698859001" calcext:value-type="float">
            <text:p>-0.1283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335160745977924" calcext:value-type="float">
            <text:p>0.33516</text:p>
          </table:table-cell>
          <table:table-cell table:style-name="ce86" office:value-type="float" office:value="-0.335160745977924" calcext:value-type="float">
            <text:p>-0.33516</text:p>
          </table:table-cell>
          <table:table-cell table:style-name="ce86" office:value-type="float" office:value="0.494674574261862" calcext:value-type="float">
            <text:p>0.49467</text:p>
          </table:table-cell>
          <table:table-cell table:style-name="ce86" office:value-type="float" office:value="1.21633711978146" calcext:value-type="float">
            <text:p>1.21634</text:p>
          </table:table-cell>
          <table:table-cell table:style-name="ce92" office:value-type="float" office:value="1.12759315108973" calcext:value-type="float">
            <text:p>1.12759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-0.114008978956636" calcext:value-type="float">
            <text:p>-0.11401</text:p>
          </table:table-cell>
          <table:table-cell table:style-name="ce86" office:value-type="float" office:value="0.114008978956636" calcext:value-type="float">
            <text:p>0.11401</text:p>
          </table:table-cell>
          <table:table-cell table:style-name="ce86" office:value-type="float" office:value="-0.168269535750223" calcext:value-type="float">
            <text:p>-0.16827</text:p>
          </table:table-cell>
          <table:table-cell table:style-name="ce86" office:value-type="float" office:value="-0.413751773611562" calcext:value-type="float">
            <text:p>-0.41375</text:p>
          </table:table-cell>
          <table:table-cell table:style-name="ce92" office:value-type="float" office:value="-0.383564439979805" calcext:value-type="float">
            <text:p>-0.38356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153398930318773" calcext:value-type="float">
            <text:p>0.15340</text:p>
          </table:table-cell>
          <table:table-cell table:style-name="ce86" office:value-type="float" office:value="-0.153398930318773" calcext:value-type="float">
            <text:p>-0.15340</text:p>
          </table:table-cell>
          <table:table-cell table:style-name="ce86" office:value-type="float" office:value="0.226406437681883" calcext:value-type="float">
            <text:p>0.22641</text:p>
          </table:table-cell>
          <table:table-cell table:style-name="ce86" office:value-type="float" office:value="0.556702463879179" calcext:value-type="float">
            <text:p>0.55670</text:p>
          </table:table-cell>
          <table:table-cell table:style-name="ce92" office:value-type="float" office:value="0.516085446424363" calcext:value-type="float">
            <text:p>0.51609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2" office:value-type="float" office:value="0.242644791078978" calcext:value-type="float">
            <text:p>0.24264</text:p>
          </table:table-cell>
          <table:table-cell table:style-name="ce87" office:value-type="float" office:value="-0.242644791078978" calcext:value-type="float">
            <text:p>-0.24264</text:p>
          </table:table-cell>
          <table:table-cell table:style-name="ce87" office:value-type="float" office:value="0.358127287172699" calcext:value-type="float">
            <text:p>0.35813</text:p>
          </table:table-cell>
          <table:table-cell table:style-name="ce87" office:value-type="float" office:value="0.880586016867316" calcext:value-type="float">
            <text:p>0.88059</text:p>
          </table:table-cell>
          <table:table-cell table:style-name="ce93" office:value-type="float" office:value="0.816338452075993" calcext:value-type="float">
            <text:p>0.81634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3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/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1.80121122785848" calcext:value-type="float">
            <text:p>-1.80121</text:p>
          </table:table-cell>
          <table:table-cell table:style-name="ce77"/>
          <table:table-cell table:style-name="ce78" table:number-matrix-columns-spanned="4" table:number-matrix-rows-spanned="5" table:formula="of:=MMULT([.J9:.J13];TRANSPOSE(['Simple Recurrent Forward'.A17:.A20]))" office:value-type="float" office:value="-0.154577824125307" calcext:value-type="float">
            <text:p>-0.15458</text:p>
          </table:table-cell>
          <table:table-cell table:style-name="ce83" office:value-type="float" office:value="-0.17390005214097" calcext:value-type="float">
            <text:p>-0.17390</text:p>
          </table:table-cell>
          <table:table-cell table:style-name="ce83" office:value-type="float" office:value="-0.17390005214097" calcext:value-type="float">
            <text:p>-0.17390</text:p>
          </table:table-cell>
          <table:table-cell table:style-name="ce88" office:value-type="float" office:value="0.193222280156634" calcext:value-type="float">
            <text:p>0.19322</text:p>
          </table:table-cell>
          <table:table-cell table:style-name="ce77"/>
          <table:table-cell table:style-name="ce17" table:number-matrix-columns-spanned="1" table:number-matrix-rows-spanned="5" table:formula="of:=[.J9:.J13]" office:value-type="float" office:value="0.193222280156634" calcext:value-type="float">
            <text:p>0.19322</text:p>
          </table:table-cell>
          <table:table-cell table:style-name="ce77"/>
          <table:table-cell table:style-name="ce17" table:number-matrix-columns-spanned="1" table:number-matrix-rows-spanned="5" table:formula="of:=['Simple Recurrent Forward'.K17:.K21]-[.L9:.L13]+MMULT(TRANSPOSE(['Simple Recurrent Forward'.H9:.L13]);[.J23:.J27])*[.J16:.J20]" office:value-type="float" office:value="0.193222280156634" calcext:value-type="float">
            <text:p>0.19322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139051604764888" calcext:value-type="float">
            <text:p>-0.13905</text:p>
          </table:table-cell>
          <table:table-cell table:style-name="ce77"/>
          <table:table-cell table:style-name="ce79" office:value-type="float" office:value="1.35847073725739" calcext:value-type="float">
            <text:p>1.35847</text:p>
          </table:table-cell>
          <table:table-cell table:style-name="ce20" office:value-type="float" office:value="1.52827957941457" calcext:value-type="float">
            <text:p>1.52828</text:p>
          </table:table-cell>
          <table:table-cell table:style-name="ce20" office:value-type="float" office:value="1.52827957941457" calcext:value-type="float">
            <text:p>1.52828</text:p>
          </table:table-cell>
          <table:table-cell table:style-name="ce89" office:value-type="float" office:value="-1.69808842157174" calcext:value-type="float">
            <text:p>-1.69809</text:p>
          </table:table-cell>
          <table:table-cell table:style-name="ce77"/>
          <table:table-cell table:style-name="ce18" office:value-type="float" office:value="-1.69808842157174" calcext:value-type="float">
            <text:p>-1.69809</text:p>
          </table:table-cell>
          <table:table-cell table:style-name="ce77"/>
          <table:table-cell table:style-name="ce18" office:value-type="float" office:value="-1.69808842157174" calcext:value-type="float">
            <text:p>-1.6980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709451035461391" calcext:value-type="float">
            <text:p>0.70945</text:p>
          </table:table-cell>
          <table:table-cell table:style-name="ce77"/>
          <table:table-cell table:style-name="ce79" office:value-type="float" office:value="-0.462100241617751" calcext:value-type="float">
            <text:p>-0.46210</text:p>
          </table:table-cell>
          <table:table-cell table:style-name="ce20" office:value-type="float" office:value="-0.51986277181997" calcext:value-type="float">
            <text:p>-0.51986</text:p>
          </table:table-cell>
          <table:table-cell table:style-name="ce20" office:value-type="float" office:value="-0.51986277181997" calcext:value-type="float">
            <text:p>-0.51986</text:p>
          </table:table-cell>
          <table:table-cell table:style-name="ce89" office:value-type="float" office:value="0.577625302022189" calcext:value-type="float">
            <text:p>0.57763</text:p>
          </table:table-cell>
          <table:table-cell table:style-name="ce77"/>
          <table:table-cell table:style-name="ce18" office:value-type="float" office:value="0.577625302022189" calcext:value-type="float">
            <text:p>0.57763</text:p>
          </table:table-cell>
          <table:table-cell table:style-name="ce77"/>
          <table:table-cell table:style-name="ce18" office:value-type="float" office:value="0.577625302022189" calcext:value-type="float">
            <text:p>0.57763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96" office:value-type="float" office:value="0.625583586825117" calcext:value-type="float">
            <text:p>0.62558</text:p>
          </table:table-cell>
          <table:table-cell table:style-name="ce77"/>
          <table:table-cell table:style-name="ce79" office:value-type="float" office:value="0.621755263602276" calcext:value-type="float">
            <text:p>0.62176</text:p>
          </table:table-cell>
          <table:table-cell table:style-name="ce20" office:value-type="float" office:value="0.69947467155256" calcext:value-type="float">
            <text:p>0.69947</text:p>
          </table:table-cell>
          <table:table-cell table:style-name="ce20" office:value-type="float" office:value="0.69947467155256" calcext:value-type="float">
            <text:p>0.69947</text:p>
          </table:table-cell>
          <table:table-cell table:style-name="ce89" office:value-type="float" office:value="-0.777194079502845" calcext:value-type="float">
            <text:p>-0.77719</text:p>
          </table:table-cell>
          <table:table-cell table:style-name="ce77"/>
          <table:table-cell table:style-name="ce18" office:value-type="float" office:value="-0.777194079502845" calcext:value-type="float">
            <text:p>-0.77719</text:p>
          </table:table-cell>
          <table:table-cell table:style-name="ce77"/>
          <table:table-cell table:style-name="ce18" office:value-type="float" office:value="-0.777194079502845" calcext:value-type="float">
            <text:p>-0.77719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69"/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7" table:number-columns-repeated="2"/>
          <table:table-cell table:style-name="ce80" office:value-type="float" office:value="0.983485841299674" calcext:value-type="float">
            <text:p>0.98349</text:p>
          </table:table-cell>
          <table:table-cell table:style-name="ce84" office:value-type="float" office:value="1.10642157146213" calcext:value-type="float">
            <text:p>1.10642</text:p>
          </table:table-cell>
          <table:table-cell table:style-name="ce84" office:value-type="float" office:value="1.10642157146213" calcext:value-type="float">
            <text:p>1.10642</text:p>
          </table:table-cell>
          <table:table-cell table:style-name="ce90" office:value-type="float" office:value="-1.22935730162459" calcext:value-type="float">
            <text:p>-1.22936</text:p>
          </table:table-cell>
          <table:table-cell table:style-name="ce77"/>
          <table:table-cell table:style-name="ce19" office:value-type="float" office:value="-1.22935730162459" calcext:value-type="float">
            <text:p>-1.22936</text:p>
          </table:table-cell>
          <table:table-cell table:style-name="ce77"/>
          <table:table-cell table:style-name="ce19" office:value-type="float" office:value="-1.22935730162459" calcext:value-type="float">
            <text:p>-1.22936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69"/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/>
          <table:table-cell table:number-columns-repeated="1005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73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9"/>
          <table:table-cell table:style-name="ce74" table:number-matrix-columns-spanned="1" table:number-matrix-rows-spanned="5" table:formula="of:=1-['Simple Recurrent Forward'.K17:.K21]^2" office:value-type="float" office:value="0.645511634946562" calcext:value-type="float">
            <text:p>0.65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9"/>
          <table:table-cell table:style-name="ce75" office:value-type="float" office:value="0.341461635618223" calcext:value-type="float">
            <text:p>0.34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969148213405149" calcext:value-type="float">
            <text:p>0.97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224282100008744" calcext:value-type="float">
            <text:p>0.22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6" office:value-type="float" office:value="0.992869960089975" calcext:value-type="float">
            <text:p>0.99</text:p>
          </table:table-cell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98"/>
          <table:table-cell table:number-columns-repeated="1001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3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68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9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178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70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79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70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79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70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79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71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80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181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82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82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82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83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5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195" office:value-type="float" office:value="-0.00163860569086886" calcext:value-type="float">
            <text:p>0.00</text:p>
          </table:table-cell>
          <table:table-cell table:style-name="ce195" office:value-type="float" office:value="0.0024579085363033" calcext:value-type="float">
            <text:p>0.00</text:p>
          </table:table-cell>
          <table:table-cell table:style-name="ce195" office:value-type="float" office:value="0.00737372560890989" calcext:value-type="float">
            <text:p>0.01</text:p>
          </table:table-cell>
          <table:table-cell table:style-name="ce203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-0.000673307220186476" calcext:value-type="float">
            <text:p>0.00</text:p>
          </table:table-cell>
          <table:table-cell table:style-name="ce166" office:value-type="float" office:value="0.000673307220186476" calcext:value-type="float">
            <text:p>0.00</text:p>
          </table:table-cell>
          <table:table-cell table:style-name="ce166" office:value-type="float" office:value="-0.00100996083027971" calcext:value-type="float">
            <text:p>0.00</text:p>
          </table:table-cell>
          <table:table-cell table:style-name="ce166" office:value-type="float" office:value="-0.00302988249083914" calcext:value-type="float">
            <text:p>0.00</text:p>
          </table:table-cell>
          <table:table-cell table:style-name="ce204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0.0028168472425387" calcext:value-type="float">
            <text:p>0.00</text:p>
          </table:table-cell>
          <table:table-cell table:style-name="ce166" office:value-type="float" office:value="-0.0028168472425387" calcext:value-type="float">
            <text:p>0.00</text:p>
          </table:table-cell>
          <table:table-cell table:style-name="ce166" office:value-type="float" office:value="0.00422527086380805" calcext:value-type="float">
            <text:p>0.00</text:p>
          </table:table-cell>
          <table:table-cell table:style-name="ce166" office:value-type="float" office:value="0.0126758125914241" calcext:value-type="float">
            <text:p>0.01</text:p>
          </table:table-cell>
          <table:table-cell table:style-name="ce204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0.0052724917582727" calcext:value-type="float">
            <text:p>0.01</text:p>
          </table:table-cell>
          <table:table-cell table:style-name="ce166" office:value-type="float" office:value="-0.0052724917582727" calcext:value-type="float">
            <text:p>-0.01</text:p>
          </table:table-cell>
          <table:table-cell table:style-name="ce166" office:value-type="float" office:value="0.00790873763740906" calcext:value-type="float">
            <text:p>0.01</text:p>
          </table:table-cell>
          <table:table-cell table:style-name="ce166" office:value-type="float" office:value="0.0237262129122272" calcext:value-type="float">
            <text:p>0.02</text:p>
          </table:table-cell>
          <table:table-cell table:style-name="ce204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1" office:value-type="float" office:value="-0.00262922363063826" calcext:value-type="float">
            <text:p>0.00</text:p>
          </table:table-cell>
          <table:table-cell table:style-name="ce196" office:value-type="float" office:value="0.00262922363063826" calcext:value-type="float">
            <text:p>0.00</text:p>
          </table:table-cell>
          <table:table-cell table:style-name="ce196" office:value-type="float" office:value="-0.0039438354459574" calcext:value-type="float">
            <text:p>0.00</text:p>
          </table:table-cell>
          <table:table-cell table:style-name="ce196" office:value-type="float" office:value="-0.0118315063378722" calcext:value-type="float">
            <text:p>-0.01</text:p>
          </table:table-cell>
          <table:table-cell table:style-name="ce205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3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186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63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5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195" office:value-type="float" office:value="0.0031678567224301" calcext:value-type="float">
            <text:p>0.00</text:p>
          </table:table-cell>
          <table:table-cell table:style-name="ce195" office:value-type="float" office:value="-0.00475178508364515" calcext:value-type="float">
            <text:p>0.00</text:p>
          </table:table-cell>
          <table:table-cell table:style-name="ce195" office:value-type="float" office:value="-0.0142553552509354" calcext:value-type="float">
            <text:p>-0.01</text:p>
          </table:table-cell>
          <table:table-cell table:style-name="ce203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0.000625512915687929" calcext:value-type="float">
            <text:p>0.00</text:p>
          </table:table-cell>
          <table:table-cell table:style-name="ce166" office:value-type="float" office:value="-0.000625512915687929" calcext:value-type="float">
            <text:p>0.00</text:p>
          </table:table-cell>
          <table:table-cell table:style-name="ce166" office:value-type="float" office:value="0.000938269373531893" calcext:value-type="float">
            <text:p>0.00</text:p>
          </table:table-cell>
          <table:table-cell table:style-name="ce166" office:value-type="float" office:value="0.00281480812059568" calcext:value-type="float">
            <text:p>0.00</text:p>
          </table:table-cell>
          <table:table-cell table:style-name="ce204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-0.00655847022583665" calcext:value-type="float">
            <text:p>-0.01</text:p>
          </table:table-cell>
          <table:table-cell table:style-name="ce166" office:value-type="float" office:value="0.00655847022583665" calcext:value-type="float">
            <text:p>0.01</text:p>
          </table:table-cell>
          <table:table-cell table:style-name="ce166" office:value-type="float" office:value="-0.00983770533875498" calcext:value-type="float">
            <text:p>-0.01</text:p>
          </table:table-cell>
          <table:table-cell table:style-name="ce166" office:value-type="float" office:value="-0.0295131160162649" calcext:value-type="float">
            <text:p>-0.03</text:p>
          </table:table-cell>
          <table:table-cell table:style-name="ce204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0.0254408549665914" calcext:value-type="float">
            <text:p>0.03</text:p>
          </table:table-cell>
          <table:table-cell table:style-name="ce166" office:value-type="float" office:value="-0.0254408549665914" calcext:value-type="float">
            <text:p>-0.03</text:p>
          </table:table-cell>
          <table:table-cell table:style-name="ce166" office:value-type="float" office:value="0.0381612824498871" calcext:value-type="float">
            <text:p>0.04</text:p>
          </table:table-cell>
          <table:table-cell table:style-name="ce166" office:value-type="float" office:value="0.114483847349661" calcext:value-type="float">
            <text:p>0.11</text:p>
          </table:table-cell>
          <table:table-cell table:style-name="ce204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1" office:value-type="float" office:value="0.0550093959388694" calcext:value-type="float">
            <text:p>0.06</text:p>
          </table:table-cell>
          <table:table-cell table:style-name="ce196" office:value-type="float" office:value="-0.0550093959388694" calcext:value-type="float">
            <text:p>-0.06</text:p>
          </table:table-cell>
          <table:table-cell table:style-name="ce196" office:value-type="float" office:value="0.0825140939083041" calcext:value-type="float">
            <text:p>0.08</text:p>
          </table:table-cell>
          <table:table-cell table:style-name="ce196" office:value-type="float" office:value="0.247542281724912" calcext:value-type="float">
            <text:p>0.25</text:p>
          </table:table-cell>
          <table:table-cell table:style-name="ce205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85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195" office:value-type="float" office:value="0.000547628208555963" calcext:value-type="float">
            <text:p>0.00</text:p>
          </table:table-cell>
          <table:table-cell table:style-name="ce195" office:value-type="float" office:value="-0.00180850925521279" calcext:value-type="float">
            <text:p>0.00</text:p>
          </table:table-cell>
          <table:table-cell table:style-name="ce195" office:value-type="float" office:value="-0.00809672434041982" calcext:value-type="float">
            <text:p>-0.01</text:p>
          </table:table-cell>
          <table:table-cell table:style-name="ce203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190" office:value-type="float" office:value="-0.00435038059430588" calcext:value-type="float">
            <text:p>0.00</text:p>
          </table:table-cell>
          <table:table-cell table:style-name="ce166" office:value-type="float" office:value="0.00150246276981802" calcext:value-type="float">
            <text:p>0.00</text:p>
          </table:table-cell>
          <table:table-cell table:style-name="ce166" office:value-type="float" office:value="-0.00496179302376251" calcext:value-type="float">
            <text:p>0.00</text:p>
          </table:table-cell>
          <table:table-cell table:style-name="ce166" office:value-type="float" office:value="-0.0222140252983645" calcext:value-type="float">
            <text:p>-0.02</text:p>
          </table:table-cell>
          <table:table-cell table:style-name="ce204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0" office:value-type="float" office:value="-0.000637477241567603" calcext:value-type="float">
            <text:p>0.00</text:p>
          </table:table-cell>
          <table:table-cell table:style-name="ce166" office:value-type="float" office:value="0.00022016138618199" calcext:value-type="float">
            <text:p>0.00</text:p>
          </table:table-cell>
          <table:table-cell table:style-name="ce166" office:value-type="float" office:value="-0.000727069749749602" calcext:value-type="float">
            <text:p>0.00</text:p>
          </table:table-cell>
          <table:table-cell table:style-name="ce166" office:value-type="float" office:value="-0.00325510268914156" calcext:value-type="float">
            <text:p>0.00</text:p>
          </table:table-cell>
          <table:table-cell table:style-name="ce204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0" office:value-type="float" office:value="0.00200707355763564" calcext:value-type="float">
            <text:p>0.00</text:p>
          </table:table-cell>
          <table:table-cell table:style-name="ce166" office:value-type="float" office:value="-0.000693169995420802" calcext:value-type="float">
            <text:p>0.00</text:p>
          </table:table-cell>
          <table:table-cell table:style-name="ce166" office:value-type="float" office:value="0.00228915226164107" calcext:value-type="float">
            <text:p>0.00</text:p>
          </table:table-cell>
          <table:table-cell table:style-name="ce166" office:value-type="float" office:value="0.0102485706292808" calcext:value-type="float">
            <text:p>0.01</text:p>
          </table:table-cell>
          <table:table-cell table:style-name="ce204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1" office:value-type="float" office:value="0.0510906061535885" calcext:value-type="float">
            <text:p>0.05</text:p>
          </table:table-cell>
          <table:table-cell table:style-name="ce196" office:value-type="float" office:value="-0.0176448317495886" calcext:value-type="float">
            <text:p>-0.02</text:p>
          </table:table-cell>
          <table:table-cell table:style-name="ce196" office:value-type="float" office:value="0.0582709966857786" calcext:value-type="float">
            <text:p>0.06</text:p>
          </table:table-cell>
          <table:table-cell table:style-name="ce196" office:value-type="float" office:value="0.260880167378935" calcext:value-type="float">
            <text:p>0.26</text:p>
          </table:table-cell>
          <table:table-cell table:style-name="ce205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185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187" office:value-type="float" office:value="0.00737372560890989" calcext:value-type="float">
            <text:p>0.01</text:p>
          </table:table-cell>
          <table:table-cell table:style-name="ce187" office:value-type="float" office:value="0.00737372560890989" calcext:value-type="float">
            <text:p>0.01</text:p>
          </table:table-cell>
          <table:table-cell table:style-name="ce178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69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70" office:value-type="float" office:value="-0.0026932288807459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179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70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74" calcext:value-type="float">
            <text:p>0.74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70" office:value-type="float" office:value="0.0112673889701548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179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70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676" calcext:value-type="float">
            <text:p>0.68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4" office:value-type="float" office:value="0.530793655282458" calcext:value-type="float">
            <text:p>0.53</text:p>
          </table:table-cell>
          <table:table-cell/>
          <table:table-cell table:style-name="ce170" office:value-type="float" office:value="0.0210899670330908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179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70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0.97" calcext:value-type="float">
            <text:p>0.97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71" office:value-type="float" office:value="-0.0105168945225531" calcext:value-type="float">
            <text:p>-0.01</text:p>
          </table:table-cell>
          <table:table-cell table:style-name="ce188" office:value-type="float" office:value="-0.0118315063378722" calcext:value-type="float">
            <text:p>-0.01</text:p>
          </table:table-cell>
          <table:table-cell table:style-name="ce188" office:value-type="float" office:value="-0.0118315063378722" calcext:value-type="float">
            <text:p>-0.01</text:p>
          </table:table-cell>
          <table:table-cell table:style-name="ce180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71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212" calcext:value-type="float">
            <text:p>-0.212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73" office:value-type="string" calcext:value-type="string">
            <text:p>σ’(R)</text:p>
          </table:table-cell>
          <table:table-cell table:style-name="ce73" office:value-type="string" calcext:value-type="string">
            <text:p>σ’(P)</text:p>
          </table:table-cell>
          <table:table-cell table:style-name="ce73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85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187" office:value-type="float" office:value="-0.0142553552509354" calcext:value-type="float">
            <text:p>-0.01</text:p>
          </table:table-cell>
          <table:table-cell table:style-name="ce187" office:value-type="float" office:value="-0.0142553552509354" calcext:value-type="float">
            <text:p>-0.01</text:p>
          </table:table-cell>
          <table:table-cell table:style-name="ce178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192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197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200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0.00250205166275171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179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8" office:value-type="float" office:value="0.148199946284788" calcext:value-type="float">
            <text:p>0.15</text:p>
          </table:table-cell>
          <table:table-cell table:style-name="ce201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-0.0262338809033466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179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8" office:value-type="float" office:value="0.0460011023696418" calcext:value-type="float">
            <text:p>0.05</text:p>
          </table:table-cell>
          <table:table-cell table:style-name="ce201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0.101763419866366" calcext:value-type="float">
            <text:p>0.10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179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8" office:value-type="float" office:value="0.219443116677423" calcext:value-type="float">
            <text:p>0.22</text:p>
          </table:table-cell>
          <table:table-cell table:style-name="ce201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1" office:value-type="float" office:value="0.220037583755477" calcext:value-type="float">
            <text:p>0.22</text:p>
          </table:table-cell>
          <table:table-cell table:style-name="ce188" office:value-type="float" office:value="0.247542281724912" calcext:value-type="float">
            <text:p>0.25</text:p>
          </table:table-cell>
          <table:table-cell table:style-name="ce188" office:value-type="float" office:value="0.247542281724912" calcext:value-type="float">
            <text:p>0.25</text:p>
          </table:table-cell>
          <table:table-cell table:style-name="ce180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9" office:value-type="float" office:value="0.237758959911129" calcext:value-type="float">
            <text:p>0.24</text:p>
          </table:table-cell>
          <table:table-cell table:style-name="ce202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 table:number-columns-repeated="8"/>
          <table:table-cell table:style-name="ce98"/>
          <table:table-cell table:number-columns-repeated="1001"/>
        </table:table-row>
        <table:table-row table:style-name="ro3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9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187" office:value-type="float" office:value="-0.00986757419904497" calcext:value-type="float">
            <text:p>-0.01</text:p>
          </table:table-cell>
          <table:table-cell table:style-name="ce187" office:value-type="float" office:value="-0.00986757419904497" calcext:value-type="float">
            <text:p>-0.01</text:p>
          </table:table-cell>
          <table:table-cell table:style-name="ce178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-0.0240644415005991" calcext:value-type="float">
            <text:p>-0.02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179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-0.0035262509693395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179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0.0111022709779323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179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1" office:value-type="float" office:value="0.282611343159815" calcext:value-type="float">
            <text:p>0.28</text:p>
          </table:table-cell>
          <table:table-cell table:style-name="ce188" office:value-type="float" office:value="0.317937761054792" calcext:value-type="float">
            <text:p>0.32</text:p>
          </table:table-cell>
          <table:table-cell table:style-name="ce188" office:value-type="float" office:value="0.317937761054792" calcext:value-type="float">
            <text:p>0.32</text:p>
          </table:table-cell>
          <table:table-cell table:style-name="ce180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8" calcext:value-type="float">
            <text:p>-0.8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8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9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178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70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179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70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179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70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179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71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180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08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08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181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76" office:value-type="float" office:value="0.48" calcext:value-type="float">
            <text:p>0.48</text:p>
          </table:table-cell>
          <table:table-cell table:style-name="ce176" office:value-type="float" office:value="0.34" calcext:value-type="float">
            <text:p>0.34</text:p>
          </table:table-cell>
          <table:table-cell table:style-name="ce182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76" office:value-type="float" office:value="1.66" calcext:value-type="float">
            <text:p>1.66</text:p>
          </table:table-cell>
          <table:table-cell table:style-name="ce176" office:value-type="float" office:value="-1.82" calcext:value-type="float">
            <text:p>-1.82</text:p>
          </table:table-cell>
          <table:table-cell table:style-name="ce182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76" office:value-type="float" office:value="2.29" calcext:value-type="float">
            <text:p>2.29</text:p>
          </table:table-cell>
          <table:table-cell table:style-name="ce176" office:value-type="float" office:value="2.65" calcext:value-type="float">
            <text:p>2.65</text:p>
          </table:table-cell>
          <table:table-cell table:style-name="ce182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77" office:value-type="float" office:value="0.47" calcext:value-type="float">
            <text:p>0.47</text:p>
          </table:table-cell>
          <table:table-cell table:style-name="ce177" office:value-type="float" office:value="-1.64" calcext:value-type="float">
            <text:p>-1.64</text:p>
          </table:table-cell>
          <table:table-cell table:style-name="ce183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12"/>
        <table:table-column table:style-name="co27" table:default-cell-style-name="ce212"/>
        <table:table-column table:style-name="co28" table:default-cell-style-name="ce213"/>
        <table:table-column table:style-name="co14" table:default-cell-style-name="ce212"/>
        <table:table-column table:style-name="co2" table:default-cell-style-name="ce212"/>
        <table:table-column table:style-name="co27" table:default-cell-style-name="ce212"/>
        <table:table-column table:style-name="co2" table:default-cell-style-name="ce212"/>
        <table:table-column table:style-name="co29" table:default-cell-style-name="ce212"/>
        <table:table-column table:style-name="co30" table:default-cell-style-name="ce212"/>
        <table:table-column table:style-name="co6" table:default-cell-style-name="ce212"/>
        <table:table-column table:style-name="co31" table:default-cell-style-name="ce212"/>
        <table:table-column table:style-name="co32" table:default-cell-style-name="ce212"/>
        <table:table-column table:style-name="co33" table:default-cell-style-name="ce212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8" calcext:value-type="float">
            <text:p>0.8</text:p>
          </table:table-cell>
          <table:table-cell table:number-columns-repeated="3"/>
          <table:table-cell table:style-name="ce212"/>
          <table:table-cell/>
          <table:table-cell table:style-name="ce214" table:number-columns-repeated="3"/>
          <table:table-cell table:style-name="ce214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15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29" office:value-type="float" office:value="-0.00328848423601386" calcext:value-type="float">
            <text:p>-0.003</text:p>
          </table:table-cell>
          <table:table-cell table:style-name="ce229" office:value-type="float" office:value="0.00493272635402079" calcext:value-type="float">
            <text:p>0.005</text:p>
          </table:table-cell>
          <table:table-cell table:style-name="ce229" office:value-type="float" office:value="0.0147981790620624" calcext:value-type="float">
            <text:p>0.015</text:p>
          </table:table-cell>
          <table:table-cell table:style-name="ce237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0566702547604864" calcext:value-type="float">
            <text:p>0.006</text:p>
          </table:table-cell>
          <table:table-cell table:style-name="ce230" office:value-type="float" office:value="-0.00566702547604864" calcext:value-type="float">
            <text:p>-0.006</text:p>
          </table:table-cell>
          <table:table-cell table:style-name="ce230" office:value-type="float" office:value="0.00850053821407297" calcext:value-type="float">
            <text:p>0.009</text:p>
          </table:table-cell>
          <table:table-cell table:style-name="ce230" office:value-type="float" office:value="0.0255016146422189" calcext:value-type="float">
            <text:p>0.026</text:p>
          </table:table-cell>
          <table:table-cell table:style-name="ce238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453247664610647" calcext:value-type="float">
            <text:p>0.045</text:p>
          </table:table-cell>
          <table:table-cell table:style-name="ce230" office:value-type="float" office:value="-0.0453247664610647" calcext:value-type="float">
            <text:p>-0.045</text:p>
          </table:table-cell>
          <table:table-cell table:style-name="ce230" office:value-type="float" office:value="0.0679871496915971" calcext:value-type="float">
            <text:p>0.068</text:p>
          </table:table-cell>
          <table:table-cell table:style-name="ce230" office:value-type="float" office:value="0.203961449074791" calcext:value-type="float">
            <text:p>0.204</text:p>
          </table:table-cell>
          <table:table-cell table:style-name="ce238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0807989727488127" calcext:value-type="float">
            <text:p>0.008</text:p>
          </table:table-cell>
          <table:table-cell table:style-name="ce230" office:value-type="float" office:value="-0.00807989727488127" calcext:value-type="float">
            <text:p>-0.008</text:p>
          </table:table-cell>
          <table:table-cell table:style-name="ce230" office:value-type="float" office:value="0.0121198459123219" calcext:value-type="float">
            <text:p>0.012</text:p>
          </table:table-cell>
          <table:table-cell table:style-name="ce230" office:value-type="float" office:value="0.0363595377369657" calcext:value-type="float">
            <text:p>0.036</text:p>
          </table:table-cell>
          <table:table-cell table:style-name="ce238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7" office:value-type="float" office:value="-0.0456221418857545" calcext:value-type="float">
            <text:p>-0.046</text:p>
          </table:table-cell>
          <table:table-cell table:style-name="ce231" office:value-type="float" office:value="0.0456221418857545" calcext:value-type="float">
            <text:p>0.046</text:p>
          </table:table-cell>
          <table:table-cell table:style-name="ce231" office:value-type="float" office:value="-0.0684332128286318" calcext:value-type="float">
            <text:p>-0.068</text:p>
          </table:table-cell>
          <table:table-cell table:style-name="ce231" office:value-type="float" office:value="-0.205299638485895" calcext:value-type="float">
            <text:p>-0.205</text:p>
          </table:table-cell>
          <table:table-cell table:style-name="ce239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14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15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29" office:value-type="float" office:value="0.00335960288694842" calcext:value-type="float">
            <text:p>0.003</text:p>
          </table:table-cell>
          <table:table-cell table:style-name="ce229" office:value-type="float" office:value="-0.00503940433042263" calcext:value-type="float">
            <text:p>-0.005</text:p>
          </table:table-cell>
          <table:table-cell table:style-name="ce229" office:value-type="float" office:value="-0.0151182129912679" calcext:value-type="float">
            <text:p>-0.015</text:p>
          </table:table-cell>
          <table:table-cell table:style-name="ce237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-0.00708892905191977" calcext:value-type="float">
            <text:p>-0.007</text:p>
          </table:table-cell>
          <table:table-cell table:style-name="ce230" office:value-type="float" office:value="0.00708892905191977" calcext:value-type="float">
            <text:p>0.007</text:p>
          </table:table-cell>
          <table:table-cell table:style-name="ce230" office:value-type="float" office:value="-0.0106333935778797" calcext:value-type="float">
            <text:p>-0.011</text:p>
          </table:table-cell>
          <table:table-cell table:style-name="ce230" office:value-type="float" office:value="-0.031900180733639" calcext:value-type="float">
            <text:p>-0.032</text:p>
          </table:table-cell>
          <table:table-cell table:style-name="ce238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-0.00421017830851551" calcext:value-type="float">
            <text:p>-0.004</text:p>
          </table:table-cell>
          <table:table-cell table:style-name="ce230" office:value-type="float" office:value="0.00421017830851551" calcext:value-type="float">
            <text:p>0.004</text:p>
          </table:table-cell>
          <table:table-cell table:style-name="ce230" office:value-type="float" office:value="-0.00631526746277327" calcext:value-type="float">
            <text:p>-0.006</text:p>
          </table:table-cell>
          <table:table-cell table:style-name="ce230" office:value-type="float" office:value="-0.0189458023883198" calcext:value-type="float">
            <text:p>-0.019</text:p>
          </table:table-cell>
          <table:table-cell table:style-name="ce238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0.0575159825934466" calcext:value-type="float">
            <text:p>0.058</text:p>
          </table:table-cell>
          <table:table-cell table:style-name="ce230" office:value-type="float" office:value="-0.0575159825934466" calcext:value-type="float">
            <text:p>-0.058</text:p>
          </table:table-cell>
          <table:table-cell table:style-name="ce230" office:value-type="float" office:value="0.08627397389017" calcext:value-type="float">
            <text:p>0.086</text:p>
          </table:table-cell>
          <table:table-cell table:style-name="ce230" office:value-type="float" office:value="0.25882192167051" calcext:value-type="float">
            <text:p>0.259</text:p>
          </table:table-cell>
          <table:table-cell table:style-name="ce238" office:value-type="float" office:value="0.230063930373787" calcext:value-type="float">
            <text:p>0.230</text:p>
          </table:table-cell>
          <table:table-cell table:style-name="ce230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-0.0449310766313516" calcext:value-type="float">
            <text:p>-0.045</text:p>
          </table:table-cell>
          <table:table-cell table:style-name="ce231" office:value-type="float" office:value="0.0449310766313516" calcext:value-type="float">
            <text:p>0.045</text:p>
          </table:table-cell>
          <table:table-cell table:style-name="ce231" office:value-type="float" office:value="-0.0673966149470274" calcext:value-type="float">
            <text:p>-0.067</text:p>
          </table:table-cell>
          <table:table-cell table:style-name="ce231" office:value-type="float" office:value="-0.202189844841082" calcext:value-type="float">
            <text:p>-0.202</text:p>
          </table:table-cell>
          <table:table-cell table:style-name="ce239" office:value-type="float" office:value="-0.179724306525406" calcext:value-type="float">
            <text:p>-0.180</text:p>
          </table:table-cell>
          <table:table-cell table:style-name="ce230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2"/>
          <table:table-cell table:style-name="ce21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2"/>
          <table:table-cell table:style-name="ce215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29" office:value-type="float" office:value="0.00473629063855189" calcext:value-type="float">
            <text:p>0.005</text:p>
          </table:table-cell>
          <table:table-cell table:style-name="ce229" office:value-type="float" office:value="-0.00710443595782784" calcext:value-type="float">
            <text:p>-0.007</text:p>
          </table:table-cell>
          <table:table-cell table:style-name="ce229" office:value-type="float" office:value="-0.0213133078734835" calcext:value-type="float">
            <text:p>-0.021</text:p>
          </table:table-cell>
          <table:table-cell table:style-name="ce237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/>
          <table:table-cell table:style-name="ce213"/>
          <table:table-cell table:number-columns-repeated="2"/>
          <table:table-cell table:style-name="ce226" office:value-type="float" office:value="-0.0130853842355628" calcext:value-type="float">
            <text:p>-0.013</text:p>
          </table:table-cell>
          <table:table-cell table:style-name="ce230" office:value-type="float" office:value="0.0130853842355628" calcext:value-type="float">
            <text:p>0.013</text:p>
          </table:table-cell>
          <table:table-cell table:style-name="ce230" office:value-type="float" office:value="-0.0196280763533442" calcext:value-type="float">
            <text:p>-0.020</text:p>
          </table:table-cell>
          <table:table-cell table:style-name="ce230" office:value-type="float" office:value="-0.0588842290600327" calcext:value-type="float">
            <text:p>-0.059</text:p>
          </table:table-cell>
          <table:table-cell table:style-name="ce238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-0.0259068630695723" calcext:value-type="float">
            <text:p>-0.026</text:p>
          </table:table-cell>
          <table:table-cell table:style-name="ce230" office:value-type="float" office:value="0.0259068630695723" calcext:value-type="float">
            <text:p>0.026</text:p>
          </table:table-cell>
          <table:table-cell table:style-name="ce230" office:value-type="float" office:value="-0.0388602946043584" calcext:value-type="float">
            <text:p>-0.039</text:p>
          </table:table-cell>
          <table:table-cell table:style-name="ce230" office:value-type="float" office:value="-0.116580883813075" calcext:value-type="float">
            <text:p>-0.117</text:p>
          </table:table-cell>
          <table:table-cell table:style-name="ce238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00462755975261338" calcext:value-type="float">
            <text:p>0.000</text:p>
          </table:table-cell>
          <table:table-cell table:style-name="ce230" office:value-type="float" office:value="-0.000462755975261338" calcext:value-type="float">
            <text:p>0.000</text:p>
          </table:table-cell>
          <table:table-cell table:style-name="ce230" office:value-type="float" office:value="0.000694133962892007" calcext:value-type="float">
            <text:p>0.001</text:p>
          </table:table-cell>
          <table:table-cell table:style-name="ce230" office:value-type="float" office:value="0.00208240188867602" calcext:value-type="float">
            <text:p>0.002</text:p>
          </table:table-cell>
          <table:table-cell table:style-name="ce238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0.0046798781663194" calcext:value-type="float">
            <text:p>0.005</text:p>
          </table:table-cell>
          <table:table-cell table:style-name="ce231" office:value-type="float" office:value="-0.0046798781663194" calcext:value-type="float">
            <text:p>-0.005</text:p>
          </table:table-cell>
          <table:table-cell table:style-name="ce231" office:value-type="float" office:value="0.0070198172494791" calcext:value-type="float">
            <text:p>0.007</text:p>
          </table:table-cell>
          <table:table-cell table:style-name="ce231" office:value-type="float" office:value="0.0210594517484373" calcext:value-type="float">
            <text:p>0.021</text:p>
          </table:table-cell>
          <table:table-cell table:style-name="ce239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 table:number-columns-repeated="4"/>
          <table:table-cell table:style-name="ce212"/>
          <table:table-cell table:number-columns-repeated="4"/>
          <table:table-cell table:style-name="ce214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15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29" office:value-type="float" office:value="0.0498619955551045" calcext:value-type="float">
            <text:p>0.050</text:p>
          </table:table-cell>
          <table:table-cell table:style-name="ce229" office:value-type="float" office:value="-0.0747929933326568" calcext:value-type="float">
            <text:p>-0.075</text:p>
          </table:table-cell>
          <table:table-cell table:style-name="ce229" office:value-type="float" office:value="-0.22437897999797" calcext:value-type="float">
            <text:p>-0.224</text:p>
          </table:table-cell>
          <table:table-cell table:style-name="ce237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205918803178807" calcext:value-type="float">
            <text:p>0.021</text:p>
          </table:table-cell>
          <table:table-cell table:style-name="ce230" office:value-type="float" office:value="-0.0205918803178807" calcext:value-type="float">
            <text:p>-0.021</text:p>
          </table:table-cell>
          <table:table-cell table:style-name="ce230" office:value-type="float" office:value="0.0308878204768211" calcext:value-type="float">
            <text:p>0.031</text:p>
          </table:table-cell>
          <table:table-cell table:style-name="ce230" office:value-type="float" office:value="0.0926634614304633" calcext:value-type="float">
            <text:p>0.093</text:p>
          </table:table-cell>
          <table:table-cell table:style-name="ce238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-0.0105801145959744" calcext:value-type="float">
            <text:p>-0.011</text:p>
          </table:table-cell>
          <table:table-cell table:style-name="ce230" office:value-type="float" office:value="0.0105801145959744" calcext:value-type="float">
            <text:p>0.011</text:p>
          </table:table-cell>
          <table:table-cell table:style-name="ce230" office:value-type="float" office:value="-0.0158701718939616" calcext:value-type="float">
            <text:p>-0.016</text:p>
          </table:table-cell>
          <table:table-cell table:style-name="ce230" office:value-type="float" office:value="-0.0476105156818849" calcext:value-type="float">
            <text:p>-0.048</text:p>
          </table:table-cell>
          <table:table-cell table:style-name="ce238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00898968671739469" calcext:value-type="float">
            <text:p>0.001</text:p>
          </table:table-cell>
          <table:table-cell table:style-name="ce230" office:value-type="float" office:value="-0.000898968671739469" calcext:value-type="float">
            <text:p>-0.001</text:p>
          </table:table-cell>
          <table:table-cell table:style-name="ce230" office:value-type="float" office:value="0.0013484530076092" calcext:value-type="float">
            <text:p>0.001</text:p>
          </table:table-cell>
          <table:table-cell table:style-name="ce230" office:value-type="float" office:value="0.00404535902282761" calcext:value-type="float">
            <text:p>0.004</text:p>
          </table:table-cell>
          <table:table-cell table:style-name="ce238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0.0147862781522111" calcext:value-type="float">
            <text:p>0.015</text:p>
          </table:table-cell>
          <table:table-cell table:style-name="ce231" office:value-type="float" office:value="-0.0147862781522111" calcext:value-type="float">
            <text:p>-0.015</text:p>
          </table:table-cell>
          <table:table-cell table:style-name="ce231" office:value-type="float" office:value="0.0221794172283166" calcext:value-type="float">
            <text:p>0.022</text:p>
          </table:table-cell>
          <table:table-cell table:style-name="ce231" office:value-type="float" office:value="0.0665382516849497" calcext:value-type="float">
            <text:p>0.067</text:p>
          </table:table-cell>
          <table:table-cell table:style-name="ce239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14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14"/>
          <table:table-cell table:style-name="ce214"/>
          <table:table-cell table:style-name="ce214" office:value-type="string" calcext:value-type="string">
            <text:p><text:span text:style-name="T2">∇</text:span>B<text:span text:style-name="T1">in</text:span></text:p>
          </table:table-cell>
          <table:table-cell table:style-name="ce214"/>
          <table:table-cell table:style-name="ce214" office:value-type="string" calcext:value-type="string">
            <text:p><text:span text:style-name="T2">∇InG</text:span><text:span text:style-name="T1">a</text:span></text:p>
          </table:table-cell>
          <table:table-cell table:style-name="ce214" office:value-type="string" calcext:value-type="string">
            <text:p><text:span text:style-name="T2">∇OutG</text:span><text:span text:style-name="T1">a</text:span></text:p>
          </table:table-cell>
          <table:table-cell table:style-name="ce214" office:value-type="string" calcext:value-type="string">
            <text:p><text:span text:style-name="T2">∇ForG</text:span><text:span text:style-name="T1">a</text:span></text:p>
          </table:table-cell>
          <table:table-cell table:style-name="ce214" office:value-type="string" calcext:value-type="string">
            <text:p><text:span text:style-name="T2">∇</text:span>Cand<text:span text:style-name="T1">a</text:span></text:p>
          </table:table-cell>
          <table:table-cell table:style-name="ce214" office:value-type="string" calcext:value-type="string">
            <text:p><text:span text:style-name="T2">∇</text:span>Cell<text:span text:style-name="T1">a</text:span></text:p>
          </table:table-cell>
          <table:table-cell table:style-name="ce214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9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15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19" office:value-type="float" office:value="0.0147981790620624" calcext:value-type="float">
            <text:p>0.015</text:p>
          </table:table-cell>
          <table:table-cell table:style-name="ce219" office:value-type="float" office:value="0.0147981790620624" calcext:value-type="float">
            <text:p>0.015</text:p>
          </table:table-cell>
          <table:table-cell table:style-name="ce222" office:value-type="float" office:value="-0.0164424211800693" calcext:value-type="float">
            <text:p>-0.016</text:p>
          </table:table-cell>
          <table:table-cell/>
          <table:table-cell table:style-name="ce209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18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32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09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09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09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09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38778513618271" calcext:value-type="float">
            <text:p>0.388</text:p>
          </table:table-cell>
          <table:table-cell/>
          <table:table-cell table:style-name="ce216" office:value-type="float" office:value="0.0226681019041946" calcext:value-type="float">
            <text:p>0.023</text:p>
          </table:table-cell>
          <table:table-cell table:style-name="ce213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23" office:value-type="float" office:value="-0.0283351273802432" calcext:value-type="float">
            <text:p>-0.028</text:p>
          </table:table-cell>
          <table:table-cell/>
          <table:table-cell table:style-name="ce210" office:value-type="float" office:value="-0.0283351273802432" calcext:value-type="float">
            <text:p>-0.028</text:p>
          </table:table-cell>
          <table:table-cell/>
          <table:table-cell table:style-name="ce216" office:value-type="float" office:value="-0.0283351273802432" calcext:value-type="float">
            <text:p>-0.028</text:p>
          </table:table-cell>
          <table:table-cell table:style-name="ce210" office:value-type="float" office:value="0.0354446452595989" calcext:value-type="float">
            <text:p>0.035</text:p>
          </table:table-cell>
          <table:table-cell table:style-name="ce210" office:value-type="float" office:value="0.0654269211778141" calcext:value-type="float">
            <text:p>0.065</text:p>
          </table:table-cell>
          <table:table-cell table:style-name="ce210" office:value-type="float" office:value="-0.102959401589404" calcext:value-type="float">
            <text:p>-0.103</text:p>
          </table:table-cell>
          <table:table-cell table:style-name="ce210" office:value-type="float" office:value="-0.461789511812044" calcext:value-type="float">
            <text:p>-0.462</text:p>
          </table:table-cell>
          <table:table-cell table:style-name="ce210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-0.24276447205753" calcext:value-type="float">
            <text:p>-0.243</text:p>
          </table:table-cell>
          <table:table-cell/>
          <table:table-cell table:style-name="ce216" office:value-type="float" office:value="0.181299065844259" calcext:value-type="float">
            <text:p>0.181</text:p>
          </table:table-cell>
          <table:table-cell table:style-name="ce213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23" office:value-type="float" office:value="-0.226623832305323" calcext:value-type="float">
            <text:p>-0.227</text:p>
          </table:table-cell>
          <table:table-cell/>
          <table:table-cell table:style-name="ce210" office:value-type="float" office:value="-0.226623832305323" calcext:value-type="float">
            <text:p>-0.227</text:p>
          </table:table-cell>
          <table:table-cell/>
          <table:table-cell table:style-name="ce216" office:value-type="float" office:value="-0.226623832305323" calcext:value-type="float">
            <text:p>-0.227</text:p>
          </table:table-cell>
          <table:table-cell table:style-name="ce210" office:value-type="float" office:value="0.0210508915425775" calcext:value-type="float">
            <text:p>0.021</text:p>
          </table:table-cell>
          <table:table-cell table:style-name="ce210" office:value-type="float" office:value="0.129534315347861" calcext:value-type="float">
            <text:p>0.130</text:p>
          </table:table-cell>
          <table:table-cell table:style-name="ce210" office:value-type="float" office:value="0.0529005729798721" calcext:value-type="float">
            <text:p>0.053</text:p>
          </table:table-cell>
          <table:table-cell table:style-name="ce210" office:value-type="float" office:value="0.964959382741125" calcext:value-type="float">
            <text:p>0.965</text:p>
          </table:table-cell>
          <table:table-cell table:style-name="ce210" office:value-type="float" office:value="1.48489674354501" calcext:value-type="float">
            <text:p>1.485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1" office:value-type="float" office:value="0.181435917709876" calcext:value-type="float">
            <text:p>0.181</text:p>
          </table:table-cell>
          <table:table-cell/>
          <table:table-cell table:style-name="ce216" office:value-type="float" office:value="0.0323195890995251" calcext:value-type="float">
            <text:p>0.032</text:p>
          </table:table-cell>
          <table:table-cell table:style-name="ce213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23" office:value-type="float" office:value="-0.0403994863744063" calcext:value-type="float">
            <text:p>-0.040</text:p>
          </table:table-cell>
          <table:table-cell/>
          <table:table-cell table:style-name="ce210" office:value-type="float" office:value="-0.0403994863744063" calcext:value-type="float">
            <text:p>-0.040</text:p>
          </table:table-cell>
          <table:table-cell/>
          <table:table-cell table:style-name="ce216" office:value-type="float" office:value="-0.0403994863744063" calcext:value-type="float">
            <text:p>-0.040</text:p>
          </table:table-cell>
          <table:table-cell table:style-name="ce210" office:value-type="float" office:value="-0.287579912967233" calcext:value-type="float">
            <text:p>-0.288</text:p>
          </table:table-cell>
          <table:table-cell table:style-name="ce210" office:value-type="float" office:value="-0.00231377987630669" calcext:value-type="float">
            <text:p>-0.002</text:p>
          </table:table-cell>
          <table:table-cell table:style-name="ce210" office:value-type="float" office:value="-0.00449484335869734" calcext:value-type="float">
            <text:p>-0.004</text:p>
          </table:table-cell>
          <table:table-cell table:style-name="ce210" office:value-type="float" office:value="-0.277103001406768" calcext:value-type="float">
            <text:p>-0.277</text:p>
          </table:table-cell>
          <table:table-cell table:style-name="ce210" office:value-type="float" office:value="-1.82559196720349" calcext:value-type="float">
            <text:p>-1.826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7" office:value-type="float" office:value="-0.182488567543018" calcext:value-type="float">
            <text:p>-0.182</text:p>
          </table:table-cell>
          <table:table-cell table:style-name="ce220" office:value-type="float" office:value="-0.205299638485895" calcext:value-type="float">
            <text:p>-0.205</text:p>
          </table:table-cell>
          <table:table-cell table:style-name="ce220" office:value-type="float" office:value="-0.205299638485895" calcext:value-type="float">
            <text:p>-0.205</text:p>
          </table:table-cell>
          <table:table-cell table:style-name="ce224" office:value-type="float" office:value="0.228110709428773" calcext:value-type="float">
            <text:p>0.228</text:p>
          </table:table-cell>
          <table:table-cell/>
          <table:table-cell table:style-name="ce225" office:value-type="float" office:value="0.228110709428773" calcext:value-type="float">
            <text:p>0.228</text:p>
          </table:table-cell>
          <table:table-cell/>
          <table:table-cell table:style-name="ce217" office:value-type="float" office:value="0.228110709428773" calcext:value-type="float">
            <text:p>0.228</text:p>
          </table:table-cell>
          <table:table-cell table:style-name="ce225" office:value-type="float" office:value="0.224655383156758" calcext:value-type="float">
            <text:p>0.225</text:p>
          </table:table-cell>
          <table:table-cell table:style-name="ce225" office:value-type="float" office:value="-0.023399390831597" calcext:value-type="float">
            <text:p>-0.023</text:p>
          </table:table-cell>
          <table:table-cell table:style-name="ce225" office:value-type="float" office:value="-0.0739313907610553" calcext:value-type="float">
            <text:p>-0.074</text:p>
          </table:table-cell>
          <table:table-cell table:style-name="ce225" office:value-type="float" office:value="-0.988623434647543" calcext:value-type="float">
            <text:p>-0.989</text:p>
          </table:table-cell>
          <table:table-cell table:style-name="ce225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/>
          <table:table-cell table:style-name="ce219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out</text:span></text:p>
          </table:table-cell>
          <table:table-cell table:style-name="ce221"/>
          <table:table-cell table:style-name="ce228" office:value-type="string" calcext:value-type="string">
            <text:p>σ’(InG)</text:p>
          </table:table-cell>
          <table:table-cell table:style-name="ce228" office:value-type="string" calcext:value-type="string">
            <text:p>σ’(OutG)</text:p>
          </table:table-cell>
          <table:table-cell table:style-name="ce228" office:value-type="string" calcext:value-type="string">
            <text:p>σ’(ForG)</text:p>
          </table:table-cell>
          <table:table-cell table:style-name="ce228" office:value-type="string" calcext:value-type="string">
            <text:p>tanh’(Cand)</text:p>
          </table:table-cell>
          <table:table-cell table:style-name="ce228" office:value-type="string" calcext:value-type="string">
            <text:p>tanh’(Cell)</text:p>
          </table:table-cell>
          <table:table-cell table:style-name="ce240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5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19" office:value-type="float" office:value="-0.0151182129912679" calcext:value-type="float">
            <text:p>-0.015</text:p>
          </table:table-cell>
          <table:table-cell table:style-name="ce219" office:value-type="float" office:value="-0.0151182129912679" calcext:value-type="float">
            <text:p>-0.015</text:p>
          </table:table-cell>
          <table:table-cell table:style-name="ce222" office:value-type="float" office:value="0.0167980144347421" calcext:value-type="float">
            <text:p>0.017</text:p>
          </table:table-cell>
          <table:table-cell/>
          <table:table-cell table:style-name="ce209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192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192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33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36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36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0283557162076791" calcext:value-type="float">
            <text:p>-0.028</text:p>
          </table:table-cell>
          <table:table-cell table:style-name="ce213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23" office:value-type="float" office:value="0.0354446452595989" calcext:value-type="float">
            <text:p>0.035</text:p>
          </table:table-cell>
          <table:table-cell/>
          <table:table-cell table:style-name="ce210" office:value-type="float" office:value="0.0354446452595989" calcext:value-type="float">
            <text:p>0.035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3" office:value-type="float" office:value="0.148199946284788" calcext:value-type="float">
            <text:p>0.148</text:p>
          </table:table-cell>
          <table:table-cell table:style-name="ce234" office:value-type="float" office:value="0.236135437987325" calcext:value-type="float">
            <text:p>0.236</text:p>
          </table:table-cell>
          <table:table-cell table:style-name="ce234" office:value-type="float" office:value="0.892758555889303" calcext:value-type="float">
            <text:p>0.893</text:p>
          </table:table-cell>
          <table:table-cell table:style-name="ce234" office:value-type="float" office:value="0.920988741010102" calcext:value-type="float">
            <text:p>0.921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016840713234062" calcext:value-type="float">
            <text:p>-0.017</text:p>
          </table:table-cell>
          <table:table-cell table:style-name="ce213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23" office:value-type="float" office:value="0.0210508915425775" calcext:value-type="float">
            <text:p>0.021</text:p>
          </table:table-cell>
          <table:table-cell/>
          <table:table-cell table:style-name="ce210" office:value-type="float" office:value="0.0210508915425775" calcext:value-type="float">
            <text:p>0.021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3" office:value-type="float" office:value="0.0460011023696418" calcext:value-type="float">
            <text:p>0.046</text:p>
          </table:table-cell>
          <table:table-cell table:style-name="ce234" office:value-type="float" office:value="0.13423810127624" calcext:value-type="float">
            <text:p>0.134</text:p>
          </table:table-cell>
          <table:table-cell table:style-name="ce234" office:value-type="float" office:value="0.0997056463253757" calcext:value-type="float">
            <text:p>0.100</text:p>
          </table:table-cell>
          <table:table-cell table:style-name="ce234" office:value-type="float" office:value="0.905024410180213" calcext:value-type="float">
            <text:p>0.905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230063930373787" calcext:value-type="float">
            <text:p>0.230</text:p>
          </table:table-cell>
          <table:table-cell table:style-name="ce213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23" office:value-type="float" office:value="-0.287579912967233" calcext:value-type="float">
            <text:p>-0.288</text:p>
          </table:table-cell>
          <table:table-cell/>
          <table:table-cell table:style-name="ce210" office:value-type="float" office:value="-0.287579912967233" calcext:value-type="float">
            <text:p>-0.288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3" office:value-type="float" office:value="0.219443116677423" calcext:value-type="float">
            <text:p>0.219</text:p>
          </table:table-cell>
          <table:table-cell table:style-name="ce234" office:value-type="float" office:value="0.0834989106779908" calcext:value-type="float">
            <text:p>0.083</text:p>
          </table:table-cell>
          <table:table-cell table:style-name="ce234" office:value-type="float" office:value="0.0197685301257039" calcext:value-type="float">
            <text:p>0.020</text:p>
          </table:table-cell>
          <table:table-cell table:style-name="ce234" office:value-type="float" office:value="0.484693360669187" calcext:value-type="float">
            <text:p>0.485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7" office:value-type="float" office:value="-0.179724306525406" calcext:value-type="float">
            <text:p>-0.180</text:p>
          </table:table-cell>
          <table:table-cell table:style-name="ce220" office:value-type="float" office:value="-0.202189844841082" calcext:value-type="float">
            <text:p>-0.202</text:p>
          </table:table-cell>
          <table:table-cell table:style-name="ce220" office:value-type="float" office:value="-0.202189844841082" calcext:value-type="float">
            <text:p>-0.202</text:p>
          </table:table-cell>
          <table:table-cell table:style-name="ce224" office:value-type="float" office:value="0.224655383156758" calcext:value-type="float">
            <text:p>0.225</text:p>
          </table:table-cell>
          <table:table-cell/>
          <table:table-cell table:style-name="ce225" office:value-type="float" office:value="0.224655383156758" calcext:value-type="float">
            <text:p>0.225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4" office:value-type="float" office:value="0.237758959911129" calcext:value-type="float">
            <text:p>0.238</text:p>
          </table:table-cell>
          <table:table-cell table:style-name="ce235" office:value-type="float" office:value="0.23668658876106" calcext:value-type="float">
            <text:p>0.237</text:p>
          </table:table-cell>
          <table:table-cell table:style-name="ce235" office:value-type="float" office:value="0.13979463699739" calcext:value-type="float">
            <text:p>0.140</text:p>
          </table:table-cell>
          <table:table-cell table:style-name="ce235" office:value-type="float" office:value="0.832584941877958" calcext:value-type="float">
            <text:p>0.833</text:p>
          </table:table-cell>
          <table:table-cell table:style-name="ce167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19" office:value-type="float" office:value="-0.0213133078734835" calcext:value-type="float">
            <text:p>-0.021</text:p>
          </table:table-cell>
          <table:table-cell table:style-name="ce219" office:value-type="float" office:value="-0.0213133078734835" calcext:value-type="float">
            <text:p>-0.021</text:p>
          </table:table-cell>
          <table:table-cell table:style-name="ce222" office:value-type="float" office:value="0.0236814531927594" calcext:value-type="float">
            <text:p>0.024</text:p>
          </table:table-cell>
          <table:table-cell/>
          <table:table-cell table:style-name="ce209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0523415369422513" calcext:value-type="float">
            <text:p>-0.052</text:p>
          </table:table-cell>
          <table:table-cell table:style-name="ce213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23" office:value-type="float" office:value="0.0654269211778141" calcext:value-type="float">
            <text:p>0.065</text:p>
          </table:table-cell>
          <table:table-cell/>
          <table:table-cell table:style-name="ce210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103627452278289" calcext:value-type="float">
            <text:p>-0.104</text:p>
          </table:table-cell>
          <table:table-cell table:style-name="ce213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23" office:value-type="float" office:value="0.129534315347861" calcext:value-type="float">
            <text:p>0.130</text:p>
          </table:table-cell>
          <table:table-cell/>
          <table:table-cell table:style-name="ce210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00185102390104535" calcext:value-type="float">
            <text:p>0.002</text:p>
          </table:table-cell>
          <table:table-cell table:style-name="ce213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23" office:value-type="float" office:value="-0.00231377987630669" calcext:value-type="float">
            <text:p>-0.002</text:p>
          </table:table-cell>
          <table:table-cell/>
          <table:table-cell table:style-name="ce210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7" office:value-type="float" office:value="0.0187195126652776" calcext:value-type="float">
            <text:p>0.019</text:p>
          </table:table-cell>
          <table:table-cell table:style-name="ce220" office:value-type="float" office:value="0.0210594517484373" calcext:value-type="float">
            <text:p>0.021</text:p>
          </table:table-cell>
          <table:table-cell table:style-name="ce220" office:value-type="float" office:value="0.0210594517484373" calcext:value-type="float">
            <text:p>0.021</text:p>
          </table:table-cell>
          <table:table-cell table:style-name="ce224" office:value-type="float" office:value="-0.023399390831597" calcext:value-type="float">
            <text:p>-0.023</text:p>
          </table:table-cell>
          <table:table-cell/>
          <table:table-cell table:style-name="ce225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 table:number-columns-repeated="1010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19" office:value-type="float" office:value="-0.22437897999797" calcext:value-type="float">
            <text:p>-0.224</text:p>
          </table:table-cell>
          <table:table-cell table:style-name="ce219" office:value-type="float" office:value="-0.22437897999797" calcext:value-type="float">
            <text:p>-0.224</text:p>
          </table:table-cell>
          <table:table-cell table:style-name="ce222" office:value-type="float" office:value="0.249309977775523" calcext:value-type="float">
            <text:p>0.249</text:p>
          </table:table-cell>
          <table:table-cell/>
          <table:table-cell table:style-name="ce209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0.082367521271523" calcext:value-type="float">
            <text:p>0.082</text:p>
          </table:table-cell>
          <table:table-cell table:style-name="ce213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23" office:value-type="float" office:value="-0.102959401589404" calcext:value-type="float">
            <text:p>-0.103</text:p>
          </table:table-cell>
          <table:table-cell/>
          <table:table-cell table:style-name="ce210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-0.0423204583838977" calcext:value-type="float">
            <text:p>-0.042</text:p>
          </table:table-cell>
          <table:table-cell table:style-name="ce213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23" office:value-type="float" office:value="0.0529005729798721" calcext:value-type="float">
            <text:p>0.053</text:p>
          </table:table-cell>
          <table:table-cell/>
          <table:table-cell table:style-name="ce210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0.00359587468695787" calcext:value-type="float">
            <text:p>0.004</text:p>
          </table:table-cell>
          <table:table-cell table:style-name="ce213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23" office:value-type="float" office:value="-0.00449484335869734" calcext:value-type="float">
            <text:p>-0.004</text:p>
          </table:table-cell>
          <table:table-cell/>
          <table:table-cell table:style-name="ce210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7" office:value-type="float" office:value="0.0591451126088442" calcext:value-type="float">
            <text:p>0.059</text:p>
          </table:table-cell>
          <table:table-cell table:style-name="ce220" office:value-type="float" office:value="0.0665382516849497" calcext:value-type="float">
            <text:p>0.067</text:p>
          </table:table-cell>
          <table:table-cell table:style-name="ce220" office:value-type="float" office:value="0.0665382516849497" calcext:value-type="float">
            <text:p>0.067</text:p>
          </table:table-cell>
          <table:table-cell table:style-name="ce224" office:value-type="float" office:value="-0.0739313907610553" calcext:value-type="float">
            <text:p>-0.074</text:p>
          </table:table-cell>
          <table:table-cell/>
          <table:table-cell table:style-name="ce225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4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8" calcext:value-type="float">
            <text:p>0.8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09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10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10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10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25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8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18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09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22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09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41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16" office:value-type="float" office:value="0.249739894404882" calcext:value-type="float">
            <text:p>0.250</text:p>
          </table:table-cell>
          <table:table-cell table:style-name="ce210" office:value-type="float" office:value="0.180938793152142" calcext:value-type="float">
            <text:p>0.181</text:p>
          </table:table-cell>
          <table:table-cell table:style-name="ce223" office:value-type="float" office:value="-0.0996679946249559" calcext:value-type="float">
            <text:p>-0.100</text:p>
          </table:table-cell>
          <table:table-cell table:style-name="ce210" office:value-type="float" office:value="0.0108217777863288" calcext:value-type="float">
            <text:p>0.011</text:p>
          </table:table-cell>
          <table:table-cell table:style-name="ce242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16" office:value-type="float" office:value="0.549833997312478" calcext:value-type="float">
            <text:p>0.550</text:p>
          </table:table-cell>
          <table:table-cell table:style-name="ce210" office:value-type="float" office:value="0.0483376287199052" calcext:value-type="float">
            <text:p>0.048</text:p>
          </table:table-cell>
          <table:table-cell table:style-name="ce223" office:value-type="float" office:value="0.761594155955765" calcext:value-type="float">
            <text:p>0.762</text:p>
          </table:table-cell>
          <table:table-cell table:style-name="ce210" office:value-type="float" office:value="0.40466899819687" calcext:value-type="float">
            <text:p>0.405</text:p>
          </table:table-cell>
          <table:table-cell table:style-name="ce242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16" office:value-type="float" office:value="0.820538480592673" calcext:value-type="float">
            <text:p>0.821</text:p>
          </table:table-cell>
          <table:table-cell table:style-name="ce210" office:value-type="float" office:value="0.674805272582314" calcext:value-type="float">
            <text:p>0.675</text:p>
          </table:table-cell>
          <table:table-cell table:style-name="ce223" office:value-type="float" office:value="0.869249333148855" calcext:value-type="float">
            <text:p>0.869</text:p>
          </table:table-cell>
          <table:table-cell table:style-name="ce210" office:value-type="float" office:value="0.229890947528372" calcext:value-type="float">
            <text:p>0.230</text:p>
          </table:table-cell>
          <table:table-cell table:style-name="ce242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17" office:value-type="float" office:value="0.534942945158215" calcext:value-type="float">
            <text:p>0.535</text:p>
          </table:table-cell>
          <table:table-cell table:style-name="ce225" office:value-type="float" office:value="0.389360766050778" calcext:value-type="float">
            <text:p>0.389</text:p>
          </table:table-cell>
          <table:table-cell table:style-name="ce224" office:value-type="float" office:value="-0.804062391404892" calcext:value-type="float">
            <text:p>-0.804</text:p>
          </table:table-cell>
          <table:table-cell table:style-name="ce225" office:value-type="float" office:value="-0.688677369306464" calcext:value-type="float">
            <text:p>-0.689</text:p>
          </table:table-cell>
          <table:table-cell table:style-name="ce243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181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82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82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83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5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29" office:value-type="float" office:value="-0.0110812483409076" calcext:value-type="float">
            <text:p>-0.011</text:p>
          </table:table-cell>
          <table:table-cell table:style-name="ce229" office:value-type="float" office:value="0.0166218725113614" calcext:value-type="float">
            <text:p>0.017</text:p>
          </table:table-cell>
          <table:table-cell table:style-name="ce229" office:value-type="float" office:value="0.0498656175340843" calcext:value-type="float">
            <text:p>0.050</text:p>
          </table:table-cell>
          <table:table-cell table:style-name="ce237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-0.00145355917391826" calcext:value-type="float">
            <text:p>-0.001</text:p>
          </table:table-cell>
          <table:table-cell table:style-name="ce230" office:value-type="float" office:value="0.00145355917391826" calcext:value-type="float">
            <text:p>0.001</text:p>
          </table:table-cell>
          <table:table-cell table:style-name="ce230" office:value-type="float" office:value="-0.00218033876087739" calcext:value-type="float">
            <text:p>-0.002</text:p>
          </table:table-cell>
          <table:table-cell table:style-name="ce230" office:value-type="float" office:value="-0.00654101628263218" calcext:value-type="float">
            <text:p>-0.007</text:p>
          </table:table-cell>
          <table:table-cell table:style-name="ce238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-0.0376596334440966" calcext:value-type="float">
            <text:p>-0.038</text:p>
          </table:table-cell>
          <table:table-cell table:style-name="ce230" office:value-type="float" office:value="0.0376596334440966" calcext:value-type="float">
            <text:p>0.038</text:p>
          </table:table-cell>
          <table:table-cell table:style-name="ce230" office:value-type="float" office:value="-0.056489450166145" calcext:value-type="float">
            <text:p>-0.056</text:p>
          </table:table-cell>
          <table:table-cell table:style-name="ce230" office:value-type="float" office:value="-0.169468350498435" calcext:value-type="float">
            <text:p>-0.169</text:p>
          </table:table-cell>
          <table:table-cell table:style-name="ce238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0.0571276698646378" calcext:value-type="float">
            <text:p>0.057</text:p>
          </table:table-cell>
          <table:table-cell table:style-name="ce230" office:value-type="float" office:value="-0.0571276698646378" calcext:value-type="float">
            <text:p>-0.057</text:p>
          </table:table-cell>
          <table:table-cell table:style-name="ce230" office:value-type="float" office:value="0.0856915047969568" calcext:value-type="float">
            <text:p>0.086</text:p>
          </table:table-cell>
          <table:table-cell table:style-name="ce230" office:value-type="float" office:value="0.25707451439087" calcext:value-type="float">
            <text:p>0.257</text:p>
          </table:table-cell>
          <table:table-cell table:style-name="ce238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7" office:value-type="float" office:value="-0.0545825907001638" calcext:value-type="float">
            <text:p>-0.055</text:p>
          </table:table-cell>
          <table:table-cell table:style-name="ce231" office:value-type="float" office:value="0.0545825907001638" calcext:value-type="float">
            <text:p>0.055</text:p>
          </table:table-cell>
          <table:table-cell table:style-name="ce231" office:value-type="float" office:value="-0.0818738860502456" calcext:value-type="float">
            <text:p>-0.082</text:p>
          </table:table-cell>
          <table:table-cell table:style-name="ce231" office:value-type="float" office:value="-0.245621658150737" calcext:value-type="float">
            <text:p>-0.246</text:p>
          </table:table-cell>
          <table:table-cell table:style-name="ce239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2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1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12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5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29" office:value-type="float" office:value="0.00130761249080144" calcext:value-type="float">
            <text:p>0.001</text:p>
          </table:table-cell>
          <table:table-cell table:style-name="ce229" office:value-type="float" office:value="-0.00196141873620216" calcext:value-type="float">
            <text:p>-0.002</text:p>
          </table:table-cell>
          <table:table-cell table:style-name="ce229" office:value-type="float" office:value="-0.00588425620860649" calcext:value-type="float">
            <text:p>-0.006</text:p>
          </table:table-cell>
          <table:table-cell table:style-name="ce237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0.002276764507669" calcext:value-type="float">
            <text:p>0.002</text:p>
          </table:table-cell>
          <table:table-cell table:style-name="ce230" office:value-type="float" office:value="-0.002276764507669" calcext:value-type="float">
            <text:p>-0.002</text:p>
          </table:table-cell>
          <table:table-cell table:style-name="ce230" office:value-type="float" office:value="0.0034151467615035" calcext:value-type="float">
            <text:p>0.003</text:p>
          </table:table-cell>
          <table:table-cell table:style-name="ce230" office:value-type="float" office:value="0.0102454402845105" calcext:value-type="float">
            <text:p>0.010</text:p>
          </table:table-cell>
          <table:table-cell table:style-name="ce238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0.00267716864551857" calcext:value-type="float">
            <text:p>0.003</text:p>
          </table:table-cell>
          <table:table-cell table:style-name="ce230" office:value-type="float" office:value="-0.00267716864551857" calcext:value-type="float">
            <text:p>-0.003</text:p>
          </table:table-cell>
          <table:table-cell table:style-name="ce230" office:value-type="float" office:value="0.00401575296827786" calcext:value-type="float">
            <text:p>0.004</text:p>
          </table:table-cell>
          <table:table-cell table:style-name="ce230" office:value-type="float" office:value="0.0120472589048336" calcext:value-type="float">
            <text:p>0.012</text:p>
          </table:table-cell>
          <table:table-cell table:style-name="ce238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-0.0701531979986154" calcext:value-type="float">
            <text:p>-0.070</text:p>
          </table:table-cell>
          <table:table-cell table:style-name="ce230" office:value-type="float" office:value="0.0701531979986154" calcext:value-type="float">
            <text:p>0.070</text:p>
          </table:table-cell>
          <table:table-cell table:style-name="ce230" office:value-type="float" office:value="-0.105229796997923" calcext:value-type="float">
            <text:p>-0.105</text:p>
          </table:table-cell>
          <table:table-cell table:style-name="ce230" office:value-type="float" office:value="-0.315689390993769" calcext:value-type="float">
            <text:p>-0.316</text:p>
          </table:table-cell>
          <table:table-cell table:style-name="ce238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27" office:value-type="float" office:value="-0.0430803988402475" calcext:value-type="float">
            <text:p>-0.043</text:p>
          </table:table-cell>
          <table:table-cell table:style-name="ce231" office:value-type="float" office:value="0.0430803988402475" calcext:value-type="float">
            <text:p>0.043</text:p>
          </table:table-cell>
          <table:table-cell table:style-name="ce231" office:value-type="float" office:value="-0.0646205982603712" calcext:value-type="float">
            <text:p>-0.065</text:p>
          </table:table-cell>
          <table:table-cell table:style-name="ce231" office:value-type="float" office:value="-0.193861794781114" calcext:value-type="float">
            <text:p>-0.194</text:p>
          </table:table-cell>
          <table:table-cell table:style-name="ce239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9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15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19" office:value-type="float" office:value="0.0498656175340843" calcext:value-type="float">
            <text:p>0.050</text:p>
          </table:table-cell>
          <table:table-cell table:style-name="ce219" office:value-type="float" office:value="0.0498656175340843" calcext:value-type="float">
            <text:p>0.050</text:p>
          </table:table-cell>
          <table:table-cell table:style-name="ce222" office:value-type="float" office:value="-0.0554062417045382" calcext:value-type="float">
            <text:p>-0.055</text:p>
          </table:table-cell>
          <table:table-cell table:style-name="ce212"/>
          <table:table-cell table:style-name="ce209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12"/>
          <table:table-cell table:style-name="ce218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09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09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09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625240506180253" calcext:value-type="float">
            <text:p>0.625</text:p>
          </table:table-cell>
          <table:table-cell/>
          <table:table-cell table:style-name="ce216" office:value-type="float" office:value="-0.00581423669567305" calcext:value-type="float">
            <text:p>-0.006</text:p>
          </table:table-cell>
          <table:table-cell table:style-name="ce213" office:value-type="float" office:value="-0.00654101628263218" calcext:value-type="float">
            <text:p>-0.007</text:p>
          </table:table-cell>
          <table:table-cell table:style-name="ce213" office:value-type="float" office:value="-0.00654101628263218" calcext:value-type="float">
            <text:p>-0.007</text:p>
          </table:table-cell>
          <table:table-cell table:style-name="ce223" office:value-type="float" office:value="0.00726779586959131" calcext:value-type="float">
            <text:p>0.007</text:p>
          </table:table-cell>
          <table:table-cell table:style-name="ce212"/>
          <table:table-cell table:style-name="ce210" office:value-type="float" office:value="0.00726779586959131" calcext:value-type="float">
            <text:p>0.007</text:p>
          </table:table-cell>
          <table:table-cell table:style-name="ce212"/>
          <table:table-cell table:style-name="ce216" office:value-type="float" office:value="0.00726779586959131" calcext:value-type="float">
            <text:p>0.007</text:p>
          </table:table-cell>
          <table:table-cell table:style-name="ce210" office:value-type="float" office:value="-0.011383822538345" calcext:value-type="float">
            <text:p>-0.011</text:p>
          </table:table-cell>
          <table:table-cell table:style-name="ce210" office:value-type="float" office:value="-0.0962275483225749" calcext:value-type="float">
            <text:p>-0.096</text:p>
          </table:table-cell>
          <table:table-cell table:style-name="ce210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350001171017318" calcext:value-type="float">
            <text:p>0.3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-0.466663500201379" calcext:value-type="float">
            <text:p>-0.467</text:p>
          </table:table-cell>
          <table:table-cell/>
          <table:table-cell table:style-name="ce216" office:value-type="float" office:value="-0.150638533776387" calcext:value-type="float">
            <text:p>-0.151</text:p>
          </table:table-cell>
          <table:table-cell table:style-name="ce213" office:value-type="float" office:value="-0.169468350498435" calcext:value-type="float">
            <text:p>-0.169</text:p>
          </table:table-cell>
          <table:table-cell table:style-name="ce213" office:value-type="float" office:value="-0.169468350498435" calcext:value-type="float">
            <text:p>-0.169</text:p>
          </table:table-cell>
          <table:table-cell table:style-name="ce223" office:value-type="float" office:value="0.188298167220483" calcext:value-type="float">
            <text:p>0.188</text:p>
          </table:table-cell>
          <table:table-cell table:style-name="ce212"/>
          <table:table-cell table:style-name="ce210" office:value-type="float" office:value="0.188298167220483" calcext:value-type="float">
            <text:p>0.188</text:p>
          </table:table-cell>
          <table:table-cell table:style-name="ce212"/>
          <table:table-cell table:style-name="ce216" office:value-type="float" office:value="0.188298167220483" calcext:value-type="float">
            <text:p>0.188</text:p>
          </table:table-cell>
          <table:table-cell table:style-name="ce210" office:value-type="float" office:value="-0.0133858432275929" calcext:value-type="float">
            <text:p>-0.013</text:p>
          </table:table-cell>
          <table:table-cell table:style-name="ce210" office:value-type="float" office:value="0.230660141821333" calcext:value-type="float">
            <text:p>0.231</text:p>
          </table:table-cell>
          <table:table-cell table:style-name="ce210" office:value-type="float" office:value="0.99889124613554" calcext:value-type="float">
            <text:p>0.999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44422224793867" calcext:value-type="float">
            <text:p>0.44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1" office:value-type="float" office:value="0.103988449095196" calcext:value-type="float">
            <text:p>0.104</text:p>
          </table:table-cell>
          <table:table-cell/>
          <table:table-cell table:style-name="ce216" office:value-type="float" office:value="0.228510679458551" calcext:value-type="float">
            <text:p>0.229</text:p>
          </table:table-cell>
          <table:table-cell table:style-name="ce213" office:value-type="float" office:value="0.25707451439087" calcext:value-type="float">
            <text:p>0.257</text:p>
          </table:table-cell>
          <table:table-cell table:style-name="ce213" office:value-type="float" office:value="0.25707451439087" calcext:value-type="float">
            <text:p>0.257</text:p>
          </table:table-cell>
          <table:table-cell table:style-name="ce223" office:value-type="float" office:value="-0.285638349323189" calcext:value-type="float">
            <text:p>-0.286</text:p>
          </table:table-cell>
          <table:table-cell table:style-name="ce212"/>
          <table:table-cell table:style-name="ce210" office:value-type="float" office:value="-0.285638349323189" calcext:value-type="float">
            <text:p>-0.286</text:p>
          </table:table-cell>
          <table:table-cell table:style-name="ce212"/>
          <table:table-cell table:style-name="ce216" office:value-type="float" office:value="-0.285638349323189" calcext:value-type="float">
            <text:p>-0.286</text:p>
          </table:table-cell>
          <table:table-cell table:style-name="ce210" office:value-type="float" office:value="0.350765989993077" calcext:value-type="float">
            <text:p>0.351</text:p>
          </table:table-cell>
          <table:table-cell table:style-name="ce210" office:value-type="float" office:value="-0.447519490940423" calcext:value-type="float">
            <text:p>-0.448</text:p>
          </table:table-cell>
          <table:table-cell table:style-name="ce210" office:value-type="float" office:value="-2.2315255065659" calcext:value-type="float">
            <text:p>-2.232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821416454094277" calcext:value-type="float">
            <text:p>-0.8214164541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7" office:value-type="float" office:value="-0.218330362800655" calcext:value-type="float">
            <text:p>-0.218</text:p>
          </table:table-cell>
          <table:table-cell table:style-name="ce220" office:value-type="float" office:value="-0.245621658150737" calcext:value-type="float">
            <text:p>-0.246</text:p>
          </table:table-cell>
          <table:table-cell table:style-name="ce220" office:value-type="float" office:value="-0.245621658150737" calcext:value-type="float">
            <text:p>-0.246</text:p>
          </table:table-cell>
          <table:table-cell table:style-name="ce224" office:value-type="float" office:value="0.272912953500819" calcext:value-type="float">
            <text:p>0.273</text:p>
          </table:table-cell>
          <table:table-cell table:style-name="ce212"/>
          <table:table-cell table:style-name="ce225" office:value-type="float" office:value="0.272912953500819" calcext:value-type="float">
            <text:p>0.273</text:p>
          </table:table-cell>
          <table:table-cell table:style-name="ce212"/>
          <table:table-cell table:style-name="ce217" office:value-type="float" office:value="0.272912953500819" calcext:value-type="float">
            <text:p>0.273</text:p>
          </table:table-cell>
          <table:table-cell table:style-name="ce225" office:value-type="float" office:value="0.215401994201237" calcext:value-type="float">
            <text:p>0.215</text:p>
          </table:table-cell>
          <table:table-cell table:style-name="ce225" office:value-type="float" office:value="-0.25798682010531" calcext:value-type="float">
            <text:p>-0.258</text:p>
          </table:table-cell>
          <table:table-cell table:style-name="ce225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225656620421094" calcext:value-type="float">
            <text:p>-0.2256566204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5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19" office:value-type="float" office:value="-0.00588425620860649" calcext:value-type="float">
            <text:p>-0.006</text:p>
          </table:table-cell>
          <table:table-cell table:style-name="ce219" office:value-type="float" office:value="-0.00588425620860649" calcext:value-type="float">
            <text:p>-0.006</text:p>
          </table:table-cell>
          <table:table-cell table:style-name="ce222" office:value-type="float" office:value="0.00653806245400721" calcext:value-type="float">
            <text:p>0.007</text:p>
          </table:table-cell>
          <table:table-cell table:style-name="ce212"/>
          <table:table-cell table:style-name="ce209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192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197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200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41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00910705803067599" calcext:value-type="float">
            <text:p>0.009</text:p>
          </table:table-cell>
          <table:table-cell table:style-name="ce213" office:value-type="float" office:value="0.0102454402845105" calcext:value-type="float">
            <text:p>0.010</text:p>
          </table:table-cell>
          <table:table-cell table:style-name="ce213" office:value-type="float" office:value="0.0102454402845105" calcext:value-type="float">
            <text:p>0.010</text:p>
          </table:table-cell>
          <table:table-cell table:style-name="ce223" office:value-type="float" office:value="-0.011383822538345" calcext:value-type="float">
            <text:p>-0.011</text:p>
          </table:table-cell>
          <table:table-cell table:style-name="ce212"/>
          <table:table-cell table:style-name="ce210" office:value-type="float" office:value="-0.011383822538345" calcext:value-type="float">
            <text:p>-0.011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8" office:value-type="float" office:value="0.148199946284788" calcext:value-type="float">
            <text:p>0.15</text:p>
          </table:table-cell>
          <table:table-cell table:style-name="ce201" office:value-type="float" office:value="0.99006629084744" calcext:value-type="float">
            <text:p>0.99</text:p>
          </table:table-cell>
          <table:table-cell table:style-name="ce242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0107086745820743" calcext:value-type="float">
            <text:p>0.011</text:p>
          </table:table-cell>
          <table:table-cell table:style-name="ce213" office:value-type="float" office:value="0.0120472589048336" calcext:value-type="float">
            <text:p>0.012</text:p>
          </table:table-cell>
          <table:table-cell table:style-name="ce213" office:value-type="float" office:value="0.0120472589048336" calcext:value-type="float">
            <text:p>0.012</text:p>
          </table:table-cell>
          <table:table-cell table:style-name="ce223" office:value-type="float" office:value="-0.0133858432275929" calcext:value-type="float">
            <text:p>-0.013</text:p>
          </table:table-cell>
          <table:table-cell table:style-name="ce212"/>
          <table:table-cell table:style-name="ce210" office:value-type="float" office:value="-0.0133858432275929" calcext:value-type="float">
            <text:p>-0.013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8" office:value-type="float" office:value="0.0460011023696418" calcext:value-type="float">
            <text:p>0.05</text:p>
          </table:table-cell>
          <table:table-cell table:style-name="ce201" office:value-type="float" office:value="0.419974341614026" calcext:value-type="float">
            <text:p>0.42</text:p>
          </table:table-cell>
          <table:table-cell table:style-name="ce242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280612791994462" calcext:value-type="float">
            <text:p>-0.281</text:p>
          </table:table-cell>
          <table:table-cell table:style-name="ce213" office:value-type="float" office:value="-0.315689390993769" calcext:value-type="float">
            <text:p>-0.316</text:p>
          </table:table-cell>
          <table:table-cell table:style-name="ce213" office:value-type="float" office:value="-0.315689390993769" calcext:value-type="float">
            <text:p>-0.316</text:p>
          </table:table-cell>
          <table:table-cell table:style-name="ce223" office:value-type="float" office:value="0.350765989993077" calcext:value-type="float">
            <text:p>0.351</text:p>
          </table:table-cell>
          <table:table-cell table:style-name="ce212"/>
          <table:table-cell table:style-name="ce210" office:value-type="float" office:value="0.350765989993077" calcext:value-type="float">
            <text:p>0.351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8" office:value-type="float" office:value="0.219443116677423" calcext:value-type="float">
            <text:p>0.22</text:p>
          </table:table-cell>
          <table:table-cell table:style-name="ce201" office:value-type="float" office:value="0.244405596820271" calcext:value-type="float">
            <text:p>0.24</text:p>
          </table:table-cell>
          <table:table-cell table:style-name="ce242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7" office:value-type="float" office:value="-0.17232159536099" calcext:value-type="float">
            <text:p>-0.172</text:p>
          </table:table-cell>
          <table:table-cell table:style-name="ce220" office:value-type="float" office:value="-0.193861794781114" calcext:value-type="float">
            <text:p>-0.194</text:p>
          </table:table-cell>
          <table:table-cell table:style-name="ce220" office:value-type="float" office:value="-0.193861794781114" calcext:value-type="float">
            <text:p>-0.194</text:p>
          </table:table-cell>
          <table:table-cell table:style-name="ce224" office:value-type="float" office:value="0.215401994201237" calcext:value-type="float">
            <text:p>0.215</text:p>
          </table:table-cell>
          <table:table-cell table:style-name="ce212"/>
          <table:table-cell table:style-name="ce225" office:value-type="float" office:value="0.215401994201237" calcext:value-type="float">
            <text:p>0.215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9" office:value-type="float" office:value="0.237758959911129" calcext:value-type="float">
            <text:p>0.24</text:p>
          </table:table-cell>
          <table:table-cell table:style-name="ce202" office:value-type="float" office:value="0.353483670728246" calcext:value-type="float">
            <text:p>0.35</text:p>
          </table:table-cell>
          <table:table-cell table:style-name="ce243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2" table:number-columns-repeated="5"/>
          <table:table-cell table:style-name="ce219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21"/>
          <table:table-cell table:style-name="ce221"/>
          <table:table-cell table:style-name="ce213"/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19" office:value-type="float" office:value="0.145206689713432" calcext:value-type="float">
            <text:p>0.145</text:p>
          </table:table-cell>
          <table:table-cell table:style-name="ce219" office:value-type="float" office:value="0.145206689713432" calcext:value-type="float">
            <text:p>0.145</text:p>
          </table:table-cell>
          <table:table-cell table:style-name="ce222" office:value-type="float" office:value="-0.161340766348258" calcext:value-type="float">
            <text:p>-0.161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0769820386580599" calcext:value-type="float">
            <text:p>0.077</text:p>
          </table:table-cell>
          <table:table-cell table:style-name="ce213" office:value-type="float" office:value="0.0866047934903174" calcext:value-type="float">
            <text:p>0.087</text:p>
          </table:table-cell>
          <table:table-cell table:style-name="ce213" office:value-type="float" office:value="0.0866047934903174" calcext:value-type="float">
            <text:p>0.087</text:p>
          </table:table-cell>
          <table:table-cell table:style-name="ce223" office:value-type="float" office:value="-0.0962275483225749" calcext:value-type="float">
            <text:p>-0.096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184528113457067" calcext:value-type="float">
            <text:p>-0.185</text:p>
          </table:table-cell>
          <table:table-cell table:style-name="ce213" office:value-type="float" office:value="-0.2075941276392" calcext:value-type="float">
            <text:p>-0.208</text:p>
          </table:table-cell>
          <table:table-cell table:style-name="ce213" office:value-type="float" office:value="-0.2075941276392" calcext:value-type="float">
            <text:p>-0.208</text:p>
          </table:table-cell>
          <table:table-cell table:style-name="ce223" office:value-type="float" office:value="0.230660141821333" calcext:value-type="float">
            <text:p>0.231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358015592752339" calcext:value-type="float">
            <text:p>0.358</text:p>
          </table:table-cell>
          <table:table-cell table:style-name="ce213" office:value-type="float" office:value="0.402767541846381" calcext:value-type="float">
            <text:p>0.403</text:p>
          </table:table-cell>
          <table:table-cell table:style-name="ce213" office:value-type="float" office:value="0.402767541846381" calcext:value-type="float">
            <text:p>0.403</text:p>
          </table:table-cell>
          <table:table-cell table:style-name="ce223" office:value-type="float" office:value="-0.447519490940423" calcext:value-type="float">
            <text:p>-0.448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7" office:value-type="float" office:value="0.206389456084248" calcext:value-type="float">
            <text:p>0.206</text:p>
          </table:table-cell>
          <table:table-cell table:style-name="ce220" office:value-type="float" office:value="0.232188138094779" calcext:value-type="float">
            <text:p>0.232</text:p>
          </table:table-cell>
          <table:table-cell table:style-name="ce220" office:value-type="float" office:value="0.232188138094779" calcext:value-type="float">
            <text:p>0.232</text:p>
          </table:table-cell>
          <table:table-cell table:style-name="ce224" office:value-type="float" office:value="-0.25798682010531" calcext:value-type="float">
            <text:p>-0.258</text:p>
          </table:table-cell>
          <table:table-cell table:style-name="ce212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6">
          <table:table-cell table:style-name="ce1" table:formula="of:=ROUND(RAND() * 20 - 10) / 10" office:value-type="float" office:value="0.4" calcext:value-type="float">
            <text:p>0.4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G2:.G6])" office:value-type="float" office:value="-0.197375320224904" calcext:value-type="float">
            <text:p>-0.19738</text:p>
          </table:table-cell>
          <table:table-cell table:style-name="ce3"/>
          <table:table-cell table:style-name="ce147" table:number-matrix-columns-spanned="1" table:number-matrix-rows-spanned="5" table:formula="of:=[.L2:.L6]+[.M2:.M6]+[.R25:.R29]*[.P25:.P29]/2" office:value-type="float" office:value="0.155782316888137" calcext:value-type="float">
            <text:p>0.15578</text:p>
          </table:table-cell>
          <table:table-cell/>
          <table:table-cell table:style-name="ce265" table:number-matrix-columns-spanned="1" table:number-matrix-rows-spanned="5" table:formula="of:=TRANSPOSE([.X14:.AB14])" office:value-type="float" office:value="0.169030282209089" calcext:value-type="float">
            <text:p>0.16903</text:p>
          </table:table-cell>
          <table:table-cell table:style-name="ce265" table:number-matrix-columns-spanned="1" table:number-matrix-rows-spanned="5" table:formula="of:=TRANSPOSE([.X22:.AB22])" office:value-type="float" office:value="0.0210927819713815" calcext:value-type="float">
            <text:p>0.02109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style-name="ce3"/>
          <table:table-cell table:style-name="ce148" office:value-type="float" office:value="0.373696513609019" calcext:value-type="float">
            <text:p>0.37370</text:p>
          </table:table-cell>
          <table:table-cell/>
          <table:table-cell table:style-name="ce266" office:value-type="float" office:value="0.169973349078999" calcext:value-type="float">
            <text:p>0.16997</text:p>
          </table:table-cell>
          <table:table-cell table:style-name="ce266" office:value-type="float" office:value="0.009567386451884" calcext:value-type="float">
            <text:p>0.00957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style-name="ce3"/>
          <table:table-cell table:style-name="ce148" office:value-type="float" office:value="-0.403479252700309" calcext:value-type="float">
            <text:p>-0.40348</text:p>
          </table:table-cell>
          <table:table-cell/>
          <table:table-cell table:style-name="ce266" office:value-type="float" office:value="-0.334776857953225" calcext:value-type="float">
            <text:p>-0.33478</text:p>
          </table:table-cell>
          <table:table-cell table:style-name="ce266" office:value-type="float" office:value="-0.0047262201894158" calcext:value-type="float">
            <text:p>-0.00473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style-name="ce3"/>
          <table:table-cell table:style-name="ce148" office:value-type="float" office:value="0.452461916911605" calcext:value-type="float">
            <text:p>0.45246</text:p>
          </table:table-cell>
          <table:table-cell/>
          <table:table-cell table:style-name="ce266" office:value-type="float" office:value="0.522651610367628" calcext:value-type="float">
            <text:p>0.52265</text:p>
          </table:table-cell>
          <table:table-cell table:style-name="ce266" office:value-type="float" office:value="-0.0117822898483484" calcext:value-type="float">
            <text:p>-0.01178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style-name="ce3"/>
          <table:table-cell table:style-name="ce149" office:value-type="float" office:value="-0.0524793759852204" calcext:value-type="float">
            <text:p>-0.05248</text:p>
          </table:table-cell>
          <table:table-cell/>
          <table:table-cell table:style-name="ce267" office:value-type="float" office:value="-0.0929384795209678" calcext:value-type="float">
            <text:p>-0.09294</text:p>
          </table:table-cell>
          <table:table-cell table:style-name="ce267" office:value-type="float" office:value="0.0110390514286374" calcext:value-type="float">
            <text:p>0.01104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0"/>
          <table:table-cell table:style-name="ce107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46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143" office:value-type="float" office:value="0.2" calcext:value-type="float">
            <text:p>0.20000</text:p>
          </table:table-cell>
          <table:table-cell table:style-name="ce143" office:value-type="float" office:value="-0.2" calcext:value-type="float">
            <text:p>-0.20000</text:p>
          </table:table-cell>
          <table:table-cell table:style-name="ce143" office:value-type="float" office:value="0.94" calcext:value-type="float">
            <text:p>0.94000</text:p>
          </table:table-cell>
          <table:table-cell table:style-name="ce255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288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292" office:value-type="float" office:value="0.0278881391821217" calcext:value-type="float">
            <text:p>0.02789</text:p>
          </table:table-cell>
          <table:table-cell table:style-name="ce292" office:value-type="float" office:value="-0.0273358988022777" calcext:value-type="float">
            <text:p>-0.02734</text:p>
          </table:table-cell>
          <table:table-cell table:style-name="ce292" office:value-type="float" office:value="0.13005260945326" calcext:value-type="float">
            <text:p>0.13005</text:p>
          </table:table-cell>
          <table:table-cell table:style-name="ce294" office:value-type="float" office:value="0.083112177166521" calcext:value-type="float">
            <text:p>0.08311</text:p>
          </table:table-cell>
          <table:table-cell/>
          <table:table-cell table:style-name="ce283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47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244" office:value-type="float" office:value="-0.16" calcext:value-type="float">
            <text:p>-0.16000</text:p>
          </table:table-cell>
          <table:table-cell table:style-name="ce244" office:value-type="float" office:value="-0.06" calcext:value-type="float">
            <text:p>-0.06000</text:p>
          </table:table-cell>
          <table:table-cell table:style-name="ce244" office:value-type="float" office:value="0.63" calcext:value-type="float">
            <text:p>0.63000</text:p>
          </table:table-cell>
          <table:table-cell table:style-name="ce256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9" office:value-type="float" office:value="0.00877939011809654" calcext:value-type="float">
            <text:p>0.00878</text:p>
          </table:table-cell>
          <table:table-cell table:style-name="ce125" office:value-type="float" office:value="-0.0103062405734177" calcext:value-type="float">
            <text:p>-0.01031</text:p>
          </table:table-cell>
          <table:table-cell table:style-name="ce125" office:value-type="float" office:value="-0.00394436367624627" calcext:value-type="float">
            <text:p>-0.00394</text:p>
          </table:table-cell>
          <table:table-cell table:style-name="ce125" office:value-type="float" office:value="0.0399525869142364" calcext:value-type="float">
            <text:p>0.03995</text:p>
          </table:table-cell>
          <table:table-cell table:style-name="ce295" office:value-type="float" office:value="-0.0357537481621033" calcext:value-type="float">
            <text:p>-0.03575</text:p>
          </table:table-cell>
          <table:table-cell/>
          <table:table-cell table:style-name="ce148" office:value-type="float" office:value="-0.00127237537943428" calcext:value-type="float">
            <text:p>-0.00127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47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244" office:value-type="float" office:value="0.15" calcext:value-type="float">
            <text:p>0.15000</text:p>
          </table:table-cell>
          <table:table-cell table:style-name="ce244" office:value-type="float" office:value="-0.24" calcext:value-type="float">
            <text:p>-0.24000</text:p>
          </table:table-cell>
          <table:table-cell table:style-name="ce244" office:value-type="float" office:value="0.42" calcext:value-type="float">
            <text:p>0.42000</text:p>
          </table:table-cell>
          <table:table-cell table:style-name="ce256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9" office:value-type="float" office:value="0.108796890420802" calcext:value-type="float">
            <text:p>0.10880</text:p>
          </table:table-cell>
          <table:table-cell table:style-name="ce125" office:value-type="float" office:value="0.108796890420802" calcext:value-type="float">
            <text:p>0.10880</text:p>
          </table:table-cell>
          <table:table-cell table:style-name="ce125" office:value-type="float" office:value="-0.170353025790466" calcext:value-type="float">
            <text:p>-0.17035</text:p>
          </table:table-cell>
          <table:table-cell table:style-name="ce125" office:value-type="float" office:value="0.302054524720911" calcext:value-type="float">
            <text:p>0.30205</text:p>
          </table:table-cell>
          <table:table-cell table:style-name="ce295" office:value-type="float" office:value="-0.306349138816469" calcext:value-type="float">
            <text:p>-0.30635</text:p>
          </table:table-cell>
          <table:table-cell/>
          <table:table-cell table:style-name="ce148" office:value-type="float" office:value="0.0429461409555797" calcext:value-type="float">
            <text:p>0.04295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47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244" office:value-type="float" office:value="0.06" calcext:value-type="float">
            <text:p>0.06000</text:p>
          </table:table-cell>
          <table:table-cell table:style-name="ce244" office:value-type="float" office:value="-0.07" calcext:value-type="float">
            <text:p>-0.07000</text:p>
          </table:table-cell>
          <table:table-cell table:style-name="ce244" office:value-type="float" office:value="0.26" calcext:value-type="float">
            <text:p>0.26000</text:p>
          </table:table-cell>
          <table:table-cell table:style-name="ce256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9" office:value-type="float" office:value="0.00844976229257611" calcext:value-type="float">
            <text:p>0.00845</text:p>
          </table:table-cell>
          <table:table-cell table:style-name="ce125" office:value-type="float" office:value="0.00638884466024047" calcext:value-type="float">
            <text:p>0.00639</text:p>
          </table:table-cell>
          <table:table-cell table:style-name="ce125" office:value-type="float" office:value="-0.00700711994994116" calcext:value-type="float">
            <text:p>-0.00701</text:p>
          </table:table-cell>
          <table:table-cell table:style-name="ce125" office:value-type="float" office:value="0.0269980209835968" calcext:value-type="float">
            <text:p>0.02700</text:p>
          </table:table-cell>
          <table:table-cell table:style-name="ce295" office:value-type="float" office:value="0.0743991265273165" calcext:value-type="float">
            <text:p>0.07440</text:p>
          </table:table-cell>
          <table:table-cell/>
          <table:table-cell table:style-name="ce148" office:value-type="float" office:value="0.109228634513789" calcext:value-type="float">
            <text:p>0.10923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48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144" office:value-type="float" office:value="0.08" calcext:value-type="float">
            <text:p>0.08000</text:p>
          </table:table-cell>
          <table:table-cell table:style-name="ce144" office:value-type="float" office:value="-0.28" calcext:value-type="float">
            <text:p>-0.28000</text:p>
          </table:table-cell>
          <table:table-cell table:style-name="ce144" office:value-type="float" office:value="0.05" calcext:value-type="float">
            <text:p>0.05000</text:p>
          </table:table-cell>
          <table:table-cell table:style-name="ce257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0" office:value-type="float" office:value="0.037205715389252" calcext:value-type="float">
            <text:p>0.03721</text:p>
          </table:table-cell>
          <table:table-cell table:style-name="ce293" office:value-type="float" office:value="0.037205715389252" calcext:value-type="float">
            <text:p>0.03721</text:p>
          </table:table-cell>
          <table:table-cell table:style-name="ce293" office:value-type="float" office:value="-0.126136449734293" calcext:value-type="float">
            <text:p>-0.12614</text:p>
          </table:table-cell>
          <table:table-cell table:style-name="ce293" office:value-type="float" office:value="0.0235938682956232" calcext:value-type="float">
            <text:p>0.02359</text:p>
          </table:table-cell>
          <table:table-cell table:style-name="ce296" office:value-type="float" office:value="0.0916531037637672" calcext:value-type="float">
            <text:p>0.09165</text:p>
          </table:table-cell>
          <table:table-cell/>
          <table:table-cell table:style-name="ce149" office:value-type="float" office:value="0.063521953103601" calcext:value-type="float">
            <text:p>0.06352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291" table:formula="of:=SUM([.X9:.X13])" office:value-type="float" office:value="0.169030282209089" calcext:value-type="float">
            <text:p>0.16903</text:p>
          </table:table-cell>
          <table:table-cell table:style-name="ce291" table:formula="of:=SUM([.Y9:.Y13])" office:value-type="float" office:value="0.169973349078999" calcext:value-type="float">
            <text:p>0.16997</text:p>
          </table:table-cell>
          <table:table-cell table:style-name="ce291" table:formula="of:=SUM([.Z9:.Z13])" office:value-type="float" office:value="-0.334776857953225" calcext:value-type="float">
            <text:p>-0.33478</text:p>
          </table:table-cell>
          <table:table-cell table:style-name="ce291" table:formula="of:=SUM([.AA9:.AA13])" office:value-type="float" office:value="0.522651610367628" calcext:value-type="float">
            <text:p>0.52265</text:p>
          </table:table-cell>
          <table:table-cell table:style-name="ce291" table:formula="of:=SUM([.AB9:.AB13])" office:value-type="float" office:value="-0.0929384795209678" calcext:value-type="float">
            <text:p>-0.09294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46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143" office:value-type="float" office:value="-0.03" calcext:value-type="float">
            <text:p>-0.03000</text:p>
          </table:table-cell>
          <table:table-cell table:style-name="ce143" office:value-type="float" office:value="0.39" calcext:value-type="float">
            <text:p>0.39000</text:p>
          </table:table-cell>
          <table:table-cell table:style-name="ce143" office:value-type="float" office:value="0.18" calcext:value-type="float">
            <text:p>0.18000</text:p>
          </table:table-cell>
          <table:table-cell table:style-name="ce255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288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292" office:value-type="float" office:value="0.000408920192220544" calcext:value-type="float">
            <text:p>0.00041</text:p>
          </table:table-cell>
          <table:table-cell table:style-name="ce292" office:value-type="float" office:value="-0.0057248826910876" calcext:value-type="float">
            <text:p>-0.00572</text:p>
          </table:table-cell>
          <table:table-cell table:style-name="ce292" office:value-type="float" office:value="-0.00265798124943353" calcext:value-type="float">
            <text:p>-0.00266</text:p>
          </table:table-cell>
          <table:table-cell table:style-name="ce294" office:value-type="float" office:value="-0.00601696854267371" calcext:value-type="float">
            <text:p>-0.00602</text:p>
          </table:table-cell>
          <table:table-cell/>
          <table:table-cell table:style-name="ce283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247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244" office:value-type="float" office:value="-0.16" calcext:value-type="float">
            <text:p>-0.16000</text:p>
          </table:table-cell>
          <table:table-cell table:style-name="ce244" office:value-type="float" office:value="0.02" calcext:value-type="float">
            <text:p>0.02000</text:p>
          </table:table-cell>
          <table:table-cell table:style-name="ce244" office:value-type="float" office:value="-0.7" calcext:value-type="float">
            <text:p>-0.70000</text:p>
          </table:table-cell>
          <table:table-cell table:style-name="ce256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9" office:value-type="float" office:value="0.0104286533202267" calcext:value-type="float">
            <text:p>0.01043</text:p>
          </table:table-cell>
          <table:table-cell table:style-name="ce125" office:value-type="float" office:value="0.0206029492423991" calcext:value-type="float">
            <text:p>0.02060</text:p>
          </table:table-cell>
          <table:table-cell table:style-name="ce125" office:value-type="float" office:value="-0.00228921658248879" calcext:value-type="float">
            <text:p>-0.00229</text:p>
          </table:table-cell>
          <table:table-cell table:style-name="ce125" office:value-type="float" office:value="0.0892794467170627" calcext:value-type="float">
            <text:p>0.08928</text:p>
          </table:table-cell>
          <table:table-cell table:style-name="ce295" office:value-type="float" office:value="0.0282336711840284" calcext:value-type="float">
            <text:p>0.02823</text:p>
          </table:table-cell>
          <table:table-cell/>
          <table:table-cell table:style-name="ce148" office:value-type="float" office:value="0.146255503881228" calcext:value-type="float">
            <text:p>0.14626</text:p>
          </table:table-cell>
          <table:table-cell table:number-columns-repeated="990"/>
        </table:table-row>
        <table:table-row table:style-name="ro2">
          <table:table-cell table:style-name="ce147" table:number-matrix-columns-spanned="1" table:number-matrix-rows-spanned="4" table:formula="of:=[.A46:.A49]+[.A61:.A64]+[.A76:.A79]" office:value-type="float" office:value="-0.377071650074086" calcext:value-type="float">
            <text:p>-0.37707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47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244" office:value-type="float" office:value="-0.27" calcext:value-type="float">
            <text:p>-0.27000</text:p>
          </table:table-cell>
          <table:table-cell table:style-name="ce244" office:value-type="float" office:value="-0.18" calcext:value-type="float">
            <text:p>-0.18000</text:p>
          </table:table-cell>
          <table:table-cell table:style-name="ce244" office:value-type="float" office:value="-0.99" calcext:value-type="float">
            <text:p>-0.99000</text:p>
          </table:table-cell>
          <table:table-cell table:style-name="ce256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89" office:value-type="float" office:value="-0.000681972546327174" calcext:value-type="float">
            <text:p>-0.00068</text:p>
          </table:table-cell>
          <table:table-cell table:style-name="ce125" office:value-type="float" office:value="-0.00579676664378098" calcext:value-type="float">
            <text:p>-0.00580</text:p>
          </table:table-cell>
          <table:table-cell table:style-name="ce125" office:value-type="float" office:value="-0.0038787188572358" calcext:value-type="float">
            <text:p>-0.00388</text:p>
          </table:table-cell>
          <table:table-cell table:style-name="ce125" office:value-type="float" office:value="-0.0211411489361424" calcext:value-type="float">
            <text:p>-0.02114</text:p>
          </table:table-cell>
          <table:table-cell table:style-name="ce295" office:value-type="float" office:value="0.00144919166094525" calcext:value-type="float">
            <text:p>0.00145</text:p>
          </table:table-cell>
          <table:table-cell/>
          <table:table-cell table:style-name="ce148" office:value-type="float" office:value="-0.0300494153225411" calcext:value-type="float">
            <text:p>-0.03005</text:p>
          </table:table-cell>
          <table:table-cell table:number-columns-repeated="990"/>
        </table:table-row>
        <table:table-row table:style-name="ro2">
          <table:table-cell table:style-name="ce148" office:value-type="float" office:value="0.153357710120074" calcext:value-type="float">
            <text:p>0.15336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47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244" office:value-type="float" office:value="0.06" calcext:value-type="float">
            <text:p>0.06000</text:p>
          </table:table-cell>
          <table:table-cell table:style-name="ce244" office:value-type="float" office:value="-0.07" calcext:value-type="float">
            <text:p>-0.07000</text:p>
          </table:table-cell>
          <table:table-cell table:style-name="ce244" office:value-type="float" office:value="0.38" calcext:value-type="float">
            <text:p>0.38000</text:p>
          </table:table-cell>
          <table:table-cell table:style-name="ce256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9" office:value-type="float" office:value="0.00925233923792271" calcext:value-type="float">
            <text:p>0.00925</text:p>
          </table:table-cell>
          <table:table-cell table:style-name="ce125" office:value-type="float" office:value="-0.00486139858263736" calcext:value-type="float">
            <text:p>-0.00486</text:p>
          </table:table-cell>
          <table:table-cell table:style-name="ce125" office:value-type="float" office:value="0.00533185650998936" calcext:value-type="float">
            <text:p>0.00533</text:p>
          </table:table-cell>
          <table:table-cell table:style-name="ce125" office:value-type="float" office:value="-0.0299524880414108" calcext:value-type="float">
            <text:p>-0.02995</text:p>
          </table:table-cell>
          <table:table-cell table:style-name="ce295" office:value-type="float" office:value="-0.0393616465884508" calcext:value-type="float">
            <text:p>-0.03936</text:p>
          </table:table-cell>
          <table:table-cell/>
          <table:table-cell table:style-name="ce148" office:value-type="float" office:value="-0.0595913374645869" calcext:value-type="float">
            <text:p>-0.05959</text:p>
          </table:table-cell>
          <table:table-cell table:number-columns-repeated="990"/>
        </table:table-row>
        <table:table-row table:style-name="ro2">
          <table:table-cell table:style-name="ce148" office:value-type="float" office:value="0.0648500990568862" calcext:value-type="float">
            <text:p>0.06485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48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144" office:value-type="float" office:value="0.01" calcext:value-type="float">
            <text:p>0.01000</text:p>
          </table:table-cell>
          <table:table-cell table:style-name="ce144" office:value-type="float" office:value="-0.03" calcext:value-type="float">
            <text:p>-0.03000</text:p>
          </table:table-cell>
          <table:table-cell table:style-name="ce144" office:value-type="float" office:value="0.72" calcext:value-type="float">
            <text:p>0.72000</text:p>
          </table:table-cell>
          <table:table-cell table:style-name="ce257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0" office:value-type="float" office:value="0.00314527102526921" calcext:value-type="float">
            <text:p>0.00315</text:p>
          </table:table-cell>
          <table:table-cell table:style-name="ce293" office:value-type="float" office:value="-0.000786317756317303" calcext:value-type="float">
            <text:p>-0.00079</text:p>
          </table:table-cell>
          <table:table-cell table:style-name="ce293" office:value-type="float" office:value="0.00183474143140704" calcext:value-type="float">
            <text:p>0.00183</text:p>
          </table:table-cell>
          <table:table-cell table:style-name="ce293" office:value-type="float" office:value="-0.0473101183384244" calcext:value-type="float">
            <text:p>-0.04731</text:p>
          </table:table-cell>
          <table:table-cell table:style-name="ce296" office:value-type="float" office:value="0.0267348037147883" calcext:value-type="float">
            <text:p>0.02673</text:p>
          </table:table-cell>
          <table:table-cell/>
          <table:table-cell table:style-name="ce149" office:value-type="float" office:value="-0.0163816199232771" calcext:value-type="float">
            <text:p>-0.01638</text:p>
          </table:table-cell>
          <table:table-cell table:number-columns-repeated="990"/>
        </table:table-row>
        <table:table-row table:style-name="ro2">
          <table:table-cell table:style-name="ce149" office:value-type="float" office:value="0.632881722173894" calcext:value-type="float">
            <text:p>0.63288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291" table:formula="of:=SUM([.X17:.X21])" office:value-type="float" office:value="0.0210927819713815" calcext:value-type="float">
            <text:p>0.02109</text:p>
          </table:table-cell>
          <table:table-cell table:style-name="ce291" table:formula="of:=SUM([.Y17:.Y21])" office:value-type="float" office:value="0.009567386451884" calcext:value-type="float">
            <text:p>0.00957</text:p>
          </table:table-cell>
          <table:table-cell table:style-name="ce291" table:formula="of:=SUM([.Z17:.Z21])" office:value-type="float" office:value="-0.0047262201894158" calcext:value-type="float">
            <text:p>-0.00473</text:p>
          </table:table-cell>
          <table:table-cell table:style-name="ce291" table:formula="of:=SUM([.AA17:.AA21])" office:value-type="float" office:value="-0.0117822898483484" calcext:value-type="float">
            <text:p>-0.01178</text:p>
          </table:table-cell>
          <table:table-cell table:style-name="ce291" table:formula="of:=SUM([.AB17:.AB21])" office:value-type="float" office:value="0.0110390514286374" calcext:value-type="float">
            <text:p>0.01104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6"/>
          <table:table-cell table:style-name="ce3"/>
          <table:table-cell table:style-name="ce168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68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68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8"/>
          <table:table-cell table:style-name="ce250" table:number-matrix-columns-spanned="1" table:number-matrix-rows-spanned="5" table:formula="of:=1/(1+EXP(-([.J32:.J36])))" office:value-type="float" office:value="0.72312180512439" calcext:value-type="float">
            <text:p>0.72312</text:p>
          </table:table-cell>
          <table:table-cell table:style-name="ce17" table:number-matrix-columns-spanned="1" table:number-matrix-rows-spanned="5" table:formula="of:=1/(1+EXP(-([.K32:.K36])))" office:value-type="float" office:value="0.911331336745267" calcext:value-type="float">
            <text:p>0.91133</text:p>
          </table:table-cell>
          <table:table-cell table:style-name="ce269" table:number-matrix-columns-spanned="1" table:number-matrix-rows-spanned="5" table:formula="of:=MMULT([.C69:.F73];[.A25:.A28])+[.H69:.H73]" office:value-type="float" office:value="1.02" calcext:value-type="float">
            <text:p>1.02000</text:p>
          </table:table-cell>
          <table:table-cell table:style-name="ce17" table:number-matrix-columns-spanned="1" table:number-matrix-rows-spanned="5" table:formula="of:=[.M32:.M36]+[.N32:.N36]" office:value-type="float" office:value="0.555317973877824" calcext:value-type="float">
            <text:p>0.55532</text:p>
          </table:table-cell>
          <table:table-cell table:style-name="ce276" table:number-matrix-columns-spanned="1" table:number-matrix-rows-spanned="5" table:formula="of:=TANH([.M25:.M29])" office:value-type="float" office:value="0.504495305496177" calcext:value-type="float">
            <text:p>0.50450</text:p>
          </table:table-cell>
          <table:table-cell table:style-name="ce40"/>
          <table:table-cell table:style-name="ce280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284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284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79" office:value-type="float" office:value="0.249739894404882" calcext:value-type="float">
            <text:p>0.24974</text:p>
          </table:table-cell>
          <table:table-cell table:style-name="ce18" office:value-type="float" office:value="0.180938793152142" calcext:value-type="float">
            <text:p>0.18094</text:p>
          </table:table-cell>
          <table:table-cell table:style-name="ce270" office:value-type="float" office:value="-0.1" calcext:value-type="float">
            <text:p>-0.10000</text:p>
          </table:table-cell>
          <table:table-cell table:style-name="ce18" office:value-type="float" office:value="0.0112137691899402" calcext:value-type="float">
            <text:p>0.01121</text:p>
          </table:table-cell>
          <table:table-cell table:style-name="ce277" office:value-type="float" office:value="0.0112132991749168" calcext:value-type="float">
            <text:p>0.01121</text:p>
          </table:table-cell>
          <table:table-cell table:style-name="ce40"/>
          <table:table-cell table:style-name="ce281" office:value-type="float" office:value="0.2" calcext:value-type="float">
            <text:p>0.2</text:p>
          </table:table-cell>
          <table:table-cell table:style-name="ce285" office:value-type="percentage" office:value="-0.941557780781369" calcext:value-type="percentage">
            <text:p>-94%</text:p>
          </table:table-cell>
          <table:table-cell table:style-name="ce285" office:value-type="percentage" office:value="1.94155778078137" calcext:value-type="percentage">
            <text:p>194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79" office:value-type="float" office:value="0.549833997312478" calcext:value-type="float">
            <text:p>0.54983</text:p>
          </table:table-cell>
          <table:table-cell table:style-name="ce18" office:value-type="float" office:value="0.0483376287199052" calcext:value-type="float">
            <text:p>0.04834</text:p>
          </table:table-cell>
          <table:table-cell table:style-name="ce270" office:value-type="float" office:value="0.1" calcext:value-type="float">
            <text:p>0.10000</text:p>
          </table:table-cell>
          <table:table-cell table:style-name="ce18" office:value-type="float" office:value="0.0404821111152763" calcext:value-type="float">
            <text:p>0.04048</text:p>
          </table:table-cell>
          <table:table-cell table:style-name="ce277" office:value-type="float" office:value="0.0404600115561625" calcext:value-type="float">
            <text:p>0.04046</text:p>
          </table:table-cell>
          <table:table-cell/>
          <table:table-cell table:style-name="ce281" office:value-type="float" office:value="0.2" calcext:value-type="float">
            <text:p>0.2</text:p>
          </table:table-cell>
          <table:table-cell table:style-name="ce285" office:value-type="percentage" office:value="1.63976174557668" calcext:value-type="percentage">
            <text:p>164%</text:p>
          </table:table-cell>
          <table:table-cell table:style-name="ce285" office:value-type="percentage" office:value="-0.639761745576682" calcext:value-type="percentage">
            <text:p>-64%</text:p>
          </table:table-cell>
          <table:table-cell table:number-columns-repeated="2"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79" office:value-type="float" office:value="0.820538480592673" calcext:value-type="float">
            <text:p>0.82054</text:p>
          </table:table-cell>
          <table:table-cell table:style-name="ce18" office:value-type="float" office:value="0.674805272582314" calcext:value-type="float">
            <text:p>0.67481</text:p>
          </table:table-cell>
          <table:table-cell table:style-name="ce270" office:value-type="float" office:value="2.03" calcext:value-type="float">
            <text:p>2.03000</text:p>
          </table:table-cell>
          <table:table-cell table:style-name="ce18" office:value-type="float" office:value="1.05836837027904" calcext:value-type="float">
            <text:p>1.05837</text:p>
          </table:table-cell>
          <table:table-cell table:style-name="ce277" office:value-type="float" office:value="0.785038580632768" calcext:value-type="float">
            <text:p>0.78504</text:p>
          </table:table-cell>
          <table:table-cell/>
          <table:table-cell table:style-name="ce281" office:value-type="float" office:value="0.2" calcext:value-type="float">
            <text:p>0.2</text:p>
          </table:table-cell>
          <table:table-cell table:style-name="ce285" office:value-type="percentage" office:value="1.58407403607675" calcext:value-type="percentage">
            <text:p>158%</text:p>
          </table:table-cell>
          <table:table-cell table:style-name="ce285" office:value-type="percentage" office:value="-0.584074036076746" calcext:value-type="percentage">
            <text:p>-58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9"/>
          <table:table-cell table:style-name="ce80" office:value-type="float" office:value="0.534942945158215" calcext:value-type="float">
            <text:p>0.53494</text:p>
          </table:table-cell>
          <table:table-cell table:style-name="ce19" office:value-type="float" office:value="0.389360766050778" calcext:value-type="float">
            <text:p>0.38936</text:p>
          </table:table-cell>
          <table:table-cell table:style-name="ce271" office:value-type="float" office:value="-1.41" calcext:value-type="float">
            <text:p>-1.41000</text:p>
          </table:table-cell>
          <table:table-cell table:style-name="ce19" office:value-type="float" office:value="-1.06575816551371" calcext:value-type="float">
            <text:p>-1.06576</text:p>
          </table:table-cell>
          <table:table-cell table:style-name="ce278" office:value-type="float" office:value="-0.787857745609632" calcext:value-type="float">
            <text:p>-0.78786</text:p>
          </table:table-cell>
          <table:table-cell/>
          <table:table-cell table:style-name="ce282" office:value-type="float" office:value="0.2" calcext:value-type="float">
            <text:p>0.2</text:p>
          </table:table-cell>
          <table:table-cell table:style-name="ce286" office:value-type="percentage" office:value="0.7057994789289" calcext:value-type="percentage">
            <text:p>71%</text:p>
          </table:table-cell>
          <table:table-cell table:style-name="ce286" office:value-type="percentage" office:value="0.2942005210711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37" table:number-columns-repeated="4"/>
          <table:table-cell table:number-columns-repeated="1007"/>
        </table:table-row>
        <table:table-row table:style-name="ro1">
          <table:table-cell table:number-columns-repeated="7"/>
          <table:table-cell table:style-name="ce1"/>
          <table:table-cell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1"/>
          <table:table-cell table:style-name="ce272" office:value-type="string" calcext:value-type="string">
            <text:p>O<text:span text:style-name="T1">1</text:span></text:p>
          </table:table-cell>
          <table:table-cell table:style-name="ce272" office:value-type="string" calcext:value-type="string">
            <text:p>O<text:span text:style-name="T1">2</text:span></text:p>
          </table:table-cell>
          <table:table-cell/>
          <table:table-cell table:style-name="ce118" office:value-type="string" calcext:value-type="string">
            <text:p>Eps<text:span text:style-name="T1">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2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17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17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6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"/>
          <table:table-cell table:style-name="ce18" office:value-type="float" office:value="-0.0249739894404882" calcext:value-type="float">
            <text:p>-0.02497</text:p>
          </table:table-cell>
          <table:table-cell table:style-name="ce18" office:value-type="float" office:value="0.0361877586304284" calcext:value-type="float">
            <text:p>0.03619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"/>
          <table:table-cell table:style-name="ce18" office:value-type="float" office:value="0.0549833997312479" calcext:value-type="float">
            <text:p>0.05498</text:p>
          </table:table-cell>
          <table:table-cell table:style-name="ce18" office:value-type="float" office:value="-0.0145012886159716" calcext:value-type="float">
            <text:p>-0.01450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"/>
          <table:table-cell table:style-name="ce18" office:value-type="float" office:value="1.66569311560313" calcext:value-type="float">
            <text:p>1.66569</text:p>
          </table:table-cell>
          <table:table-cell table:style-name="ce18" office:value-type="float" office:value="-0.607324745324082" calcext:value-type="float">
            <text:p>-0.60732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"/>
          <table:table-cell table:style-name="ce19" office:value-type="float" office:value="-0.754269552673082" calcext:value-type="float">
            <text:p>-0.75427</text:p>
          </table:table-cell>
          <table:table-cell table:style-name="ce19" office:value-type="float" office:value="-0.311488612840622" calcext:value-type="float">
            <text:p>-0.31149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1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252"/>
          <table:covered-table-cell table:number-columns-repeated="2" table:style-name="ce8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51:.M51])" office:value-type="float" office:value="-0.729995592720281" calcext:value-type="float">
            <text:p>-0.73000</text:p>
          </table:table-cell>
          <table:table-cell/>
          <table:table-cell table:style-name="ce246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143" office:value-type="float" office:value="-0.49" calcext:value-type="float">
            <text:p>-0.49000</text:p>
          </table:table-cell>
          <table:table-cell table:style-name="ce143" office:value-type="float" office:value="0.77" calcext:value-type="float">
            <text:p>0.77000</text:p>
          </table:table-cell>
          <table:table-cell table:style-name="ce255" office:value-type="float" office:value="-0.55" calcext:value-type="float">
            <text:p>-0.55000</text:p>
          </table:table-cell>
          <table:table-cell table:style-name="ce68" table:formula="of:=SUM([.C46:.F46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258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262" office:value-type="float" office:value="-0.0665850647938251" calcext:value-type="float">
            <text:p>-0.0666</text:p>
          </table:table-cell>
          <table:table-cell table:style-name="ce262" office:value-type="float" office:value="0.103764542597484" calcext:value-type="float">
            <text:p>0.1038</text:p>
          </table:table-cell>
          <table:table-cell table:style-name="ce273" office:value-type="float" office:value="-0.0746969508600778" calcext:value-type="float">
            <text:p>-0.0747</text:p>
          </table:table-cell>
          <table:table-cell table:style-name="ce279"/>
          <table:table-cell/>
          <table:table-cell table:style-name="ce283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147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284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284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148" office:value-type="float" office:value="0.17280086456131" calcext:value-type="float">
            <text:p>0.17280</text:p>
          </table:table-cell>
          <table:table-cell/>
          <table:table-cell table:style-name="ce247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244" office:value-type="float" office:value="0.36" calcext:value-type="float">
            <text:p>0.36000</text:p>
          </table:table-cell>
          <table:table-cell table:style-name="ce244" office:value-type="float" office:value="-0.09" calcext:value-type="float">
            <text:p>-0.09000</text:p>
          </table:table-cell>
          <table:table-cell table:style-name="ce256" office:value-type="float" office:value="-0.8" calcext:value-type="float">
            <text:p>-0.80000</text:p>
          </table:table-cell>
          <table:table-cell table:style-name="ce68" table:formula="of:=SUM([.C47:.F4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9" office:value-type="float" office:value="-0.0474971945618366" calcext:value-type="float">
            <text:p>-0.0475</text:p>
          </table:table-cell>
          <table:table-cell table:style-name="ce263" office:value-type="float" office:value="0.0301871058770783" calcext:value-type="float">
            <text:p>0.0302</text:p>
          </table:table-cell>
          <table:table-cell table:style-name="ce263" office:value-type="float" office:value="-0.0078106497723909" calcext:value-type="float">
            <text:p>-0.0078</text:p>
          </table:table-cell>
          <table:table-cell table:style-name="ce274" office:value-type="float" office:value="-0.0677626642415535" calcext:value-type="float">
            <text:p>-0.0678</text:p>
          </table:table-cell>
          <table:table-cell table:style-name="ce158"/>
          <table:table-cell/>
          <table:table-cell table:style-name="ce148" office:value-type="float" office:value="-0.0928834026987026" calcext:value-type="float">
            <text:p>-0.09288</text:p>
          </table:table-cell>
          <table:table-cell/>
          <table:table-cell table:style-name="ce148" office:value-type="float" office:value="-0.0941557780781369" calcext:value-type="float">
            <text:p>-0.09416</text:p>
          </table:table-cell>
          <table:table-cell table:style-name="ce285" office:value-type="percentage" office:value="0.986486486486486" calcext:value-type="percentage">
            <text:p>99%</text:p>
          </table:table-cell>
          <table:table-cell table:style-name="ce285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48" office:value-type="float" office:value="0.0813062058260772" calcext:value-type="float">
            <text:p>0.08131</text:p>
          </table:table-cell>
          <table:table-cell/>
          <table:table-cell table:style-name="ce247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244" office:value-type="float" office:value="0.5925" calcext:value-type="float">
            <text:p>0.59250</text:p>
          </table:table-cell>
          <table:table-cell table:style-name="ce244" office:value-type="float" office:value="-0.3075" calcext:value-type="float">
            <text:p>-0.30750</text:p>
          </table:table-cell>
          <table:table-cell table:style-name="ce256" office:value-type="float" office:value="0.4625" calcext:value-type="float">
            <text:p>0.46250</text:p>
          </table:table-cell>
          <table:table-cell table:style-name="ce68" table:formula="of:=SUM([.C48:.F48])" office:value-type="float" office:value="0.15" calcext:value-type="float">
            <text:p>0.1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-0.450080437457767" calcext:value-type="float">
            <text:p>-0.4501</text:p>
          </table:table-cell>
          <table:table-cell table:style-name="ce263" office:value-type="float" office:value="0.450080437457767" calcext:value-type="float">
            <text:p>0.4501</text:p>
          </table:table-cell>
          <table:table-cell table:style-name="ce263" office:value-type="float" office:value="-0.230713501553981" calcext:value-type="float">
            <text:p>-0.2307</text:p>
          </table:table-cell>
          <table:table-cell table:style-name="ce274" office:value-type="float" office:value="0.35174353515607" calcext:value-type="float">
            <text:p>0.3517</text:p>
          </table:table-cell>
          <table:table-cell table:style-name="ce158"/>
          <table:table-cell/>
          <table:table-cell table:style-name="ce148" office:value-type="float" office:value="0.121030033602088" calcext:value-type="float">
            <text:p>0.12103</text:p>
          </table:table-cell>
          <table:table-cell/>
          <table:table-cell table:style-name="ce148" office:value-type="float" office:value="0.163976174557668" calcext:value-type="float">
            <text:p>0.16398</text:p>
          </table:table-cell>
          <table:table-cell table:style-name="ce285" office:value-type="percentage" office:value="0.738095238095238" calcext:value-type="percentage">
            <text:p>74%</text:p>
          </table:table-cell>
          <table:table-cell table:style-name="ce285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149" office:value-type="float" office:value="0.475097113423801" calcext:value-type="float">
            <text:p>0.47510</text:p>
          </table:table-cell>
          <table:table-cell/>
          <table:table-cell table:style-name="ce247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244" office:value-type="float" office:value="0.91" calcext:value-type="float">
            <text:p>0.91000</text:p>
          </table:table-cell>
          <table:table-cell table:style-name="ce244" office:value-type="float" office:value="0.1" calcext:value-type="float">
            <text:p>0.10000</text:p>
          </table:table-cell>
          <table:table-cell table:style-name="ce256" office:value-type="float" office:value="0" calcext:value-type="float">
            <text:p>0.00000</text:p>
          </table:table-cell>
          <table:table-cell table:style-name="ce68" table:formula="of:=SUM([.C49:.F49])" office:value-type="float" office:value="0.47" calcext:value-type="float">
            <text:p>0.47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-0.0550699758082577" calcext:value-type="float">
            <text:p>-0.0551</text:p>
          </table:table-cell>
          <table:table-cell table:style-name="ce263" office:value-type="float" office:value="0.093490889162856" calcext:value-type="float">
            <text:p>0.0935</text:p>
          </table:table-cell>
          <table:table-cell table:style-name="ce263" office:value-type="float" office:value="0.0105017163169236" calcext:value-type="float">
            <text:p>0.0105</text:p>
          </table:table-cell>
          <table:table-cell table:style-name="ce274" office:value-type="float" office:value="0.000256139422363989" calcext:value-type="float">
            <text:p>0.0003</text:p>
          </table:table-cell>
          <table:table-cell table:style-name="ce158"/>
          <table:table-cell/>
          <table:table-cell table:style-name="ce148" office:value-type="float" office:value="0.0491787690938859" calcext:value-type="float">
            <text:p>0.04918</text:p>
          </table:table-cell>
          <table:table-cell/>
          <table:table-cell table:style-name="ce148" office:value-type="float" office:value="0.158407403607675" calcext:value-type="float">
            <text:p>0.15841</text:p>
          </table:table-cell>
          <table:table-cell table:style-name="ce285" office:value-type="percentage" office:value="0.310457516339869" calcext:value-type="percentage">
            <text:p>31%</text:p>
          </table:table-cell>
          <table:table-cell table:style-name="ce285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248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144" office:value-type="float" office:value="-0.95" calcext:value-type="float">
            <text:p>-0.95000</text:p>
          </table:table-cell>
          <table:table-cell table:style-name="ce144" office:value-type="float" office:value="0.58" calcext:value-type="float">
            <text:p>0.58000</text:p>
          </table:table-cell>
          <table:table-cell table:style-name="ce257" office:value-type="float" office:value="0.75" calcext:value-type="float">
            <text:p>0.75000</text:p>
          </table:table-cell>
          <table:table-cell table:style-name="ce68" table:formula="of:=SUM([.C50:.F50])" office:value-type="float" office:value="0.00999999999999995" calcext:value-type="float">
            <text:p>0.01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60" office:value-type="float" office:value="-0.129690654253185" calcext:value-type="float">
            <text:p>-0.1297</text:p>
          </table:table-cell>
          <table:table-cell table:style-name="ce264" office:value-type="float" office:value="-0.334372503142566" calcext:value-type="float">
            <text:p>-0.3344</text:p>
          </table:table-cell>
          <table:table-cell table:style-name="ce264" office:value-type="float" office:value="0.205564098238042" calcext:value-type="float">
            <text:p>0.2056</text:p>
          </table:table-cell>
          <table:table-cell table:style-name="ce275" office:value-type="float" office:value="0.265557053946998" calcext:value-type="float">
            <text:p>0.2656</text:p>
          </table:table-cell>
          <table:table-cell table:style-name="ce158"/>
          <table:table-cell/>
          <table:table-cell table:style-name="ce149" office:value-type="float" office:value="0.00705799478928898" calcext:value-type="float">
            <text:p>0.00706</text:p>
          </table:table-cell>
          <table:table-cell/>
          <table:table-cell table:style-name="ce149" office:value-type="float" office:value="0.07057994789289" calcext:value-type="float">
            <text:p>0.07058</text:p>
          </table:table-cell>
          <table:table-cell table:style-name="ce286" office:value-type="percentage" office:value="0.0999999999999997" calcext:value-type="percentage">
            <text:p>10%</text:p>
          </table:table-cell>
          <table:table-cell table:style-name="ce286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125" table:number-columns-repeated="4"/>
          <table:table-cell table:number-columns-repeated="3"/>
          <table:table-cell table:style-name="ce261" table:formula="of:=SUM([.J46:.J50])" office:value-type="float" office:value="-0.729995592720281" calcext:value-type="float">
            <text:p>-0.7300</text:p>
          </table:table-cell>
          <table:table-cell table:style-name="ce261" table:formula="of:=SUM([.K46:.K50])" office:value-type="float" office:value="0.17280086456131" calcext:value-type="float">
            <text:p>0.1728</text:p>
          </table:table-cell>
          <table:table-cell table:style-name="ce261" table:formula="of:=SUM([.L46:.L50])" office:value-type="float" office:value="0.0813062058260772" calcext:value-type="float">
            <text:p>0.0813</text:p>
          </table:table-cell>
          <table:table-cell table:style-name="ce261" table:formula="of:=SUM([.M46:.M50])" office:value-type="float" office:value="0.475097113423801" calcext:value-type="float">
            <text:p>0.4751</text:p>
          </table:table-cell>
          <table:table-cell table:style-name="ce125"/>
          <table:table-cell table:number-columns-repeated="1006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014"/>
        </table:table-row>
        <table:table-row table:style-name="ro3">
          <table:table-cell table:style-name="ce244"/>
          <table:table-cell/>
          <table:table-cell table:style-name="ce249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53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250" office:value-type="float" office:value="0.1" calcext:value-type="float">
            <text:p>0.10000</text:p>
          </table:table-cell>
          <table:table-cell table:style-name="ce83" office:value-type="float" office:value="0.4" calcext:value-type="float">
            <text:p>0.40000</text:p>
          </table:table-cell>
          <table:table-cell table:style-name="ce83" office:value-type="float" office:value="-1" calcext:value-type="float">
            <text:p>-1.00000</text:p>
          </table:table-cell>
          <table:table-cell table:style-name="ce88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44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89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80" office:value-type="float" office:value="-0.7" calcext:value-type="float">
            <text:p>-0.70000</text:p>
          </table:table-cell>
          <table:table-cell table:style-name="ce84" office:value-type="float" office:value="0.6" calcext:value-type="float">
            <text:p>0.60000</text:p>
          </table:table-cell>
          <table:table-cell table:style-name="ce84" office:value-type="float" office:value="-0.6" calcext:value-type="float">
            <text:p>-0.6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45" office:value-type="string" calcext:value-type="string">
            <text:p>I<text:span text:style-name="T1">relevance,for</text:span></text:p>
          </table:table-cell>
          <table:table-cell/>
          <table:table-cell table:style-name="ce251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254"/>
          <table:covered-table-cell table:number-columns-repeated="2" table:style-name="ce245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66:.M66])" office:value-type="float" office:value="-0.00558003038268439" calcext:value-type="float">
            <text:p>-0.00558</text:p>
          </table:table-cell>
          <table:table-cell/>
          <table:table-cell table:style-name="ce246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143" office:value-type="float" office:value="-0.2475" calcext:value-type="float">
            <text:p>-0.24750</text:p>
          </table:table-cell>
          <table:table-cell table:style-name="ce143" office:value-type="float" office:value="1.0125" calcext:value-type="float">
            <text:p>1.01250</text:p>
          </table:table-cell>
          <table:table-cell table:style-name="ce255" office:value-type="float" office:value="0.5125" calcext:value-type="float">
            <text:p>0.51250</text:p>
          </table:table-cell>
          <table:table-cell table:style-name="ce68" table:formula="of:=SUM([.C61:.F61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258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262" office:value-type="float" office:value="0.0035818862532075" calcext:value-type="float">
            <text:p>0.0036</text:p>
          </table:table-cell>
          <table:table-cell table:style-name="ce262" office:value-type="float" office:value="-0.0148392430490025" calcext:value-type="float">
            <text:p>-0.0148</text:p>
          </table:table-cell>
          <table:table-cell table:style-name="ce273" office:value-type="float" office:value="-0.00752927110368108" calcext:value-type="float">
            <text:p>-0.0075</text:p>
          </table:table-cell>
          <table:table-cell table:number-columns-repeated="2"/>
          <table:table-cell table:style-name="ce283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147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284" table:number-matrix-columns-spanned="1" table:number-matrix-rows-spanned="5" table:formula="of:=([.G61:.G65]+[.V9:.V13]/2)/([.K32:.K36]+[.V9:.V13])" office:value-type="percentage" office:value="0.561965811965812" calcext:value-type="percentage">
            <text:p>56%</text:p>
          </table:table-cell>
          <table:table-cell table:style-name="ce284" table:number-matrix-columns-spanned="1" table:number-matrix-rows-spanned="5" table:formula="of:=([.U17:.U21]+[.V9:.V13]/2)/([.K32:.K36]+[.V9:.V13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48" office:value-type="float" office:value="0.0341747418182152" calcext:value-type="float">
            <text:p>0.03417</text:p>
          </table:table-cell>
          <table:table-cell/>
          <table:table-cell table:style-name="ce247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244" office:value-type="float" office:value="0.205" calcext:value-type="float">
            <text:p>0.20500</text:p>
          </table:table-cell>
          <table:table-cell table:style-name="ce244" office:value-type="float" office:value="-0.065" calcext:value-type="float">
            <text:p>-0.06500</text:p>
          </table:table-cell>
          <table:table-cell table:style-name="ce256" office:value-type="float" office:value="0.025" calcext:value-type="float">
            <text:p>0.02500</text:p>
          </table:table-cell>
          <table:table-cell table:style-name="ce68" table:formula="of:=SUM([.C62:.F62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9" office:value-type="float" office:value="0.067753677317996" calcext:value-type="float">
            <text:p>0.0678</text:p>
          </table:table-cell>
          <table:table-cell table:style-name="ce263" office:value-type="float" office:value="-0.0255258040128264" calcext:value-type="float">
            <text:p>-0.0255</text:p>
          </table:table-cell>
          <table:table-cell table:style-name="ce263" office:value-type="float" office:value="0.0085086013376088" calcext:value-type="float">
            <text:p>0.0085</text:p>
          </table:table-cell>
          <table:table-cell table:style-name="ce274" office:value-type="float" office:value="-0.0028362004458696" calcext:value-type="float">
            <text:p>-0.0028</text:p>
          </table:table-cell>
          <table:table-cell table:number-columns-repeated="2"/>
          <table:table-cell table:style-name="ce148" office:value-type="float" office:value="0.0479002741969088" calcext:value-type="float">
            <text:p>0.04790</text:p>
          </table:table-cell>
          <table:table-cell/>
          <table:table-cell table:style-name="ce148" office:value-type="float" office:value="0.194155778078137" calcext:value-type="float">
            <text:p>0.19416</text:p>
          </table:table-cell>
          <table:table-cell table:style-name="ce285" office:value-type="percentage" office:value="0.246710526315789" calcext:value-type="percentage">
            <text:p>25%</text:p>
          </table:table-cell>
          <table:table-cell table:style-name="ce285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48" office:value-type="float" office:value="-0.0385340640524944" calcext:value-type="float">
            <text:p>-0.03853</text:p>
          </table:table-cell>
          <table:table-cell/>
          <table:table-cell table:style-name="ce247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244" office:value-type="float" office:value="-0.8325" calcext:value-type="float">
            <text:p>-0.83250</text:p>
          </table:table-cell>
          <table:table-cell table:style-name="ce244" office:value-type="float" office:value="0.3375" calcext:value-type="float">
            <text:p>0.33750</text:p>
          </table:table-cell>
          <table:table-cell table:style-name="ce256" office:value-type="float" office:value="-0.4125" calcext:value-type="float">
            <text:p>-0.41250</text:p>
          </table:table-cell>
          <table:table-cell table:style-name="ce68" table:formula="of:=SUM([.C63:.F63])" office:value-type="float" office:value="-1.58" calcext:value-type="float">
            <text:p>-1.58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9" office:value-type="float" office:value="-0.0144028694866105" calcext:value-type="float">
            <text:p>-0.0144</text:p>
          </table:table-cell>
          <table:table-cell table:style-name="ce263" office:value-type="float" office:value="-0.0178168829945479" calcext:value-type="float">
            <text:p>-0.0178</text:p>
          </table:table-cell>
          <table:table-cell table:style-name="ce263" office:value-type="float" office:value="0.00714809078224375" calcext:value-type="float">
            <text:p>0.0071</text:p>
          </table:table-cell>
          <table:table-cell table:style-name="ce274" office:value-type="float" office:value="-0.00885509753621241" calcext:value-type="float">
            <text:p>-0.0089</text:p>
          </table:table-cell>
          <table:table-cell table:number-columns-repeated="2"/>
          <table:table-cell table:style-name="ce148" office:value-type="float" office:value="-0.0339267592351271" calcext:value-type="float">
            <text:p>-0.03393</text:p>
          </table:table-cell>
          <table:table-cell/>
          <table:table-cell table:style-name="ce148" office:value-type="float" office:value="-0.0639761745576682" calcext:value-type="float">
            <text:p>-0.06398</text:p>
          </table:table-cell>
          <table:table-cell table:style-name="ce285" office:value-type="percentage" office:value="0.53030303030303" calcext:value-type="percentage">
            <text:p>53%</text:p>
          </table:table-cell>
          <table:table-cell table:style-name="ce285" office:value-type="percentage" office:value="0.46969696969697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49" office:value-type="float" office:value="0.0516001475303961" calcext:value-type="float">
            <text:p>0.05160</text:p>
          </table:table-cell>
          <table:table-cell/>
          <table:table-cell table:style-name="ce247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244" office:value-type="float" office:value="-0.785" calcext:value-type="float">
            <text:p>-0.78500</text:p>
          </table:table-cell>
          <table:table-cell table:style-name="ce244" office:value-type="float" office:value="0.295" calcext:value-type="float">
            <text:p>0.29500</text:p>
          </table:table-cell>
          <table:table-cell table:style-name="ce256" office:value-type="float" office:value="-0.275" calcext:value-type="float">
            <text:p>-0.27500</text:p>
          </table:table-cell>
          <table:table-cell table:style-name="ce68" table:formula="of:=SUM([.C64:.F64])" office:value-type="float" office:value="-0.0199999999999998" calcext:value-type="float">
            <text:p>-0.02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9" office:value-type="float" office:value="-0.0293023629585798" calcext:value-type="float">
            <text:p>-0.0293</text:p>
          </table:table-cell>
          <table:table-cell table:style-name="ce263" office:value-type="float" office:value="0.0310782637439482" calcext:value-type="float">
            <text:p>0.0311</text:p>
          </table:table-cell>
          <table:table-cell table:style-name="ce263" office:value-type="float" office:value="-0.0115433551048951" calcext:value-type="float">
            <text:p>-0.0115</text:p>
          </table:table-cell>
          <table:table-cell table:style-name="ce274" office:value-type="float" office:value="0.0109513881764389" calcext:value-type="float">
            <text:p>0.0110</text:p>
          </table:table-cell>
          <table:table-cell table:number-columns-repeated="2"/>
          <table:table-cell table:style-name="ce148" office:value-type="float" office:value="0.00118393385691231" calcext:value-type="float">
            <text:p>0.00118</text:p>
          </table:table-cell>
          <table:table-cell/>
          <table:table-cell table:style-name="ce148" office:value-type="float" office:value="-0.0584074036076746" calcext:value-type="float">
            <text:p>-0.05841</text:p>
          </table:table-cell>
          <table:table-cell table:style-name="ce285" office:value-type="percentage" office:value="-0.02027027027027" calcext:value-type="percentage">
            <text:p>-2%</text:p>
          </table:table-cell>
          <table:table-cell table:style-name="ce285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248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144" office:value-type="float" office:value="-0.6525" calcext:value-type="float">
            <text:p>-0.65250</text:p>
          </table:table-cell>
          <table:table-cell table:style-name="ce144" office:value-type="float" office:value="0.4275" calcext:value-type="float">
            <text:p>0.42750</text:p>
          </table:table-cell>
          <table:table-cell table:style-name="ce257" office:value-type="float" office:value="-0.9125" calcext:value-type="float">
            <text:p>-0.91250</text:p>
          </table:table-cell>
          <table:table-cell table:style-name="ce68" table:formula="of:=SUM([.C65:.F65])" office:value-type="float" office:value="-0.69" calcext:value-type="float">
            <text:p>-0.69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60" office:value-type="float" office:value="-0.0291167772193175" calcext:value-type="float">
            <text:p>-0.0291</text:p>
          </table:table-cell>
          <table:table-cell table:style-name="ce264" office:value-type="float" office:value="0.0428572788284337" calcext:value-type="float">
            <text:p>0.0429</text:p>
          </table:table-cell>
          <table:table-cell table:style-name="ce264" office:value-type="float" office:value="-0.0278081580184493" calcext:value-type="float">
            <text:p>-0.0278</text:p>
          </table:table-cell>
          <table:table-cell table:style-name="ce275" office:value-type="float" office:value="0.0598693284397203" calcext:value-type="float">
            <text:p>0.0599</text:p>
          </table:table-cell>
          <table:table-cell table:number-columns-repeated="2"/>
          <table:table-cell table:style-name="ce149" office:value-type="float" office:value="0.0458016720303871" calcext:value-type="float">
            <text:p>0.04580</text:p>
          </table:table-cell>
          <table:table-cell/>
          <table:table-cell table:style-name="ce149" office:value-type="float" office:value="0.02942005210711" calcext:value-type="float">
            <text:p>0.02942</text:p>
          </table:table-cell>
          <table:table-cell table:style-name="ce286" office:value-type="percentage" office:value="1.55681818181818" calcext:value-type="percentage">
            <text:p>156%</text:p>
          </table:table-cell>
          <table:table-cell table:style-name="ce286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125" table:number-columns-repeated="4"/>
          <table:table-cell table:number-columns-repeated="3"/>
          <table:table-cell table:style-name="ce261" table:formula="of:=SUM([.J61:.J65])" office:value-type="float" office:value="-0.00558003038268439" calcext:value-type="float">
            <text:p>-0.0056</text:p>
          </table:table-cell>
          <table:table-cell table:style-name="ce261" table:formula="of:=SUM([.K61:.K65])" office:value-type="float" office:value="0.0341747418182152" calcext:value-type="float">
            <text:p>0.0342</text:p>
          </table:table-cell>
          <table:table-cell table:style-name="ce261" table:formula="of:=SUM([.L61:.L65])" office:value-type="float" office:value="-0.0385340640524944" calcext:value-type="float">
            <text:p>-0.0385</text:p>
          </table:table-cell>
          <table:table-cell table:style-name="ce261" table:formula="of:=SUM([.M61:.M65])" office:value-type="float" office:value="0.0516001475303961" calcext:value-type="float">
            <text:p>0.0516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3">
          <table:table-cell table:style-name="ce244"/>
          <table:table-cell/>
          <table:table-cell table:style-name="ce249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53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250" office:value-type="float" office:value="-1" calcext:value-type="float">
            <text:p>-1.00000</text:p>
          </table:table-cell>
          <table:table-cell table:style-name="ce83" office:value-type="float" office:value="0.2" calcext:value-type="float">
            <text:p>0.20000</text:p>
          </table:table-cell>
          <table:table-cell table:style-name="ce83" office:value-type="float" office:value="-0" calcext:value-type="float">
            <text:p>0.00000</text:p>
          </table:table-cell>
          <table:table-cell table:style-name="ce88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89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89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80" office:value-type="float" office:value="0.5" calcext:value-type="float">
            <text:p>0.50000</text:p>
          </table:table-cell>
          <table:table-cell table:style-name="ce84" office:value-type="float" office:value="0.8" calcext:value-type="float">
            <text:p>0.80000</text:p>
          </table:table-cell>
          <table:table-cell table:style-name="ce84" office:value-type="float" office:value="-0.9" calcext:value-type="float">
            <text:p>-0.9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014"/>
        </table:table-row>
        <table:table-row table:style-name="ro1">
          <table:table-cell table:style-name="ce245" office:value-type="string" calcext:value-type="string">
            <text:p>I<text:span text:style-name="T1">relevance,c</text:span></text:p>
          </table:table-cell>
          <table:table-cell/>
          <table:table-cell table:style-name="ce251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254"/>
          <table:covered-table-cell table:number-columns-repeated="2" table:style-name="ce245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81:.M81])" office:value-type="float" office:value="0.358503973028879" calcext:value-type="float">
            <text:p>0.35850</text:p>
          </table:table-cell>
          <table:table-cell/>
          <table:table-cell table:style-name="ce246" table:number-matrix-columns-spanned="4" table:number-matrix-rows-spanned="5" table:formula="of:=[.C69:.F69]*TRANSPOSE([.A$25:.A$28])+[.H69]/4" office:value-type="float" office:value="0.85" calcext:value-type="float">
            <text:p>0.85000</text:p>
          </table:table-cell>
          <table:table-cell table:style-name="ce143" office:value-type="float" office:value="-0.13" calcext:value-type="float">
            <text:p>-0.13000</text:p>
          </table:table-cell>
          <table:table-cell table:style-name="ce143" office:value-type="float" office:value="0.05" calcext:value-type="float">
            <text:p>0.05000</text:p>
          </table:table-cell>
          <table:table-cell table:style-name="ce255" office:value-type="float" office:value="0.25" calcext:value-type="float">
            <text:p>0.25000</text:p>
          </table:table-cell>
          <table:table-cell table:style-name="ce68" table:formula="of:=SUM([.C76:.F76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258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262" office:value-type="float" office:value="-0.0166295585240509" calcext:value-type="float">
            <text:p>-0.0166</text:p>
          </table:table-cell>
          <table:table-cell table:style-name="ce262" office:value-type="float" office:value="0.0068474652746092" calcext:value-type="float">
            <text:p>0.0068</text:p>
          </table:table-cell>
          <table:table-cell table:style-name="ce273" office:value-type="float" office:value="0.0329330472731204" calcext:value-type="float">
            <text:p>0.0329</text:p>
          </table:table-cell>
          <table:table-cell table:number-columns-repeated="2"/>
          <table:table-cell table:style-name="ce283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287" table:number-columns-repeated="2"/>
          <table:table-cell table:number-columns-repeated="1000"/>
        </table:table-row>
        <table:table-row table:style-name="ro2">
          <table:table-cell table:style-name="ce148" office:value-type="float" office:value="-0.0536178962594511" calcext:value-type="float">
            <text:p>-0.05362</text:p>
          </table:table-cell>
          <table:table-cell/>
          <table:table-cell table:style-name="ce247" office:value-type="float" office:value="0.85" calcext:value-type="float">
            <text:p>0.85000</text:p>
          </table:table-cell>
          <table:table-cell table:style-name="ce244" office:value-type="float" office:value="-0.13" calcext:value-type="float">
            <text:p>-0.13000</text:p>
          </table:table-cell>
          <table:table-cell table:style-name="ce244" office:value-type="float" office:value="0.05" calcext:value-type="float">
            <text:p>0.05000</text:p>
          </table:table-cell>
          <table:table-cell table:style-name="ce256" office:value-type="float" office:value="0.25" calcext:value-type="float">
            <text:p>0.25000</text:p>
          </table:table-cell>
          <table:table-cell table:style-name="ce68" table:formula="of:=SUM([.C77:.F77])" office:value-type="float" office:value="1.02" calcext:value-type="float">
            <text:p>1.02</text:p>
          </table:table-cell>
          <table:table-cell table:style-name="ce65" office:value-type="float" office:value="0.01" calcext:value-type="float">
            <text:p>0.01</text:p>
          </table:table-cell>
          <table:table-cell/>
          <table:table-cell table:style-name="ce259" office:value-type="float" office:value="-0.0779299037005939" calcext:value-type="float">
            <text:p>-0.0779</text:p>
          </table:table-cell>
          <table:table-cell table:style-name="ce263" office:value-type="float" office:value="0.0116552055387985" calcext:value-type="float">
            <text:p>0.0117</text:p>
          </table:table-cell>
          <table:table-cell table:style-name="ce263" office:value-type="float" office:value="-0.00479920228068174" calcext:value-type="float">
            <text:p>-0.0048</text:p>
          </table:table-cell>
          <table:table-cell table:style-name="ce274" office:value-type="float" office:value="-0.0230818776356598" calcext:value-type="float">
            <text:p>-0.0231</text:p>
          </table:table-cell>
          <table:table-cell table:number-columns-repeated="2"/>
          <table:table-cell table:style-name="ce148" office:value-type="float" office:value="-0.0941557780781369" calcext:value-type="float">
            <text:p>-0.09416</text:p>
          </table:table-cell>
          <table:table-cell table:number-columns-repeated="2"/>
          <table:table-cell table:style-name="ce287" table:number-columns-repeated="2"/>
          <table:table-cell table:number-columns-repeated="1000"/>
        </table:table-row>
        <table:table-row table:style-name="ro2">
          <table:table-cell table:style-name="ce148" office:value-type="float" office:value="0.0220779572833034" calcext:value-type="float">
            <text:p>0.02208</text:p>
          </table:table-cell>
          <table:table-cell/>
          <table:table-cell table:style-name="ce247" office:value-type="float" office:value="0.85" calcext:value-type="float">
            <text:p>0.85000</text:p>
          </table:table-cell>
          <table:table-cell table:style-name="ce244" office:value-type="float" office:value="-0.13" calcext:value-type="float">
            <text:p>-0.13000</text:p>
          </table:table-cell>
          <table:table-cell table:style-name="ce244" office:value-type="float" office:value="0.05" calcext:value-type="float">
            <text:p>0.05000</text:p>
          </table:table-cell>
          <table:table-cell table:style-name="ce256" office:value-type="float" office:value="0.25" calcext:value-type="float">
            <text:p>0.25000</text:p>
          </table:table-cell>
          <table:table-cell table:style-name="ce68" table:formula="of:=SUM([.C78:.F78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0.135718144476128" calcext:value-type="float">
            <text:p>0.1357</text:p>
          </table:table-cell>
          <table:table-cell table:style-name="ce263" office:value-type="float" office:value="-0.0202980216078667" calcext:value-type="float">
            <text:p>-0.0203</text:p>
          </table:table-cell>
          <table:table-cell table:style-name="ce263" office:value-type="float" office:value="0.00835800889735688" calcext:value-type="float">
            <text:p>0.0084</text:p>
          </table:table-cell>
          <table:table-cell table:style-name="ce274" office:value-type="float" office:value="0.0401980427920497" calcext:value-type="float">
            <text:p>0.0402</text:p>
          </table:table-cell>
          <table:table-cell table:number-columns-repeated="2"/>
          <table:table-cell table:style-name="ce148" office:value-type="float" office:value="0.163976174557668" calcext:value-type="float">
            <text:p>0.16398</text:p>
          </table:table-cell>
          <table:table-cell table:number-columns-repeated="2"/>
          <table:table-cell table:style-name="ce287" table:number-columns-repeated="2"/>
          <table:table-cell table:number-columns-repeated="1000"/>
        </table:table-row>
        <table:table-row table:style-name="ro2">
          <table:table-cell table:style-name="ce149" office:value-type="float" office:value="0.106184461219697" calcext:value-type="float">
            <text:p>0.10618</text:p>
          </table:table-cell>
          <table:table-cell/>
          <table:table-cell table:style-name="ce247" office:value-type="float" office:value="0.85" calcext:value-type="float">
            <text:p>0.85000</text:p>
          </table:table-cell>
          <table:table-cell table:style-name="ce244" office:value-type="float" office:value="-0.13" calcext:value-type="float">
            <text:p>-0.13000</text:p>
          </table:table-cell>
          <table:table-cell table:style-name="ce244" office:value-type="float" office:value="0.05" calcext:value-type="float">
            <text:p>0.05000</text:p>
          </table:table-cell>
          <table:table-cell table:style-name="ce256" office:value-type="float" office:value="0.25" calcext:value-type="float">
            <text:p>0.25000</text:p>
          </table:table-cell>
          <table:table-cell table:style-name="ce68" table:formula="of:=SUM([.C79:.F79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0.131109040364605" calcext:value-type="float">
            <text:p>0.1311</text:p>
          </table:table-cell>
          <table:table-cell table:style-name="ce263" office:value-type="float" office:value="-0.0196086834562898" calcext:value-type="float">
            <text:p>-0.0196</text:p>
          </table:table-cell>
          <table:table-cell table:style-name="ce263" office:value-type="float" office:value="0.00807416377611934" calcext:value-type="float">
            <text:p>0.0081</text:p>
          </table:table-cell>
          <table:table-cell table:style-name="ce274" office:value-type="float" office:value="0.0388328829232406" calcext:value-type="float">
            <text:p>0.0388</text:p>
          </table:table-cell>
          <table:table-cell table:number-columns-repeated="2"/>
          <table:table-cell table:style-name="ce148" office:value-type="float" office:value="0.158407403607675" calcext:value-type="float">
            <text:p>0.15841</text:p>
          </table:table-cell>
          <table:table-cell table:number-columns-repeated="2"/>
          <table:table-cell table:style-name="ce287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48" office:value-type="float" office:value="0.85" calcext:value-type="float">
            <text:p>0.85000</text:p>
          </table:table-cell>
          <table:table-cell table:style-name="ce144" office:value-type="float" office:value="-0.13" calcext:value-type="float">
            <text:p>-0.13000</text:p>
          </table:table-cell>
          <table:table-cell table:style-name="ce144" office:value-type="float" office:value="0.05" calcext:value-type="float">
            <text:p>0.05000</text:p>
          </table:table-cell>
          <table:table-cell table:style-name="ce257" office:value-type="float" office:value="0.25" calcext:value-type="float">
            <text:p>0.25000</text:p>
          </table:table-cell>
          <table:table-cell table:style-name="ce68" table:formula="of:=SUM([.C80:.F80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60" office:value-type="float" office:value="0.0584168986200862" calcext:value-type="float">
            <text:p>0.0584</text:p>
          </table:table-cell>
          <table:table-cell table:style-name="ce264" office:value-type="float" office:value="-0.00873683821004221" calcext:value-type="float">
            <text:p>-0.0087</text:p>
          </table:table-cell>
          <table:table-cell table:style-name="ce264" office:value-type="float" office:value="0.00359752161589973" calcext:value-type="float">
            <text:p>0.0036</text:p>
          </table:table-cell>
          <table:table-cell table:style-name="ce275" office:value-type="float" office:value="0.0173023658669463" calcext:value-type="float">
            <text:p>0.0173</text:p>
          </table:table-cell>
          <table:table-cell table:number-columns-repeated="2"/>
          <table:table-cell table:style-name="ce149" office:value-type="float" office:value="0.07057994789289" calcext:value-type="float">
            <text:p>0.07058</text:p>
          </table:table-cell>
          <table:table-cell table:number-columns-repeated="2"/>
          <table:table-cell table:style-name="ce287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5" table:number-columns-repeated="4"/>
          <table:table-cell table:number-columns-repeated="3"/>
          <table:table-cell table:style-name="ce261" table:formula="of:=SUM([.J76:.J80])" office:value-type="float" office:value="0.358503973028879" calcext:value-type="float">
            <text:p>0.3585</text:p>
          </table:table-cell>
          <table:table-cell table:style-name="ce261" table:formula="of:=SUM([.K76:.K80])" office:value-type="float" office:value="-0.0536178962594511" calcext:value-type="float">
            <text:p>-0.0536</text:p>
          </table:table-cell>
          <table:table-cell table:style-name="ce261" table:formula="of:=SUM([.L76:.L80])" office:value-type="float" office:value="0.0220779572833034" calcext:value-type="float">
            <text:p>0.0221</text:p>
          </table:table-cell>
          <table:table-cell table:style-name="ce261" table:formula="of:=SUM([.M76:.M80])" office:value-type="float" office:value="0.106184461219697" calcext:value-type="float">
            <text:p>0.1062</text:p>
          </table:table-cell>
          <table:table-cell table:number-columns-repeated="1007"/>
        </table:table-row>
      </table:table>
      <table:table table:name="RAN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6" calcext:value-type="float">
            <text:p>0.6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78" table:number-matrix-columns-spanned="5" table:number-matrix-rows-spanned="5" table:formula="of:=MMULT([.J17:.J21];TRANSPOSE(['RAN Forward'.G2:.G6]))" office:value-type="float" office:value="0.00880211655359726" calcext:value-type="float">
            <text:p>0.00880</text:p>
          </table:table-cell>
          <table:table-cell table:style-name="ce85" office:value-type="float" office:value="-0.00880211655359726" calcext:value-type="float">
            <text:p>-0.00880</text:p>
          </table:table-cell>
          <table:table-cell table:style-name="ce85" office:value-type="float" office:value="0.0132031748303959" calcext:value-type="float">
            <text:p>0.01320</text:p>
          </table:table-cell>
          <table:table-cell table:style-name="ce85" office:value-type="float" office:value="0.0396095244911877" calcext:value-type="float">
            <text:p>0.03961</text:p>
          </table:table-cell>
          <table:table-cell table:style-name="ce91" office:value-type="float" office:value="0.035208466214389" calcext:value-type="float">
            <text:p>0.0352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1" office:value-type="float" office:value="-0.00145693834606548" calcext:value-type="float">
            <text:p>-0.00146</text:p>
          </table:table-cell>
          <table:table-cell table:style-name="ce86" office:value-type="float" office:value="0.00145693834606548" calcext:value-type="float">
            <text:p>0.00146</text:p>
          </table:table-cell>
          <table:table-cell table:style-name="ce86" office:value-type="float" office:value="-0.00218540751909821" calcext:value-type="float">
            <text:p>-0.00219</text:p>
          </table:table-cell>
          <table:table-cell table:style-name="ce86" office:value-type="float" office:value="-0.00655622255729464" calcext:value-type="float">
            <text:p>-0.00656</text:p>
          </table:table-cell>
          <table:table-cell table:style-name="ce92" office:value-type="float" office:value="-0.0058277533842619" calcext:value-type="float">
            <text:p>-0.0058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1" office:value-type="float" office:value="-0.00292297276767574" calcext:value-type="float">
            <text:p>-0.00292</text:p>
          </table:table-cell>
          <table:table-cell table:style-name="ce86" office:value-type="float" office:value="0.00292297276767574" calcext:value-type="float">
            <text:p>0.00292</text:p>
          </table:table-cell>
          <table:table-cell table:style-name="ce86" office:value-type="float" office:value="-0.00438445915151361" calcext:value-type="float">
            <text:p>-0.00438</text:p>
          </table:table-cell>
          <table:table-cell table:style-name="ce86" office:value-type="float" office:value="-0.0131533774545408" calcext:value-type="float">
            <text:p>-0.01315</text:p>
          </table:table-cell>
          <table:table-cell table:style-name="ce92" office:value-type="float" office:value="-0.011691891070703" calcext:value-type="float">
            <text:p>-0.011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1" office:value-type="float" office:value="0.10193207916596" calcext:value-type="float">
            <text:p>0.10193</text:p>
          </table:table-cell>
          <table:table-cell table:style-name="ce86" office:value-type="float" office:value="-0.10193207916596" calcext:value-type="float">
            <text:p>-0.10193</text:p>
          </table:table-cell>
          <table:table-cell table:style-name="ce86" office:value-type="float" office:value="0.15289811874894" calcext:value-type="float">
            <text:p>0.15290</text:p>
          </table:table-cell>
          <table:table-cell table:style-name="ce86" office:value-type="float" office:value="0.458694356246819" calcext:value-type="float">
            <text:p>0.45869</text:p>
          </table:table-cell>
          <table:table-cell table:style-name="ce92" office:value-type="float" office:value="0.407728316663839" calcext:value-type="float">
            <text:p>0.4077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2" office:value-type="float" office:value="-0.100172324439255" calcext:value-type="float">
            <text:p>-0.10017</text:p>
          </table:table-cell>
          <table:table-cell table:style-name="ce87" office:value-type="float" office:value="0.100172324439255" calcext:value-type="float">
            <text:p>0.10017</text:p>
          </table:table-cell>
          <table:table-cell table:style-name="ce87" office:value-type="float" office:value="-0.150258486658882" calcext:value-type="float">
            <text:p>-0.15026</text:p>
          </table:table-cell>
          <table:table-cell table:style-name="ce87" office:value-type="float" office:value="-0.450775459976646" calcext:value-type="float">
            <text:p>-0.45078</text:p>
          </table:table-cell>
          <table:table-cell table:style-name="ce93" office:value-type="float" office:value="-0.400689297757018" calcext:value-type="float">
            <text:p>-0.400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77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49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77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78" table:number-matrix-columns-spanned="5" table:number-matrix-rows-spanned="5" table:formula="of:=MMULT([.K17:.K21];TRANSPOSE(['RAN Forward'.G2:.G6]))" office:value-type="float" office:value="-0.000687426141815442" calcext:value-type="float">
            <text:p>-0.00069</text:p>
          </table:table-cell>
          <table:table-cell table:style-name="ce85" office:value-type="float" office:value="0.000687426141815442" calcext:value-type="float">
            <text:p>0.00069</text:p>
          </table:table-cell>
          <table:table-cell table:style-name="ce85" office:value-type="float" office:value="-0.00103113921272316" calcext:value-type="float">
            <text:p>-0.00103</text:p>
          </table:table-cell>
          <table:table-cell table:style-name="ce85" office:value-type="float" office:value="-0.00309341763816949" calcext:value-type="float">
            <text:p>-0.00309</text:p>
          </table:table-cell>
          <table:table-cell table:style-name="ce91" office:value-type="float" office:value="-0.00274970456726177" calcext:value-type="float">
            <text:p>-0.0027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1" office:value-type="float" office:value="0.00227448087900145" calcext:value-type="float">
            <text:p>0.00227</text:p>
          </table:table-cell>
          <table:table-cell table:style-name="ce86" office:value-type="float" office:value="-0.00227448087900145" calcext:value-type="float">
            <text:p>-0.00227</text:p>
          </table:table-cell>
          <table:table-cell table:style-name="ce86" office:value-type="float" office:value="0.00341172131850217" calcext:value-type="float">
            <text:p>0.00341</text:p>
          </table:table-cell>
          <table:table-cell table:style-name="ce86" office:value-type="float" office:value="0.0102351639555065" calcext:value-type="float">
            <text:p>0.01024</text:p>
          </table:table-cell>
          <table:table-cell table:style-name="ce92" office:value-type="float" office:value="0.0090979235160058" calcext:value-type="float">
            <text:p>0.0091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1" office:value-type="float" office:value="0.00158251564971288" calcext:value-type="float">
            <text:p>0.00158</text:p>
          </table:table-cell>
          <table:table-cell table:style-name="ce86" office:value-type="float" office:value="-0.00158251564971288" calcext:value-type="float">
            <text:p>-0.00158</text:p>
          </table:table-cell>
          <table:table-cell table:style-name="ce86" office:value-type="float" office:value="0.00237377347456932" calcext:value-type="float">
            <text:p>0.00237</text:p>
          </table:table-cell>
          <table:table-cell table:style-name="ce86" office:value-type="float" office:value="0.00712132042370796" calcext:value-type="float">
            <text:p>0.00712</text:p>
          </table:table-cell>
          <table:table-cell table:style-name="ce92" office:value-type="float" office:value="0.00633006259885152" calcext:value-type="float">
            <text:p>0.0063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1" office:value-type="float" office:value="-0.0535994303811186" calcext:value-type="float">
            <text:p>-0.05360</text:p>
          </table:table-cell>
          <table:table-cell table:style-name="ce86" office:value-type="float" office:value="0.0535994303811186" calcext:value-type="float">
            <text:p>0.05360</text:p>
          </table:table-cell>
          <table:table-cell table:style-name="ce86" office:value-type="float" office:value="-0.080399145571678" calcext:value-type="float">
            <text:p>-0.08040</text:p>
          </table:table-cell>
          <table:table-cell table:style-name="ce86" office:value-type="float" office:value="-0.241197436715034" calcext:value-type="float">
            <text:p>-0.24120</text:p>
          </table:table-cell>
          <table:table-cell table:style-name="ce92" office:value-type="float" office:value="-0.214397721524475" calcext:value-type="float">
            <text:p>-0.2144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82" office:value-type="float" office:value="-0.0450862337456556" calcext:value-type="float">
            <text:p>-0.04509</text:p>
          </table:table-cell>
          <table:table-cell table:style-name="ce87" office:value-type="float" office:value="0.0450862337456556" calcext:value-type="float">
            <text:p>0.04509</text:p>
          </table:table-cell>
          <table:table-cell table:style-name="ce87" office:value-type="float" office:value="-0.0676293506184834" calcext:value-type="float">
            <text:p>-0.06763</text:p>
          </table:table-cell>
          <table:table-cell table:style-name="ce87" office:value-type="float" office:value="-0.20288805185545" calcext:value-type="float">
            <text:p>-0.20289</text:p>
          </table:table-cell>
          <table:table-cell table:style-name="ce93" office:value-type="float" office:value="-0.180344934982622" calcext:value-type="float">
            <text:p>-0.1803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RAN Forward'.C39:.F43]);[.J17:.J21])+MMULT(TRANSPOSE(['RAN Forward'.C54:.F58]); [.K17:.K21])+MMULT(TRANSPOSE(['RAN Forward'.C69:.F73]);[.L17:.L21])" office:value-type="float" office:value="0.712060463740943" calcext:value-type="float">
            <text:p>0.71206</text:p>
          </table:table-cell>
          <table:table-cell table:style-name="ce77"/>
          <table:table-cell table:style-name="ce78" table:number-matrix-columns-spanned="4" table:number-matrix-rows-spanned="5" table:formula="of:=MMULT([.J17:.J21];TRANSPOSE(['RAN Forward'.A25:.A28]))" office:value-type="float" office:value="0.035208466214389" calcext:value-type="float">
            <text:p>0.03521</text:p>
          </table:table-cell>
          <table:table-cell table:style-name="ce83" office:value-type="float" office:value="0.0396095244911877" calcext:value-type="float">
            <text:p>0.03961</text:p>
          </table:table-cell>
          <table:table-cell table:style-name="ce83" office:value-type="float" office:value="0.0396095244911877" calcext:value-type="float">
            <text:p>0.03961</text:p>
          </table:table-cell>
          <table:table-cell table:style-name="ce88" office:value-type="float" office:value="-0.0440105827679863" calcext:value-type="float">
            <text:p>-0.04401</text:p>
          </table:table-cell>
          <table:table-cell table:style-name="ce77"/>
          <table:table-cell table:style-name="ce17" table:number-matrix-columns-spanned="1" table:number-matrix-rows-spanned="5" table:formula="of:=[.J17:.J21]" office:value-type="float" office:value="-0.0440105827679863" calcext:value-type="float">
            <text:p>-0.04401</text:p>
          </table:table-cell>
          <table:table-cell table:style-name="ce77"/>
          <table:table-cell table:style-name="ce250" table:number-matrix-columns-spanned="1" table:number-matrix-rows-spanned="5" table:formula="of:=['RAN Forward'.L25:.L29]*[.J24:.J28]*[.M17:.M21]" office:value-type="float" office:value="-0.0440105827679863" calcext:value-type="float">
            <text:p>-0.04401</text:p>
          </table:table-cell>
          <table:table-cell table:style-name="ce17" table:number-matrix-columns-spanned="1" table:number-matrix-rows-spanned="5" table:formula="of:=['RAN Forward'.H2:.H6]*[.K24:.K28]*[.M17:.M21]" office:value-type="float" office:value="0.00343713070907721" calcext:value-type="float">
            <text:p>0.00344</text:p>
          </table:table-cell>
          <table:table-cell table:style-name="ce17" table:number-matrix-columns-spanned="1" table:number-matrix-rows-spanned="5" table:formula="of:=['RAN Forward'.J25:.J29]*[.M17:.M21]" office:value-type="float" office:value="-0.155836143702385" calcext:value-type="float">
            <text:p>-0.15584</text:p>
          </table:table-cell>
          <table:table-cell table:style-name="ce17" table:number-matrix-columns-spanned="1" table:number-matrix-rows-spanned="5" table:formula="of:=['RAN Forward'.N25:.N29]-[.O17:.O21]+[.Q17:.Q21]" office:value-type="float" office:value="-0.215504694503823" calcext:value-type="float">
            <text:p>-0.21550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1.22818757875462" calcext:value-type="float">
            <text:p>1.22819</text:p>
          </table:table-cell>
          <table:table-cell table:style-name="ce77"/>
          <table:table-cell table:style-name="ce79" office:value-type="float" office:value="-0.0058277533842619" calcext:value-type="float">
            <text:p>-0.00583</text:p>
          </table:table-cell>
          <table:table-cell table:style-name="ce20" office:value-type="float" office:value="-0.00655622255729464" calcext:value-type="float">
            <text:p>-0.00656</text:p>
          </table:table-cell>
          <table:table-cell table:style-name="ce20" office:value-type="float" office:value="-0.00655622255729464" calcext:value-type="float">
            <text:p>-0.00656</text:p>
          </table:table-cell>
          <table:table-cell table:style-name="ce89" office:value-type="float" office:value="0.00728469173032738" calcext:value-type="float">
            <text:p>0.00728</text:p>
          </table:table-cell>
          <table:table-cell table:style-name="ce77"/>
          <table:table-cell table:style-name="ce18" office:value-type="float" office:value="0.00728469173032738" calcext:value-type="float">
            <text:p>0.00728</text:p>
          </table:table-cell>
          <table:table-cell table:style-name="ce77"/>
          <table:table-cell table:style-name="ce79" office:value-type="float" office:value="0.00728469173032738" calcext:value-type="float">
            <text:p>0.00728</text:p>
          </table:table-cell>
          <table:table-cell table:style-name="ce18" office:value-type="float" office:value="-0.0113724043950072" calcext:value-type="float">
            <text:p>-0.01137</text:p>
          </table:table-cell>
          <table:table-cell table:style-name="ce18" office:value-type="float" office:value="-0.0970955496100789" calcext:value-type="float">
            <text:p>-0.09710</text:p>
          </table:table-cell>
          <table:table-cell table:style-name="ce18" office:value-type="float" office:value="-0.388786700825083" calcext:value-type="float">
            <text:p>-0.3887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35" calcext:value-type="float">
            <text:p>0.3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1.06907662728037" calcext:value-type="float">
            <text:p>-1.06908</text:p>
          </table:table-cell>
          <table:table-cell table:style-name="ce77"/>
          <table:table-cell table:style-name="ce79" office:value-type="float" office:value="-0.011691891070703" calcext:value-type="float">
            <text:p>-0.01169</text:p>
          </table:table-cell>
          <table:table-cell table:style-name="ce20" office:value-type="float" office:value="-0.0131533774545408" calcext:value-type="float">
            <text:p>-0.01315</text:p>
          </table:table-cell>
          <table:table-cell table:style-name="ce20" office:value-type="float" office:value="-0.0131533774545408" calcext:value-type="float">
            <text:p>-0.01315</text:p>
          </table:table-cell>
          <table:table-cell table:style-name="ce89" office:value-type="float" office:value="0.0146148638383787" calcext:value-type="float">
            <text:p>0.01461</text:p>
          </table:table-cell>
          <table:table-cell table:style-name="ce77"/>
          <table:table-cell table:style-name="ce18" office:value-type="float" office:value="0.0146148638383787" calcext:value-type="float">
            <text:p>0.01461</text:p>
          </table:table-cell>
          <table:table-cell table:style-name="ce77"/>
          <table:table-cell table:style-name="ce79" office:value-type="float" office:value="0.0146148638383787" calcext:value-type="float">
            <text:p>0.01461</text:p>
          </table:table-cell>
          <table:table-cell table:style-name="ce18" office:value-type="float" office:value="-0.0079125782485644" calcext:value-type="float">
            <text:p>-0.00791</text:p>
          </table:table-cell>
          <table:table-cell table:style-name="ce18" office:value-type="float" office:value="0.324654988407097" calcext:value-type="float">
            <text:p>0.32465</text:p>
          </table:table-cell>
          <table:table-cell table:style-name="ce18" office:value-type="float" office:value="0.590460011556163" calcext:value-type="float">
            <text:p>0.59046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4" calcext:value-type="float">
            <text:p>0.40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96" office:value-type="float" office:value="-0.0603653810835328" calcext:value-type="float">
            <text:p>-0.06037</text:p>
          </table:table-cell>
          <table:table-cell table:style-name="ce77"/>
          <table:table-cell table:style-name="ce79" office:value-type="float" office:value="0.407728316663839" calcext:value-type="float">
            <text:p>0.40773</text:p>
          </table:table-cell>
          <table:table-cell table:style-name="ce20" office:value-type="float" office:value="0.458694356246819" calcext:value-type="float">
            <text:p>0.45869</text:p>
          </table:table-cell>
          <table:table-cell table:style-name="ce20" office:value-type="float" office:value="0.458694356246819" calcext:value-type="float">
            <text:p>0.45869</text:p>
          </table:table-cell>
          <table:table-cell table:style-name="ce89" office:value-type="float" office:value="-0.509660395829799" calcext:value-type="float">
            <text:p>-0.50966</text:p>
          </table:table-cell>
          <table:table-cell table:style-name="ce77"/>
          <table:table-cell table:style-name="ce18" office:value-type="float" office:value="-0.509660395829799" calcext:value-type="float">
            <text:p>-0.50966</text:p>
          </table:table-cell>
          <table:table-cell table:style-name="ce77"/>
          <table:table-cell table:style-name="ce79" office:value-type="float" office:value="-0.509660395829799" calcext:value-type="float">
            <text:p>-0.50966</text:p>
          </table:table-cell>
          <table:table-cell table:style-name="ce18" office:value-type="float" office:value="0.267997151905593" calcext:value-type="float">
            <text:p>0.26800</text:p>
          </table:table-cell>
          <table:table-cell table:style-name="ce18" office:value-type="float" office:value="-1.39898645251672" calcext:value-type="float">
            <text:p>-1.39899</text:p>
          </table:table-cell>
          <table:table-cell table:style-name="ce18" office:value-type="float" office:value="-1.70496141936723" calcext:value-type="float">
            <text:p>-1.70496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85" calcext:value-type="float">
            <text:p>-0.8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7" table:number-columns-repeated="2"/>
          <table:table-cell table:style-name="ce80" office:value-type="float" office:value="-0.400689297757018" calcext:value-type="float">
            <text:p>-0.40069</text:p>
          </table:table-cell>
          <table:table-cell table:style-name="ce84" office:value-type="float" office:value="-0.450775459976646" calcext:value-type="float">
            <text:p>-0.45078</text:p>
          </table:table-cell>
          <table:table-cell table:style-name="ce84" office:value-type="float" office:value="-0.450775459976646" calcext:value-type="float">
            <text:p>-0.45078</text:p>
          </table:table-cell>
          <table:table-cell table:style-name="ce90" office:value-type="float" office:value="0.500861622196273" calcext:value-type="float">
            <text:p>0.50086</text:p>
          </table:table-cell>
          <table:table-cell table:style-name="ce77"/>
          <table:table-cell table:style-name="ce19" office:value-type="float" office:value="0.500861622196273" calcext:value-type="float">
            <text:p>0.50086</text:p>
          </table:table-cell>
          <table:table-cell table:style-name="ce77"/>
          <table:table-cell table:style-name="ce80" office:value-type="float" office:value="0.500861622196273" calcext:value-type="float">
            <text:p>0.50086</text:p>
          </table:table-cell>
          <table:table-cell table:style-name="ce19" office:value-type="float" office:value="0.225431168728278" calcext:value-type="float">
            <text:p>0.22543</text:p>
          </table:table-cell>
          <table:table-cell table:style-name="ce19" office:value-type="float" office:value="-0.763822427703385" calcext:value-type="float">
            <text:p>-0.76382</text:p>
          </table:table-cell>
          <table:table-cell table:style-name="ce19" office:value-type="float" office:value="-1.42785774560963" calcext:value-type="float">
            <text:p>-1.42786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19" calcext:value-type="float">
            <text:p>-0.19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/>
          <table:table-cell table:style-name="ce66"/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78" table:number-matrix-columns-spanned="4" table:number-matrix-rows-spanned="5" table:formula="of:=MMULT([.K17:.K21];TRANSPOSE(['RAN Forward'.A25:.A28]))" office:value-type="float" office:value="-0.00274970456726177" calcext:value-type="float">
            <text:p>-0.00275</text:p>
          </table:table-cell>
          <table:table-cell table:style-name="ce83" office:value-type="float" office:value="-0.00309341763816949" calcext:value-type="float">
            <text:p>-0.00309</text:p>
          </table:table-cell>
          <table:table-cell table:style-name="ce83" office:value-type="float" office:value="-0.00309341763816949" calcext:value-type="float">
            <text:p>-0.00309</text:p>
          </table:table-cell>
          <table:table-cell table:style-name="ce88" office:value-type="float" office:value="0.00343713070907721" calcext:value-type="float">
            <text:p>0.00344</text:p>
          </table:table-cell>
          <table:table-cell table:style-name="ce77"/>
          <table:table-cell table:style-name="ce17" table:number-matrix-columns-spanned="1" table:number-matrix-rows-spanned="5" table:formula="of:=[.K17:.K21]" office:value-type="float" office:value="0.00343713070907721" calcext:value-type="float">
            <text:p>0.00344</text:p>
          </table:table-cell>
          <table:table-cell/>
          <table:table-cell table:style-name="ce297" table:number-matrix-columns-spanned="1" table:number-matrix-rows-spanned="5" table:formula="of:=['RAN Forward'.J25:.J29]*(1-['RAN Forward'.J25:.J29])" office:value-type="float" office:value="0.200216660078034" calcext:value-type="float">
            <text:p>0.20022</text:p>
          </table:table-cell>
          <table:table-cell table:style-name="ce300" table:number-matrix-columns-spanned="1" table:number-matrix-rows-spanned="5" table:formula="of:=['RAN Forward'.K25:.K29]*(1-['RAN Forward'.K25:.K29])" office:value-type="float" office:value="0.080806531411352" calcext:value-type="float">
            <text:p>0.08081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0.0090979235160058" calcext:value-type="float">
            <text:p>0.00910</text:p>
          </table:table-cell>
          <table:table-cell table:style-name="ce20" office:value-type="float" office:value="0.0102351639555065" calcext:value-type="float">
            <text:p>0.01024</text:p>
          </table:table-cell>
          <table:table-cell table:style-name="ce20" office:value-type="float" office:value="0.0102351639555065" calcext:value-type="float">
            <text:p>0.01024</text:p>
          </table:table-cell>
          <table:table-cell table:style-name="ce89" office:value-type="float" office:value="-0.0113724043950072" calcext:value-type="float">
            <text:p>-0.01137</text:p>
          </table:table-cell>
          <table:table-cell table:style-name="ce77"/>
          <table:table-cell table:style-name="ce18" office:value-type="float" office:value="-0.0113724043950072" calcext:value-type="float">
            <text:p>-0.01137</text:p>
          </table:table-cell>
          <table:table-cell/>
          <table:table-cell table:style-name="ce298" office:value-type="float" office:value="0.187369879547521" calcext:value-type="float">
            <text:p>0.18737</text:p>
          </table:table-cell>
          <table:table-cell table:style-name="ce301" office:value-type="float" office:value="0.148199946284788" calcext:value-type="float">
            <text:p>0.14820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0.00633006259885152" calcext:value-type="float">
            <text:p>0.00633</text:p>
          </table:table-cell>
          <table:table-cell table:style-name="ce20" office:value-type="float" office:value="0.00712132042370796" calcext:value-type="float">
            <text:p>0.00712</text:p>
          </table:table-cell>
          <table:table-cell table:style-name="ce20" office:value-type="float" office:value="0.00712132042370796" calcext:value-type="float">
            <text:p>0.00712</text:p>
          </table:table-cell>
          <table:table-cell table:style-name="ce89" office:value-type="float" office:value="-0.0079125782485644" calcext:value-type="float">
            <text:p>-0.00791</text:p>
          </table:table-cell>
          <table:table-cell table:style-name="ce77"/>
          <table:table-cell table:style-name="ce18" office:value-type="float" office:value="-0.0079125782485644" calcext:value-type="float">
            <text:p>-0.00791</text:p>
          </table:table-cell>
          <table:table-cell/>
          <table:table-cell table:style-name="ce298" office:value-type="float" office:value="0.24751657271186" calcext:value-type="float">
            <text:p>0.24752</text:p>
          </table:table-cell>
          <table:table-cell table:style-name="ce301" office:value-type="float" office:value="0.0460011023696418" calcext:value-type="float">
            <text:p>0.04600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-0.214397721524475" calcext:value-type="float">
            <text:p>-0.21440</text:p>
          </table:table-cell>
          <table:table-cell table:style-name="ce20" office:value-type="float" office:value="-0.241197436715034" calcext:value-type="float">
            <text:p>-0.24120</text:p>
          </table:table-cell>
          <table:table-cell table:style-name="ce20" office:value-type="float" office:value="-0.241197436715034" calcext:value-type="float">
            <text:p>-0.24120</text:p>
          </table:table-cell>
          <table:table-cell table:style-name="ce89" office:value-type="float" office:value="0.267997151905593" calcext:value-type="float">
            <text:p>0.26800</text:p>
          </table:table-cell>
          <table:table-cell table:style-name="ce77"/>
          <table:table-cell table:style-name="ce18" office:value-type="float" office:value="0.267997151905593" calcext:value-type="float">
            <text:p>0.26800</text:p>
          </table:table-cell>
          <table:table-cell/>
          <table:table-cell table:style-name="ce298" office:value-type="float" office:value="0.14725508245934" calcext:value-type="float">
            <text:p>0.14726</text:p>
          </table:table-cell>
          <table:table-cell table:style-name="ce301" office:value-type="float" office:value="0.219443116677423" calcext:value-type="float">
            <text:p>0.21944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80" office:value-type="float" office:value="-0.180344934982622" calcext:value-type="float">
            <text:p>-0.18034</text:p>
          </table:table-cell>
          <table:table-cell table:style-name="ce84" office:value-type="float" office:value="-0.20288805185545" calcext:value-type="float">
            <text:p>-0.20289</text:p>
          </table:table-cell>
          <table:table-cell table:style-name="ce84" office:value-type="float" office:value="-0.20288805185545" calcext:value-type="float">
            <text:p>-0.20289</text:p>
          </table:table-cell>
          <table:table-cell table:style-name="ce90" office:value-type="float" office:value="0.225431168728278" calcext:value-type="float">
            <text:p>0.22543</text:p>
          </table:table-cell>
          <table:table-cell table:style-name="ce77"/>
          <table:table-cell table:style-name="ce19" office:value-type="float" office:value="0.225431168728278" calcext:value-type="float">
            <text:p>0.22543</text:p>
          </table:table-cell>
          <table:table-cell/>
          <table:table-cell table:style-name="ce299" office:value-type="float" office:value="0.24877899058367" calcext:value-type="float">
            <text:p>0.24878</text:p>
          </table:table-cell>
          <table:table-cell table:style-name="ce302" office:value-type="float" office:value="0.237758959911129" calcext:value-type="float">
            <text:p>0.23776</text:p>
          </table:table-cell>
          <table:table-cell table:style-name="ce65"/>
          <table:table-cell table:style-name="ce167"/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7" table:number-columns-repeated="5"/>
          <table:table-cell table:style-name="ce83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49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53"/>
          <table:table-cell table:style-name="ce253"/>
          <table:table-cell table:style-name="ce253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50" table:number-matrix-columns-spanned="4" table:number-matrix-rows-spanned="5" table:formula="of:=MMULT([.L17:.L21];TRANSPOSE(['RAN Forward'.A25:.A28]))" office:value-type="float" office:value="0.124668914961908" calcext:value-type="float">
            <text:p>0.12467</text:p>
          </table:table-cell>
          <table:table-cell table:style-name="ce83" office:value-type="float" office:value="0.140252529332146" calcext:value-type="float">
            <text:p>0.14025</text:p>
          </table:table-cell>
          <table:table-cell table:style-name="ce83" office:value-type="float" office:value="0.140252529332146" calcext:value-type="float">
            <text:p>0.14025</text:p>
          </table:table-cell>
          <table:table-cell table:style-name="ce88" office:value-type="float" office:value="-0.155836143702385" calcext:value-type="float">
            <text:p>-0.15584</text:p>
          </table:table-cell>
          <table:table-cell table:style-name="ce77"/>
          <table:table-cell table:style-name="ce17" table:number-matrix-columns-spanned="1" table:number-matrix-rows-spanned="5" table:formula="of:=[.L17:.L21]" office:value-type="float" office:value="-0.155836143702385" calcext:value-type="float">
            <text:p>-0.1558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0.0776764396880631" calcext:value-type="float">
            <text:p>0.07768</text:p>
          </table:table-cell>
          <table:table-cell table:style-name="ce20" office:value-type="float" office:value="0.087385994649071" calcext:value-type="float">
            <text:p>0.08739</text:p>
          </table:table-cell>
          <table:table-cell table:style-name="ce20" office:value-type="float" office:value="0.087385994649071" calcext:value-type="float">
            <text:p>0.08739</text:p>
          </table:table-cell>
          <table:table-cell table:style-name="ce89" office:value-type="float" office:value="-0.0970955496100789" calcext:value-type="float">
            <text:p>-0.09710</text:p>
          </table:table-cell>
          <table:table-cell table:style-name="ce77"/>
          <table:table-cell table:style-name="ce18" office:value-type="float" office:value="-0.0970955496100789" calcext:value-type="float">
            <text:p>-0.0971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-0.259723990725677" calcext:value-type="float">
            <text:p>-0.25972</text:p>
          </table:table-cell>
          <table:table-cell table:style-name="ce20" office:value-type="float" office:value="-0.292189489566387" calcext:value-type="float">
            <text:p>-0.29219</text:p>
          </table:table-cell>
          <table:table-cell table:style-name="ce20" office:value-type="float" office:value="-0.292189489566387" calcext:value-type="float">
            <text:p>-0.29219</text:p>
          </table:table-cell>
          <table:table-cell table:style-name="ce89" office:value-type="float" office:value="0.324654988407097" calcext:value-type="float">
            <text:p>0.32465</text:p>
          </table:table-cell>
          <table:table-cell table:style-name="ce77"/>
          <table:table-cell table:style-name="ce18" office:value-type="float" office:value="0.324654988407097" calcext:value-type="float">
            <text:p>0.324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1.11918916201337" calcext:value-type="float">
            <text:p>1.11919</text:p>
          </table:table-cell>
          <table:table-cell table:style-name="ce20" office:value-type="float" office:value="1.25908780726504" calcext:value-type="float">
            <text:p>1.25909</text:p>
          </table:table-cell>
          <table:table-cell table:style-name="ce20" office:value-type="float" office:value="1.25908780726504" calcext:value-type="float">
            <text:p>1.25909</text:p>
          </table:table-cell>
          <table:table-cell table:style-name="ce89" office:value-type="float" office:value="-1.39898645251672" calcext:value-type="float">
            <text:p>-1.39899</text:p>
          </table:table-cell>
          <table:table-cell table:style-name="ce77"/>
          <table:table-cell table:style-name="ce18" office:value-type="float" office:value="-1.39898645251672" calcext:value-type="float">
            <text:p>-1.39899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80" office:value-type="float" office:value="0.611057942162708" calcext:value-type="float">
            <text:p>0.61106</text:p>
          </table:table-cell>
          <table:table-cell table:style-name="ce84" office:value-type="float" office:value="0.687440184933047" calcext:value-type="float">
            <text:p>0.68744</text:p>
          </table:table-cell>
          <table:table-cell table:style-name="ce84" office:value-type="float" office:value="0.687440184933047" calcext:value-type="float">
            <text:p>0.68744</text:p>
          </table:table-cell>
          <table:table-cell table:style-name="ce90" office:value-type="float" office:value="-0.763822427703385" calcext:value-type="float">
            <text:p>-0.76382</text:p>
          </table:table-cell>
          <table:table-cell table:style-name="ce77"/>
          <table:table-cell table:style-name="ce19" office:value-type="float" office:value="-0.763822427703385" calcext:value-type="float">
            <text:p>-0.76382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2:00:42.741564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6-27T13:19:10.827857648</dc:date>
    <meta:editing-duration>P2DT9H48M11S</meta:editing-duration>
    <meta:editing-cycles>204</meta:editing-cycles>
    <meta:generator>LibreOffice/5.1.6.2$Linux_X86_64 LibreOffice_project/10m0$Build-2</meta:generator>
    <meta:document-statistic meta:table-count="12" meta:cell-count="3092" meta:object-count="0"/>
  </office:meta>
</office:document-meta>
</file>